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24pt" style:font-size-asian="24pt" style:font-size-complex="24pt" fo:background-color="#FFFF00"/>
    </style:style>
    <style:style style:name="TableColumn4" style:family="table-column">
      <style:table-column-properties style:column-width="1.9687in"/>
    </style:style>
    <style:style style:name="Table3" style:family="table">
      <style:table-properties style:width="1.9687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TableRow8" style:family="table-row">
      <style:table-row-properties/>
    </style:style>
    <style:style style:name="TableCell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P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" style:family="table-column">
      <style:table-column-properties style:column-width="0.0666in"/>
    </style:style>
    <style:style style:name="Table12" style:family="table">
      <style:table-properties style:width="0.0666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" style:family="table-column">
      <style:table-column-properties style:column-width="2.352in"/>
    </style:style>
    <style:style style:name="Table21" style:family="table">
      <style:table-properties style:width="2.352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31" style:family="table-column">
      <style:table-column-properties style:column-width="1.4861in"/>
    </style:style>
    <style:style style:name="Table30" style:family="table">
      <style:table-properties style:width="1.4861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0" style:family="table-column">
      <style:table-column-properties style:column-width="0.0666in"/>
    </style:style>
    <style:style style:name="Table39" style:family="table">
      <style:table-properties style:width="0.0666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9" style:family="table-column">
      <style:table-column-properties style:column-width="2.8972in"/>
    </style:style>
    <style:style style:name="Table48" style:family="table">
      <style:table-properties style:width="2.8972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58" style:family="table-column">
      <style:table-column-properties style:column-width="3.0354in"/>
    </style:style>
    <style:style style:name="Table57" style:family="table">
      <style:table-properties style:width="3.0354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67" style:family="table-column">
      <style:table-column-properties style:column-width="3.8548in"/>
    </style:style>
    <style:style style:name="Table66" style:family="table">
      <style:table-properties style:width="3.8548in" fo:margin-left="0in" table:align="left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76" style:family="table-column">
      <style:table-column-properties style:column-width="5.502in"/>
    </style:style>
    <style:style style:name="Table75" style:family="table">
      <style:table-properties style:width="5.502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85" style:family="table-column">
      <style:table-column-properties style:column-width="5.502in"/>
    </style:style>
    <style:style style:name="Table84" style:family="table">
      <style:table-properties style:width="5.502in" fo:margin-left="0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89" style:family="table-row">
      <style:table-row-properties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94" style:family="table-column">
      <style:table-column-properties style:column-width="5.1173in"/>
    </style:style>
    <style:style style:name="Table93" style:family="table">
      <style:table-properties style:width="5.1173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03" style:family="table-column">
      <style:table-column-properties style:column-width="5.2152in"/>
    </style:style>
    <style:style style:name="Table102" style:family="table">
      <style:table-properties style:width="5.2152in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07" style:family="table-row">
      <style:table-row-properties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12" style:family="table-column">
      <style:table-column-properties style:column-width="0.7909in"/>
    </style:style>
    <style:style style:name="Table111" style:family="table">
      <style:table-properties style:width="0.7909in" fo:margin-left="0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21" style:family="table-column">
      <style:table-column-properties style:column-width="1.6611in"/>
    </style:style>
    <style:style style:name="Table120" style:family="table">
      <style:table-properties style:width="1.6611in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0" style:family="table-column">
      <style:table-column-properties style:column-width="1.7965in"/>
    </style:style>
    <style:style style:name="Table129" style:family="table">
      <style:table-properties style:width="1.7965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9" style:family="table-column">
      <style:table-column-properties style:column-width="3.0145in"/>
    </style:style>
    <style:style style:name="Table138" style:family="table">
      <style:table-properties style:width="3.0145in" fo:margin-left="0in" table:align="left"/>
    </style:style>
    <style:style style:name="TableRow140" style:family="table-row">
      <style:table-row-properties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43" style:family="table-row">
      <style:table-row-properties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48" style:family="table-column">
      <style:table-column-properties style:column-width="3.0145in"/>
    </style:style>
    <style:style style:name="Table147" style:family="table">
      <style:table-properties style:width="3.0145in" fo:margin-left="0in" table:align="left"/>
    </style:style>
    <style:style style:name="TableRow149" style:family="table-row">
      <style:table-row-properties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57" style:family="table-column">
      <style:table-column-properties style:column-width="3.0145in"/>
    </style:style>
    <style:style style:name="Table156" style:family="table">
      <style:table-properties style:width="3.0145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61" style:family="table-row">
      <style:table-row-properties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66" style:family="table-column">
      <style:table-column-properties style:column-width="3.0145in"/>
    </style:style>
    <style:style style:name="Table165" style:family="table">
      <style:table-properties style:width="3.0145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0" style:family="table-row">
      <style:table-row-properties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75" style:family="table-column">
      <style:table-column-properties style:column-width="3.0145in"/>
    </style:style>
    <style:style style:name="Table174" style:family="table">
      <style:table-properties style:width="3.0145in" fo:margin-left="0in" table:align="left"/>
    </style:style>
    <style:style style:name="TableRow176" style:family="table-row">
      <style:table-row-properties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9" style:family="table-row">
      <style:table-row-properties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84" style:family="table-column">
      <style:table-column-properties style:column-width="3.0145in"/>
    </style:style>
    <style:style style:name="Table183" style:family="table">
      <style:table-properties style:width="3.0145in" fo:margin-left="0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93" style:family="table-column">
      <style:table-column-properties style:column-width="3.0145in"/>
    </style:style>
    <style:style style:name="Table192" style:family="table">
      <style:table-properties style:width="3.0145in" fo:margin-left="0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97" style:family="table-row">
      <style:table-row-properties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02" style:family="table-column">
      <style:table-column-properties style:column-width="3.0145in"/>
    </style:style>
    <style:style style:name="Table201" style:family="table">
      <style:table-properties style:width="3.0145in" fo:margin-left="0in" table:align="left"/>
    </style:style>
    <style:style style:name="TableRow203" style:family="table-row">
      <style:table-row-properties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11" style:family="table-column">
      <style:table-column-properties style:column-width="3.0145in"/>
    </style:style>
    <style:style style:name="Table210" style:family="table">
      <style:table-properties style:width="3.0145in" fo:margin-left="0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0" style:family="table-column">
      <style:table-column-properties style:column-width="3.0145in"/>
    </style:style>
    <style:style style:name="Table219" style:family="table">
      <style:table-properties style:width="3.0145in" fo:margin-left="0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24" style:family="table-row">
      <style:table-row-properties/>
    </style:style>
    <style:style style:name="TableCell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9" style:family="table-column">
      <style:table-column-properties style:column-width="2.9729in"/>
    </style:style>
    <style:style style:name="Table228" style:family="table">
      <style:table-properties style:width="2.9729in" fo:margin-left="0in" table:align="left"/>
    </style:style>
    <style:style style:name="TableRow230" style:family="table-row">
      <style:table-row-properties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33" style:family="table-row">
      <style:table-row-properties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38" style:family="table-column">
      <style:table-column-properties style:column-width="0.1888in"/>
    </style:style>
    <style:style style:name="Table237" style:family="table">
      <style:table-properties style:width="0.1888in" fo:margin-left="0in" table:align="left"/>
    </style:style>
    <style:style style:name="TableRow239" style:family="table-row">
      <style:table-row-properties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42" style:family="table-row">
      <style:table-row-properties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47" style:family="table-column">
      <style:table-column-properties style:column-width="0.0666in"/>
    </style:style>
    <style:style style:name="Table246" style:family="table">
      <style:table-properties style:width="0.0666in" fo:margin-left="0in" table:align="left"/>
    </style:style>
    <style:style style:name="TableRow248" style:family="table-row">
      <style:table-row-properties/>
    </style:style>
    <style:style style:name="TableCell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51" style:family="table-row">
      <style:table-row-properties/>
    </style:style>
    <style:style style:name="TableCell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56" style:family="table-column">
      <style:table-column-properties style:column-width="1.8888in"/>
    </style:style>
    <style:style style:name="Table255" style:family="table">
      <style:table-properties style:width="1.8888in" fo:margin-left="0in" table:align="left"/>
    </style:style>
    <style:style style:name="TableRow257" style:family="table-row">
      <style:table-row-properties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60" style:family="table-row">
      <style:table-row-properties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65" style:family="table-column">
      <style:table-column-properties style:column-width="2.0145in"/>
    </style:style>
    <style:style style:name="Table264" style:family="table">
      <style:table-properties style:width="2.0145in" fo:margin-left="0in" table:align="left"/>
    </style:style>
    <style:style style:name="TableRow266" style:family="table-row">
      <style:table-row-properties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69" style:family="table-row">
      <style:table-row-properties/>
    </style:style>
    <style:style style:name="TableCell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74" style:family="table-column">
      <style:table-column-properties style:column-width="2.0145in"/>
    </style:style>
    <style:style style:name="Table273" style:family="table">
      <style:table-properties style:width="2.0145in" fo:margin-left="0in" table:align="left"/>
    </style:style>
    <style:style style:name="TableRow275" style:family="table-row">
      <style:table-row-properties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78" style:family="table-row">
      <style:table-row-properties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83" style:family="table-column">
      <style:table-column-properties style:column-width="2.0145in"/>
    </style:style>
    <style:style style:name="Table282" style:family="table">
      <style:table-properties style:width="2.0145in" fo:margin-left="0in" table:align="left"/>
    </style:style>
    <style:style style:name="TableRow284" style:family="table-row">
      <style:table-row-properties/>
    </style:style>
    <style:style style:name="TableCell2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87" style:family="table-row">
      <style:table-row-properties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92" style:family="table-column">
      <style:table-column-properties style:column-width="2.0145in"/>
    </style:style>
    <style:style style:name="Table291" style:family="table">
      <style:table-properties style:width="2.0145in" fo:margin-left="0in" table:align="left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96" style:family="table-row">
      <style:table-row-properties/>
    </style:style>
    <style:style style:name="TableCell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301" style:family="table-column">
      <style:table-column-properties style:column-width="2.0145in"/>
    </style:style>
    <style:style style:name="Table300" style:family="table">
      <style:table-properties style:width="2.0145in" fo:margin-left="0in" table:align="left"/>
    </style:style>
    <style:style style:name="TableRow302" style:family="table-row">
      <style:table-row-properties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05" style:family="table-row">
      <style:table-row-properties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310" style:family="table-column">
      <style:table-column-properties style:column-width="2.0145in"/>
    </style:style>
    <style:style style:name="Table309" style:family="table">
      <style:table-properties style:width="2.0145in" fo:margin-left="0in" table:align="left"/>
    </style:style>
    <style:style style:name="TableRow311" style:family="table-row">
      <style:table-row-properties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14" style:family="table-row">
      <style:table-row-properties/>
    </style:style>
    <style:style style:name="TableCell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319" style:family="table-column">
      <style:table-column-properties style:column-width="2.0145in"/>
    </style:style>
    <style:style style:name="Table318" style:family="table">
      <style:table-properties style:width="2.0145in" fo:margin-left="0in" table:align="left"/>
    </style:style>
    <style:style style:name="TableRow320" style:family="table-row">
      <style:table-row-properties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23" style:family="table-row">
      <style:table-row-properties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328" style:family="table-column">
      <style:table-column-properties style:column-width="2.0145in"/>
    </style:style>
    <style:style style:name="Table327" style:family="table">
      <style:table-properties style:width="2.0145in" fo:margin-left="0in" table:align="left"/>
    </style:style>
    <style:style style:name="TableRow329" style:family="table-row">
      <style:table-row-properties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32" style:family="table-row">
      <style:table-row-properties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337" style:family="table-column">
      <style:table-column-properties style:column-width="2.0145in"/>
    </style:style>
    <style:style style:name="Table336" style:family="table">
      <style:table-properties style:width="2.0145in" fo:margin-left="0in" table:align="left"/>
    </style:style>
    <style:style style:name="TableRow338" style:family="table-row">
      <style:table-row-properties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41" style:family="table-row">
      <style:table-row-properties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346" style:family="table-column">
      <style:table-column-properties style:column-width="2.0145in"/>
    </style:style>
    <style:style style:name="Table345" style:family="table">
      <style:table-properties style:width="2.0145in" fo:margin-left="0in" table:align="left"/>
    </style:style>
    <style:style style:name="TableRow347" style:family="table-row">
      <style:table-row-properties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50" style:family="table-row">
      <style:table-row-properties/>
    </style:style>
    <style:style style:name="TableCell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355" style:family="table-column">
      <style:table-column-properties style:column-width="1.9729in"/>
    </style:style>
    <style:style style:name="Table354" style:family="table">
      <style:table-properties style:width="1.9729in" fo:margin-left="0in" table:align="left"/>
    </style:style>
    <style:style style:name="TableRow356" style:family="table-row">
      <style:table-row-properties/>
    </style:style>
    <style:style style:name="TableCell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59" style:family="table-row">
      <style:table-row-properties/>
    </style:style>
    <style:style style:name="TableCell3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364" style:family="table-column">
      <style:table-column-properties style:column-width="0.143in"/>
    </style:style>
    <style:style style:name="Table363" style:family="table">
      <style:table-properties style:width="0.143in" fo:margin-left="0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68" style:family="table-row">
      <style:table-row-properties/>
    </style:style>
    <style:style style:name="TableCell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373" style:family="table-column">
      <style:table-column-properties style:column-width="0.0666in"/>
    </style:style>
    <style:style style:name="Table372" style:family="table">
      <style:table-properties style:width="0.0666in" fo:margin-left="0in" table:align="left"/>
    </style:style>
    <style:style style:name="TableRow374" style:family="table-row">
      <style:table-row-properties/>
    </style:style>
    <style:style style:name="TableCell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77" style:family="table-row">
      <style:table-row-properties/>
    </style:style>
    <style:style style:name="TableCell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382" style:family="table-column">
      <style:table-column-properties style:column-width="0.8375in"/>
    </style:style>
    <style:style style:name="Table381" style:family="table">
      <style:table-properties style:width="0.8375in" fo:margin-left="0in" table:align="left"/>
    </style:style>
    <style:style style:name="TableRow383" style:family="table-row">
      <style:table-row-properties/>
    </style:style>
    <style:style style:name="TableCell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391" style:family="table-column">
      <style:table-column-properties style:column-width="0.8375in"/>
    </style:style>
    <style:style style:name="Table390" style:family="table">
      <style:table-properties style:width="0.8375in" fo:margin-left="0in" table:align="left"/>
    </style:style>
    <style:style style:name="TableRow392" style:family="table-row">
      <style:table-row-properties/>
    </style:style>
    <style:style style:name="TableCell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395" style:family="table-row">
      <style:table-row-properties/>
    </style:style>
    <style:style style:name="TableCell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00" style:family="table-column">
      <style:table-column-properties style:column-width="0.6611in"/>
    </style:style>
    <style:style style:name="Table399" style:family="table">
      <style:table-properties style:width="0.6611in" fo:margin-left="0in" table:align="left"/>
    </style:style>
    <style:style style:name="TableRow401" style:family="table-row">
      <style:table-row-properties/>
    </style:style>
    <style:style style:name="TableCell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404" style:family="table-row">
      <style:table-row-properties/>
    </style:style>
    <style:style style:name="TableCell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4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09" style:family="table-column">
      <style:table-column-properties style:column-width="0.7909in"/>
    </style:style>
    <style:style style:name="Table408" style:family="table">
      <style:table-properties style:width="0.7909in" fo:margin-left="0in" table:align="left"/>
    </style:style>
    <style:style style:name="TableRow410" style:family="table-row">
      <style:table-row-properties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413" style:family="table-row">
      <style:table-row-properties/>
    </style:style>
    <style:style style:name="TableCell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4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18" style:family="table-column">
      <style:table-column-properties style:column-width="3.6673in"/>
    </style:style>
    <style:style style:name="Table417" style:family="table">
      <style:table-properties style:width="3.6673in" fo:margin-left="0in" table:align="left"/>
    </style:style>
    <style:style style:name="TableRow419" style:family="table-row">
      <style:table-row-properties/>
    </style:style>
    <style:style style:name="TableCell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422" style:family="table-row">
      <style:table-row-properties/>
    </style:style>
    <style:style style:name="TableCell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4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27" style:family="table-column">
      <style:table-column-properties style:column-width="3.0923in"/>
    </style:style>
    <style:style style:name="Table426" style:family="table">
      <style:table-properties style:width="3.0923in" fo:margin-left="0in" table:align="left"/>
    </style:style>
    <style:style style:name="TableRow428" style:family="table-row">
      <style:table-row-properties/>
    </style:style>
    <style:style style:name="TableCell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431" style:family="table-row">
      <style:table-row-properties/>
    </style:style>
    <style:style style:name="TableCell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4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36" style:family="table-column">
      <style:table-column-properties style:column-width="2.3756in"/>
    </style:style>
    <style:style style:name="Table435" style:family="table">
      <style:table-properties style:width="2.3756in" fo:margin-left="0in" table:align="left"/>
    </style:style>
    <style:style style:name="TableRow437" style:family="table-row">
      <style:table-row-properties/>
    </style:style>
    <style:style style:name="TableCell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440" style:family="table-row">
      <style:table-row-properties/>
    </style:style>
    <style:style style:name="TableCell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4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45" style:family="table-column">
      <style:table-column-properties style:column-width="2.5437in"/>
    </style:style>
    <style:style style:name="Table444" style:family="table">
      <style:table-properties style:width="2.5437in" fo:margin-left="0in" table:align="left"/>
    </style:style>
    <style:style style:name="TableRow446" style:family="table-row">
      <style:table-row-properties/>
    </style:style>
    <style:style style:name="TableCell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449" style:family="table-row">
      <style:table-row-properties/>
    </style:style>
    <style:style style:name="TableCell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4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54" style:family="table-column">
      <style:table-column-properties style:column-width="2.7104in"/>
    </style:style>
    <style:style style:name="Table453" style:family="table">
      <style:table-properties style:width="2.7104in" fo:margin-left="0in" table:align="left"/>
    </style:style>
    <style:style style:name="TableRow455" style:family="table-row">
      <style:table-row-properties/>
    </style:style>
    <style:style style:name="TableCell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458" style:family="table-row">
      <style:table-row-properties/>
    </style:style>
    <style:style style:name="TableCell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4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63" style:family="table-column">
      <style:table-column-properties style:column-width="2.7104in"/>
    </style:style>
    <style:style style:name="Table462" style:family="table">
      <style:table-properties style:width="2.7104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467" style:family="table-row">
      <style:table-row-properties/>
    </style:style>
    <style:style style:name="TableCell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4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72" style:family="table-column">
      <style:table-column-properties style:column-width="2.7104in"/>
    </style:style>
    <style:style style:name="Table471" style:family="table">
      <style:table-properties style:width="2.7104in" fo:margin-left="0in" table:align="left"/>
    </style:style>
    <style:style style:name="TableRow473" style:family="table-row">
      <style:table-row-properties/>
    </style:style>
    <style:style style:name="TableCell4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476" style:family="table-row">
      <style:table-row-properties/>
    </style:style>
    <style:style style:name="TableCell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4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81" style:family="table-column">
      <style:table-column-properties style:column-width="2.5437in"/>
    </style:style>
    <style:style style:name="Table480" style:family="table">
      <style:table-properties style:width="2.5437in" fo:margin-left="0in" table:align="left"/>
    </style:style>
    <style:style style:name="TableRow482" style:family="table-row">
      <style:table-row-properties/>
    </style:style>
    <style:style style:name="TableCell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485" style:family="table-row">
      <style:table-row-properties/>
    </style:style>
    <style:style style:name="TableCell4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4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90" style:family="table-column">
      <style:table-column-properties style:column-width="2.7118in"/>
    </style:style>
    <style:style style:name="Table489" style:family="table">
      <style:table-properties style:width="2.7118in" fo:margin-left="0in" table:align="left"/>
    </style:style>
    <style:style style:name="TableRow491" style:family="table-row">
      <style:table-row-properties/>
    </style:style>
    <style:style style:name="TableCell4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494" style:family="table-row">
      <style:table-row-properties/>
    </style:style>
    <style:style style:name="TableCell4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4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499" style:family="table-column">
      <style:table-column-properties style:column-width="2.8784in"/>
    </style:style>
    <style:style style:name="Table498" style:family="table">
      <style:table-properties style:width="2.8784in" fo:margin-left="0in" table:align="left"/>
    </style:style>
    <style:style style:name="TableRow500" style:family="table-row">
      <style:table-row-properties/>
    </style:style>
    <style:style style:name="TableCell5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503" style:family="table-row">
      <style:table-row-properties/>
    </style:style>
    <style:style style:name="TableCell5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508" style:family="table-column">
      <style:table-column-properties style:column-width="2.8784in"/>
    </style:style>
    <style:style style:name="Table507" style:family="table">
      <style:table-properties style:width="2.8784in" fo:margin-left="0in" table:align="left"/>
    </style:style>
    <style:style style:name="TableRow509" style:family="table-row">
      <style:table-row-properties/>
    </style:style>
    <style:style style:name="TableCell5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512" style:family="table-row">
      <style:table-row-properties/>
    </style:style>
    <style:style style:name="TableCell5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517" style:family="table-column">
      <style:table-column-properties style:column-width="2.8784in"/>
    </style:style>
    <style:style style:name="Table516" style:family="table">
      <style:table-properties style:width="2.8784in" fo:margin-left="0in" table:align="left"/>
    </style:style>
    <style:style style:name="TableRow518" style:family="table-row">
      <style:table-row-properties/>
    </style:style>
    <style:style style:name="TableCell5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521" style:family="table-row">
      <style:table-row-properties/>
    </style:style>
    <style:style style:name="TableCell5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526" style:family="table-column">
      <style:table-column-properties style:column-width="2.7104in"/>
    </style:style>
    <style:style style:name="Table525" style:family="table">
      <style:table-properties style:width="2.7104in" fo:margin-left="0in" table:align="left"/>
    </style:style>
    <style:style style:name="TableRow527" style:family="table-row">
      <style:table-row-properties/>
    </style:style>
    <style:style style:name="TableCell5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530" style:family="table-row">
      <style:table-row-properties/>
    </style:style>
    <style:style style:name="TableCell5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535" style:family="table-column">
      <style:table-column-properties style:column-width="2.8784in"/>
    </style:style>
    <style:style style:name="Table534" style:family="table">
      <style:table-properties style:width="2.8784in" fo:margin-left="0in" table:align="left"/>
    </style:style>
    <style:style style:name="TableRow536" style:family="table-row">
      <style:table-row-properties/>
    </style:style>
    <style:style style:name="TableCell5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539" style:family="table-row">
      <style:table-row-properties/>
    </style:style>
    <style:style style:name="TableCell5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544" style:family="table-column">
      <style:table-column-properties style:column-width="3.0451in"/>
    </style:style>
    <style:style style:name="Table543" style:family="table">
      <style:table-properties style:width="3.0451in" fo:margin-left="0in" table:align="left"/>
    </style:style>
    <style:style style:name="TableRow545" style:family="table-row">
      <style:table-row-properties/>
    </style:style>
    <style:style style:name="TableCell5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548" style:family="table-row">
      <style:table-row-properties/>
    </style:style>
    <style:style style:name="TableCell5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553" style:family="table-column">
      <style:table-column-properties style:column-width="3.0451in"/>
    </style:style>
    <style:style style:name="Table552" style:family="table">
      <style:table-properties style:width="3.0451in" fo:margin-left="0in" table:align="left"/>
    </style:style>
    <style:style style:name="TableRow554" style:family="table-row">
      <style:table-row-properties/>
    </style:style>
    <style:style style:name="TableCell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557" style:family="table-row">
      <style:table-row-properties/>
    </style:style>
    <style:style style:name="TableCell5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562" style:family="table-column">
      <style:table-column-properties style:column-width="3.0451in"/>
    </style:style>
    <style:style style:name="Table561" style:family="table">
      <style:table-properties style:width="3.0451in" fo:margin-left="0in" table:align="left"/>
    </style:style>
    <style:style style:name="TableRow563" style:family="table-row">
      <style:table-row-properties/>
    </style:style>
    <style:style style:name="TableCell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566" style:family="table-row">
      <style:table-row-properties/>
    </style:style>
    <style:style style:name="TableCell5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571" style:family="table-column">
      <style:table-column-properties style:column-width="2.7104in"/>
    </style:style>
    <style:style style:name="Table570" style:family="table">
      <style:table-properties style:width="2.7104in" fo:margin-left="0in" table:align="left"/>
    </style:style>
    <style:style style:name="TableRow572" style:family="table-row">
      <style:table-row-properties/>
    </style:style>
    <style:style style:name="TableCell5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575" style:family="table-row">
      <style:table-row-properties/>
    </style:style>
    <style:style style:name="TableCell5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580" style:family="table-column">
      <style:table-column-properties style:column-width="2.8784in"/>
    </style:style>
    <style:style style:name="Table579" style:family="table">
      <style:table-properties style:width="2.8784in" fo:margin-left="0in" table:align="left"/>
    </style:style>
    <style:style style:name="TableRow581" style:family="table-row">
      <style:table-row-properties/>
    </style:style>
    <style:style style:name="TableCell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584" style:family="table-row">
      <style:table-row-properties/>
    </style:style>
    <style:style style:name="TableCell5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589" style:family="table-column">
      <style:table-column-properties style:column-width="3.0451in"/>
    </style:style>
    <style:style style:name="Table588" style:family="table">
      <style:table-properties style:width="3.0451in" fo:margin-left="0in" table:align="left"/>
    </style:style>
    <style:style style:name="TableRow590" style:family="table-row">
      <style:table-row-properties/>
    </style:style>
    <style:style style:name="TableCell5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593" style:family="table-row">
      <style:table-row-properties/>
    </style:style>
    <style:style style:name="TableCell5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598" style:family="table-column">
      <style:table-column-properties style:column-width="3.0451in"/>
    </style:style>
    <style:style style:name="Table597" style:family="table">
      <style:table-properties style:width="3.0451in" fo:margin-left="0in" table:align="left"/>
    </style:style>
    <style:style style:name="TableRow599" style:family="table-row">
      <style:table-row-properties/>
    </style:style>
    <style:style style:name="TableCell6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602" style:family="table-row">
      <style:table-row-properties/>
    </style:style>
    <style:style style:name="TableCell6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6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607" style:family="table-column">
      <style:table-column-properties style:column-width="3.0451in"/>
    </style:style>
    <style:style style:name="Table606" style:family="table">
      <style:table-properties style:width="3.0451in" fo:margin-left="0in" table:align="left"/>
    </style:style>
    <style:style style:name="TableRow608" style:family="table-row">
      <style:table-row-properties/>
    </style:style>
    <style:style style:name="TableCell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611" style:family="table-row">
      <style:table-row-properties/>
    </style:style>
    <style:style style:name="TableCell6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6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616" style:family="table-column">
      <style:table-column-properties style:column-width="2.877in"/>
    </style:style>
    <style:style style:name="Table615" style:family="table">
      <style:table-properties style:width="2.877in" fo:margin-left="0in" table:align="left"/>
    </style:style>
    <style:style style:name="TableRow617" style:family="table-row">
      <style:table-row-properties/>
    </style:style>
    <style:style style:name="TableCell6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620" style:family="table-row">
      <style:table-row-properties/>
    </style:style>
    <style:style style:name="TableCell6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6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625" style:family="table-column">
      <style:table-column-properties style:column-width="3.0451in"/>
    </style:style>
    <style:style style:name="Table624" style:family="table">
      <style:table-properties style:width="3.0451in" fo:margin-left="0in" table:align="left"/>
    </style:style>
    <style:style style:name="TableRow626" style:family="table-row">
      <style:table-row-properties/>
    </style:style>
    <style:style style:name="TableCell6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629" style:family="table-row">
      <style:table-row-properties/>
    </style:style>
    <style:style style:name="TableCell6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6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634" style:family="table-column">
      <style:table-column-properties style:column-width="3.2118in"/>
    </style:style>
    <style:style style:name="Table633" style:family="table">
      <style:table-properties style:width="3.2118in" fo:margin-left="0in" table:align="left"/>
    </style:style>
    <style:style style:name="TableRow635" style:family="table-row">
      <style:table-row-properties/>
    </style:style>
    <style:style style:name="TableCell6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638" style:family="table-row">
      <style:table-row-properties/>
    </style:style>
    <style:style style:name="TableCell6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6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643" style:family="table-column">
      <style:table-column-properties style:column-width="3.2118in"/>
    </style:style>
    <style:style style:name="Table642" style:family="table">
      <style:table-properties style:width="3.2118in" fo:margin-left="0in" table:align="left"/>
    </style:style>
    <style:style style:name="TableRow644" style:family="table-row">
      <style:table-row-properties/>
    </style:style>
    <style:style style:name="TableCell6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647" style:family="table-row">
      <style:table-row-properties/>
    </style:style>
    <style:style style:name="TableCell6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6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652" style:family="table-column">
      <style:table-column-properties style:column-width="3.2118in"/>
    </style:style>
    <style:style style:name="Table651" style:family="table">
      <style:table-properties style:width="3.2118in" fo:margin-left="0in" table:align="left"/>
    </style:style>
    <style:style style:name="TableRow653" style:family="table-row">
      <style:table-row-properties/>
    </style:style>
    <style:style style:name="TableCell6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656" style:family="table-row">
      <style:table-row-properties/>
    </style:style>
    <style:style style:name="TableCell6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6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661" style:family="table-column">
      <style:table-column-properties style:column-width="0.0666in"/>
    </style:style>
    <style:style style:name="Table660" style:family="table">
      <style:table-properties style:width="0.0666in" fo:margin-left="0in" table:align="left"/>
    </style:style>
    <style:style style:name="TableRow662" style:family="table-row">
      <style:table-row-properties/>
    </style:style>
    <style:style style:name="TableCell6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665" style:family="table-row">
      <style:table-row-properties/>
    </style:style>
    <style:style style:name="TableCell6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6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670" style:family="table-column">
      <style:table-column-properties style:column-width="0.0666in"/>
    </style:style>
    <style:style style:name="Table669" style:family="table">
      <style:table-properties style:width="0.0666in" fo:margin-left="0in" table:align="left"/>
    </style:style>
    <style:style style:name="TableRow671" style:family="table-row">
      <style:table-row-properties/>
    </style:style>
    <style:style style:name="TableCell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674" style:family="table-row">
      <style:table-row-properties/>
    </style:style>
    <style:style style:name="TableCell6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6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679" style:family="table-column">
      <style:table-column-properties style:column-width="6.3in"/>
    </style:style>
    <style:style style:name="Table678" style:family="table">
      <style:table-properties style:width="6.3in" fo:margin-left="0in" table:align="left"/>
    </style:style>
    <style:style style:name="TableRow680" style:family="table-row">
      <style:table-row-properties/>
    </style:style>
    <style:style style:name="TableCell6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683" style:family="table-row">
      <style:table-row-properties/>
    </style:style>
    <style:style style:name="TableCell6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6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688" style:family="table-column">
      <style:table-column-properties style:column-width="1.9347in"/>
    </style:style>
    <style:style style:name="Table687" style:family="table">
      <style:table-properties style:width="1.9347in" fo:margin-left="0in" table:align="left"/>
    </style:style>
    <style:style style:name="TableRow689" style:family="table-row">
      <style:table-row-properties/>
    </style:style>
    <style:style style:name="TableCell6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692" style:family="table-row">
      <style:table-row-properties/>
    </style:style>
    <style:style style:name="TableCell6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6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697" style:family="table-column">
      <style:table-column-properties style:column-width="1.9243in"/>
    </style:style>
    <style:style style:name="Table696" style:family="table">
      <style:table-properties style:width="1.9243in" fo:margin-left="0in" table:align="left"/>
    </style:style>
    <style:style style:name="TableRow698" style:family="table-row">
      <style:table-row-properties/>
    </style:style>
    <style:style style:name="TableCell6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701" style:family="table-row">
      <style:table-row-properties/>
    </style:style>
    <style:style style:name="TableCell7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7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fo:language="en" fo:country="US" style:language-asian="fr" style:country-asian="FR"/>
    </style:style>
    <style:style style:name="TableColumn706" style:family="table-column">
      <style:table-column-properties style:column-width="0.0666in"/>
    </style:style>
    <style:style style:name="Table705" style:family="table">
      <style:table-properties style:width="0.0666in" fo:margin-left="0in" table:align="left"/>
    </style:style>
    <style:style style:name="TableRow707" style:family="table-row">
      <style:table-row-properties/>
    </style:style>
    <style:style style:name="TableCell7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710" style:family="table-row">
      <style:table-row-properties/>
    </style:style>
    <style:style style:name="TableCell7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7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715" style:family="table-column">
      <style:table-column-properties style:column-width="6.3in"/>
    </style:style>
    <style:style style:name="Table714" style:family="table">
      <style:table-properties style:width="6.3in" fo:margin-left="0in" table:align="left"/>
    </style:style>
    <style:style style:name="TableRow716" style:family="table-row">
      <style:table-row-properties/>
    </style:style>
    <style:style style:name="TableCell7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719" style:family="table-row">
      <style:table-row-properties/>
    </style:style>
    <style:style style:name="TableCell7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7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724" style:family="table-column">
      <style:table-column-properties style:column-width="0.0666in"/>
    </style:style>
    <style:style style:name="Table723" style:family="table">
      <style:table-properties style:width="0.0666in" fo:margin-left="0in" table:align="left"/>
    </style:style>
    <style:style style:name="TableRow725" style:family="table-row">
      <style:table-row-properties/>
    </style:style>
    <style:style style:name="TableCell7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728" style:family="table-row">
      <style:table-row-properties/>
    </style:style>
    <style:style style:name="TableCell7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7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733" style:family="table-column">
      <style:table-column-properties style:column-width="1.5444in"/>
    </style:style>
    <style:style style:name="Table732" style:family="table">
      <style:table-properties style:width="1.5444in" fo:margin-left="0in" table:align="left"/>
    </style:style>
    <style:style style:name="TableRow734" style:family="table-row">
      <style:table-row-properties/>
    </style:style>
    <style:style style:name="TableCell7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737" style:family="table-row">
      <style:table-row-properties/>
    </style:style>
    <style:style style:name="TableCell7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7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742" style:family="table-column">
      <style:table-column-properties style:column-width="5.7625in"/>
    </style:style>
    <style:style style:name="Table741" style:family="table">
      <style:table-properties style:width="5.7625in" fo:margin-left="0in" table:align="left"/>
    </style:style>
    <style:style style:name="TableRow743" style:family="table-row">
      <style:table-row-properties/>
    </style:style>
    <style:style style:name="TableCell7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746" style:family="table-row">
      <style:table-row-properties/>
    </style:style>
    <style:style style:name="TableCell7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7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751" style:family="table-column">
      <style:table-column-properties style:column-width="3.1055in"/>
    </style:style>
    <style:style style:name="Table750" style:family="table">
      <style:table-properties style:width="3.1055in" fo:margin-left="0in" table:align="left"/>
    </style:style>
    <style:style style:name="TableRow752" style:family="table-row">
      <style:table-row-properties/>
    </style:style>
    <style:style style:name="TableCell7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755" style:family="table-row">
      <style:table-row-properties/>
    </style:style>
    <style:style style:name="TableCell7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7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760" style:family="table-column">
      <style:table-column-properties style:column-width="1.8152in"/>
    </style:style>
    <style:style style:name="Table759" style:family="table">
      <style:table-properties style:width="1.8152in" fo:margin-left="0in" table:align="left"/>
    </style:style>
    <style:style style:name="TableRow761" style:family="table-row">
      <style:table-row-properties/>
    </style:style>
    <style:style style:name="TableCell7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764" style:family="table-row">
      <style:table-row-properties/>
    </style:style>
    <style:style style:name="TableCell7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7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769" style:family="table-column">
      <style:table-column-properties style:column-width="1.8625in"/>
    </style:style>
    <style:style style:name="Table768" style:family="table">
      <style:table-properties style:width="1.8625in" fo:margin-left="0in" table:align="left"/>
    </style:style>
    <style:style style:name="TableRow770" style:family="table-row">
      <style:table-row-properties/>
    </style:style>
    <style:style style:name="TableCell7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773" style:family="table-row">
      <style:table-row-properties/>
    </style:style>
    <style:style style:name="TableCell7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7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778" style:family="table-column">
      <style:table-column-properties style:column-width="3.2333in"/>
    </style:style>
    <style:style style:name="Table777" style:family="table">
      <style:table-properties style:width="3.2333in" fo:margin-left="0in" table:align="left"/>
    </style:style>
    <style:style style:name="TableRow779" style:family="table-row">
      <style:table-row-properties/>
    </style:style>
    <style:style style:name="TableCell7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782" style:family="table-row">
      <style:table-row-properties/>
    </style:style>
    <style:style style:name="TableCell7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7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787" style:family="table-column">
      <style:table-column-properties style:column-width="0.143in"/>
    </style:style>
    <style:style style:name="Table786" style:family="table">
      <style:table-properties style:width="0.143in" fo:margin-left="0in" table:align="left"/>
    </style:style>
    <style:style style:name="TableRow788" style:family="table-row">
      <style:table-row-properties/>
    </style:style>
    <style:style style:name="TableCell7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791" style:family="table-row">
      <style:table-row-properties/>
    </style:style>
    <style:style style:name="TableCell7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7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796" style:family="table-column">
      <style:table-column-properties style:column-width="2.1215in"/>
    </style:style>
    <style:style style:name="Table795" style:family="table">
      <style:table-properties style:width="2.1215in" fo:margin-left="0in" table:align="left"/>
    </style:style>
    <style:style style:name="TableRow797" style:family="table-row">
      <style:table-row-properties/>
    </style:style>
    <style:style style:name="TableCell7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800" style:family="table-row">
      <style:table-row-properties/>
    </style:style>
    <style:style style:name="TableCell8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8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805" style:family="table-column">
      <style:table-column-properties style:column-width="3.5666in"/>
    </style:style>
    <style:style style:name="Table804" style:family="table">
      <style:table-properties style:width="3.5666in" fo:margin-left="0in" table:align="left"/>
    </style:style>
    <style:style style:name="TableRow806" style:family="table-row">
      <style:table-row-properties/>
    </style:style>
    <style:style style:name="TableCell8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809" style:family="table-row">
      <style:table-row-properties/>
    </style:style>
    <style:style style:name="TableCell8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8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814" style:family="table-column">
      <style:table-column-properties style:column-width="0.143in"/>
    </style:style>
    <style:style style:name="Table813" style:family="table">
      <style:table-properties style:width="0.143in" fo:margin-left="0in" table:align="left"/>
    </style:style>
    <style:style style:name="TableRow815" style:family="table-row">
      <style:table-row-properties/>
    </style:style>
    <style:style style:name="TableCell8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818" style:family="table-row">
      <style:table-row-properties/>
    </style:style>
    <style:style style:name="TableCell8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8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823" style:family="table-column">
      <style:table-column-properties style:column-width="2.1215in"/>
    </style:style>
    <style:style style:name="Table822" style:family="table">
      <style:table-properties style:width="2.1215in" fo:margin-left="0in" table:align="left"/>
    </style:style>
    <style:style style:name="TableRow824" style:family="table-row">
      <style:table-row-properties/>
    </style:style>
    <style:style style:name="TableCell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827" style:family="table-row">
      <style:table-row-properties/>
    </style:style>
    <style:style style:name="TableCell8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8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832" style:family="table-column">
      <style:table-column-properties style:column-width="3.5666in"/>
    </style:style>
    <style:style style:name="Table831" style:family="table">
      <style:table-properties style:width="3.5666in" fo:margin-left="0in" table:align="left"/>
    </style:style>
    <style:style style:name="TableRow833" style:family="table-row">
      <style:table-row-properties/>
    </style:style>
    <style:style style:name="TableCell8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836" style:family="table-row">
      <style:table-row-properties/>
    </style:style>
    <style:style style:name="TableCell8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8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841" style:family="table-column">
      <style:table-column-properties style:column-width="0.143in"/>
    </style:style>
    <style:style style:name="Table840" style:family="table">
      <style:table-properties style:width="0.143in" fo:margin-left="0in" table:align="left"/>
    </style:style>
    <style:style style:name="TableRow842" style:family="table-row">
      <style:table-row-properties/>
    </style:style>
    <style:style style:name="TableCell8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8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850" style:family="table-column">
      <style:table-column-properties style:column-width="2.1215in"/>
    </style:style>
    <style:style style:name="Table849" style:family="table">
      <style:table-properties style:width="2.1215in" fo:margin-left="0in" table:align="left"/>
    </style:style>
    <style:style style:name="TableRow851" style:family="table-row">
      <style:table-row-properties/>
    </style:style>
    <style:style style:name="TableCell8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854" style:family="table-row">
      <style:table-row-properties/>
    </style:style>
    <style:style style:name="TableCell8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8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859" style:family="table-column">
      <style:table-column-properties style:column-width="3.2333in"/>
    </style:style>
    <style:style style:name="Table858" style:family="table">
      <style:table-properties style:width="3.2333in" fo:margin-left="0in" table:align="left"/>
    </style:style>
    <style:style style:name="TableRow860" style:family="table-row">
      <style:table-row-properties/>
    </style:style>
    <style:style style:name="TableCell8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863" style:family="table-row">
      <style:table-row-properties/>
    </style:style>
    <style:style style:name="TableCell8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8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868" style:family="table-column">
      <style:table-column-properties style:column-width="0.143in"/>
    </style:style>
    <style:style style:name="Table867" style:family="table">
      <style:table-properties style:width="0.143in" fo:margin-left="0in" table:align="left"/>
    </style:style>
    <style:style style:name="TableRow869" style:family="table-row">
      <style:table-row-properties/>
    </style:style>
    <style:style style:name="TableCell8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872" style:family="table-row">
      <style:table-row-properties/>
    </style:style>
    <style:style style:name="TableCell8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8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877" style:family="table-column">
      <style:table-column-properties style:column-width="0.4437in"/>
    </style:style>
    <style:style style:name="Table876" style:family="table">
      <style:table-properties style:width="0.4437in" fo:margin-left="0in" table:align="left"/>
    </style:style>
    <style:style style:name="TableRow878" style:family="table-row">
      <style:table-row-properties/>
    </style:style>
    <style:style style:name="TableCell8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881" style:family="table-row">
      <style:table-row-properties/>
    </style:style>
    <style:style style:name="TableCell8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8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886" style:family="table-column">
      <style:table-column-properties style:column-width="3.2333in"/>
    </style:style>
    <style:style style:name="Table885" style:family="table">
      <style:table-properties style:width="3.2333in" fo:margin-left="0in" table:align="left"/>
    </style:style>
    <style:style style:name="TableRow887" style:family="table-row">
      <style:table-row-properties/>
    </style:style>
    <style:style style:name="TableCell8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890" style:family="table-row">
      <style:table-row-properties/>
    </style:style>
    <style:style style:name="TableCell8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8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895" style:family="table-column">
      <style:table-column-properties style:column-width="0.143in"/>
    </style:style>
    <style:style style:name="Table894" style:family="table">
      <style:table-properties style:width="0.143in" fo:margin-left="0in" table:align="left"/>
    </style:style>
    <style:style style:name="TableRow896" style:family="table-row">
      <style:table-row-properties/>
    </style:style>
    <style:style style:name="TableCell8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899" style:family="table-row">
      <style:table-row-properties/>
    </style:style>
    <style:style style:name="TableCell9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9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904" style:family="table-column">
      <style:table-column-properties style:column-width="0.143in"/>
    </style:style>
    <style:style style:name="Table903" style:family="table">
      <style:table-properties style:width="0.143in" fo:margin-left="0in" table:align="left"/>
    </style:style>
    <style:style style:name="TableRow905" style:family="table-row">
      <style:table-row-properties/>
    </style:style>
    <style:style style:name="TableCell9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908" style:family="table-row">
      <style:table-row-properties/>
    </style:style>
    <style:style style:name="TableCell9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9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913" style:family="table-column">
      <style:table-column-properties style:column-width="0.143in"/>
    </style:style>
    <style:style style:name="Table912" style:family="table">
      <style:table-properties style:width="0.143in" fo:margin-left="0in" table:align="left"/>
    </style:style>
    <style:style style:name="TableRow914" style:family="table-row">
      <style:table-row-properties/>
    </style:style>
    <style:style style:name="TableCell9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917" style:family="table-row">
      <style:table-row-properties/>
    </style:style>
    <style:style style:name="TableCell9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9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922" style:family="table-column">
      <style:table-column-properties style:column-width="0.0666in"/>
    </style:style>
    <style:style style:name="Table921" style:family="table">
      <style:table-properties style:width="0.0666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926" style:family="table-row">
      <style:table-row-properties/>
    </style:style>
    <style:style style:name="TableCell9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9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931" style:family="table-column">
      <style:table-column-properties style:column-width="0.9097in"/>
    </style:style>
    <style:style style:name="Table930" style:family="table">
      <style:table-properties style:width="0.9097in" fo:margin-left="0in" table:align="left"/>
    </style:style>
    <style:style style:name="TableRow932" style:family="table-row">
      <style:table-row-properties/>
    </style:style>
    <style:style style:name="TableCell9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935" style:family="table-row">
      <style:table-row-properties/>
    </style:style>
    <style:style style:name="TableCell9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9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940" style:family="table-column">
      <style:table-column-properties style:column-width="2.5298in"/>
    </style:style>
    <style:style style:name="Table939" style:family="table">
      <style:table-properties style:width="2.5298in" fo:margin-left="0in" table:align="left"/>
    </style:style>
    <style:style style:name="TableRow941" style:family="table-row">
      <style:table-row-properties/>
    </style:style>
    <style:style style:name="TableCell9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944" style:family="table-row">
      <style:table-row-properties/>
    </style:style>
    <style:style style:name="TableCell9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9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949" style:family="table-column">
      <style:table-column-properties style:column-width="0.0666in"/>
    </style:style>
    <style:style style:name="Table948" style:family="table">
      <style:table-properties style:width="0.0666in" fo:margin-left="0in" table:align="left"/>
    </style:style>
    <style:style style:name="TableRow950" style:family="table-row">
      <style:table-row-properties/>
    </style:style>
    <style:style style:name="TableCell9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953" style:family="table-row">
      <style:table-row-properties/>
    </style:style>
    <style:style style:name="TableCell9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9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958" style:family="table-column">
      <style:table-column-properties style:column-width="5.7625in"/>
    </style:style>
    <style:style style:name="Table957" style:family="table">
      <style:table-properties style:width="5.7625in" fo:margin-left="0in" table:align="left"/>
    </style:style>
    <style:style style:name="TableRow959" style:family="table-row">
      <style:table-row-properties/>
    </style:style>
    <style:style style:name="TableCell9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962" style:family="table-row">
      <style:table-row-properties/>
    </style:style>
    <style:style style:name="TableCell9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9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967" style:family="table-column">
      <style:table-column-properties style:column-width="3.1055in"/>
    </style:style>
    <style:style style:name="Table966" style:family="table">
      <style:table-properties style:width="3.1055in" fo:margin-left="0in" table:align="left"/>
    </style:style>
    <style:style style:name="TableRow968" style:family="table-row">
      <style:table-row-properties/>
    </style:style>
    <style:style style:name="TableCell9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971" style:family="table-row">
      <style:table-row-properties/>
    </style:style>
    <style:style style:name="TableCell9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9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976" style:family="table-column">
      <style:table-column-properties style:column-width="1.8152in"/>
    </style:style>
    <style:style style:name="Table975" style:family="table">
      <style:table-properties style:width="1.8152in" fo:margin-left="0in" table:align="left"/>
    </style:style>
    <style:style style:name="TableRow977" style:family="table-row">
      <style:table-row-properties/>
    </style:style>
    <style:style style:name="TableCell9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980" style:family="table-row">
      <style:table-row-properties/>
    </style:style>
    <style:style style:name="TableCell9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9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985" style:family="table-column">
      <style:table-column-properties style:column-width="1.8625in"/>
    </style:style>
    <style:style style:name="Table984" style:family="table">
      <style:table-properties style:width="1.8625in" fo:margin-left="0in" table:align="left"/>
    </style:style>
    <style:style style:name="TableRow986" style:family="table-row">
      <style:table-row-properties/>
    </style:style>
    <style:style style:name="TableCell9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989" style:family="table-row">
      <style:table-row-properties/>
    </style:style>
    <style:style style:name="TableCell9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9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994" style:family="table-column">
      <style:table-column-properties style:column-width="3.2333in"/>
    </style:style>
    <style:style style:name="Table993" style:family="table">
      <style:table-properties style:width="3.2333in" fo:margin-left="0in" table:align="left"/>
    </style:style>
    <style:style style:name="TableRow995" style:family="table-row">
      <style:table-row-properties/>
    </style:style>
    <style:style style:name="TableCell9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998" style:family="table-row">
      <style:table-row-properties/>
    </style:style>
    <style:style style:name="TableCell9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0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003" style:family="table-column">
      <style:table-column-properties style:column-width="0.143in"/>
    </style:style>
    <style:style style:name="Table1002" style:family="table">
      <style:table-properties style:width="0.143in" fo:margin-left="0in" table:align="left"/>
    </style:style>
    <style:style style:name="TableRow1004" style:family="table-row">
      <style:table-row-properties/>
    </style:style>
    <style:style style:name="TableCell10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007" style:family="table-row">
      <style:table-row-properties/>
    </style:style>
    <style:style style:name="TableCell10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0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012" style:family="table-column">
      <style:table-column-properties style:column-width="2.1215in"/>
    </style:style>
    <style:style style:name="Table1011" style:family="table">
      <style:table-properties style:width="2.1215in" fo:margin-left="0in" table:align="left"/>
    </style:style>
    <style:style style:name="TableRow1013" style:family="table-row">
      <style:table-row-properties/>
    </style:style>
    <style:style style:name="TableCell10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016" style:family="table-row">
      <style:table-row-properties/>
    </style:style>
    <style:style style:name="TableCell10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0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021" style:family="table-column">
      <style:table-column-properties style:column-width="3.5666in"/>
    </style:style>
    <style:style style:name="Table1020" style:family="table">
      <style:table-properties style:width="3.5666in" fo:margin-left="0in" table:align="left"/>
    </style:style>
    <style:style style:name="TableRow1022" style:family="table-row">
      <style:table-row-properties/>
    </style:style>
    <style:style style:name="TableCell10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025" style:family="table-row">
      <style:table-row-properties/>
    </style:style>
    <style:style style:name="TableCell10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0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030" style:family="table-column">
      <style:table-column-properties style:column-width="0.143in"/>
    </style:style>
    <style:style style:name="Table1029" style:family="table">
      <style:table-properties style:width="0.143in" fo:margin-left="0in" table:align="left"/>
    </style:style>
    <style:style style:name="TableRow1031" style:family="table-row">
      <style:table-row-properties/>
    </style:style>
    <style:style style:name="TableCell10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034" style:family="table-row">
      <style:table-row-properties/>
    </style:style>
    <style:style style:name="TableCell10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0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039" style:family="table-column">
      <style:table-column-properties style:column-width="2.1215in"/>
    </style:style>
    <style:style style:name="Table1038" style:family="table">
      <style:table-properties style:width="2.1215in" fo:margin-left="0in" table:align="left"/>
    </style:style>
    <style:style style:name="TableRow1040" style:family="table-row">
      <style:table-row-properties/>
    </style:style>
    <style:style style:name="TableCell10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043" style:family="table-row">
      <style:table-row-properties/>
    </style:style>
    <style:style style:name="TableCell10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0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048" style:family="table-column">
      <style:table-column-properties style:column-width="3.0666in"/>
    </style:style>
    <style:style style:name="Table1047" style:family="table">
      <style:table-properties style:width="3.0666in" fo:margin-left="0in" table:align="left"/>
    </style:style>
    <style:style style:name="TableRow1049" style:family="table-row">
      <style:table-row-properties/>
    </style:style>
    <style:style style:name="TableCell10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052" style:family="table-row">
      <style:table-row-properties/>
    </style:style>
    <style:style style:name="TableCell10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0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057" style:family="table-column">
      <style:table-column-properties style:column-width="0.143in"/>
    </style:style>
    <style:style style:name="Table1056" style:family="table">
      <style:table-properties style:width="0.143in" fo:margin-left="0in" table:align="left"/>
    </style:style>
    <style:style style:name="TableRow1058" style:family="table-row">
      <style:table-row-properties/>
    </style:style>
    <style:style style:name="TableCell10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061" style:family="table-row">
      <style:table-row-properties/>
    </style:style>
    <style:style style:name="TableCell10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0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066" style:family="table-column">
      <style:table-column-properties style:column-width="2.1215in"/>
    </style:style>
    <style:style style:name="Table1065" style:family="table">
      <style:table-properties style:width="2.1215in" fo:margin-left="0in" table:align="left"/>
    </style:style>
    <style:style style:name="TableRow1067" style:family="table-row">
      <style:table-row-properties/>
    </style:style>
    <style:style style:name="TableCell10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070" style:family="table-row">
      <style:table-row-properties/>
    </style:style>
    <style:style style:name="TableCell10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0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075" style:family="table-column">
      <style:table-column-properties style:column-width="3.2333in"/>
    </style:style>
    <style:style style:name="Table1074" style:family="table">
      <style:table-properties style:width="3.2333in" fo:margin-left="0in" table:align="left"/>
    </style:style>
    <style:style style:name="TableRow1076" style:family="table-row">
      <style:table-row-properties/>
    </style:style>
    <style:style style:name="TableCell10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079" style:family="table-row">
      <style:table-row-properties/>
    </style:style>
    <style:style style:name="TableCell10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0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084" style:family="table-column">
      <style:table-column-properties style:column-width="0.143in"/>
    </style:style>
    <style:style style:name="Table1083" style:family="table">
      <style:table-properties style:width="0.143in" fo:margin-left="0in" table:align="left"/>
    </style:style>
    <style:style style:name="TableRow1085" style:family="table-row">
      <style:table-row-properties/>
    </style:style>
    <style:style style:name="TableCell10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088" style:family="table-row">
      <style:table-row-properties/>
    </style:style>
    <style:style style:name="TableCell10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0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093" style:family="table-column">
      <style:table-column-properties style:column-width="0.4437in"/>
    </style:style>
    <style:style style:name="Table1092" style:family="table">
      <style:table-properties style:width="0.4437in" fo:margin-left="0in" table:align="left"/>
    </style:style>
    <style:style style:name="TableRow1094" style:family="table-row">
      <style:table-row-properties/>
    </style:style>
    <style:style style:name="TableCell10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097" style:family="table-row">
      <style:table-row-properties/>
    </style:style>
    <style:style style:name="TableCell10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1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102" style:family="table-column">
      <style:table-column-properties style:column-width="3.2333in"/>
    </style:style>
    <style:style style:name="Table1101" style:family="table">
      <style:table-properties style:width="3.2333in" fo:margin-left="0in" table:align="left"/>
    </style:style>
    <style:style style:name="TableRow1103" style:family="table-row">
      <style:table-row-properties/>
    </style:style>
    <style:style style:name="TableCell1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106" style:family="table-row">
      <style:table-row-properties/>
    </style:style>
    <style:style style:name="TableCell1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1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111" style:family="table-column">
      <style:table-column-properties style:column-width="0.143in"/>
    </style:style>
    <style:style style:name="Table1110" style:family="table">
      <style:table-properties style:width="0.143in" fo:margin-left="0in" table:align="left"/>
    </style:style>
    <style:style style:name="TableRow1112" style:family="table-row">
      <style:table-row-properties/>
    </style:style>
    <style:style style:name="TableCell1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115" style:family="table-row">
      <style:table-row-properties/>
    </style:style>
    <style:style style:name="TableCell1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1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120" style:family="table-column">
      <style:table-column-properties style:column-width="0.143in"/>
    </style:style>
    <style:style style:name="Table1119" style:family="table">
      <style:table-properties style:width="0.143in" fo:margin-left="0in" table:align="left"/>
    </style:style>
    <style:style style:name="TableRow1121" style:family="table-row">
      <style:table-row-properties/>
    </style:style>
    <style:style style:name="TableCell1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124" style:family="table-row">
      <style:table-row-properties/>
    </style:style>
    <style:style style:name="TableCell1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1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129" style:family="table-column">
      <style:table-column-properties style:column-width="0.143in"/>
    </style:style>
    <style:style style:name="Table1128" style:family="table">
      <style:table-properties style:width="0.143in" fo:margin-left="0in" table:align="left"/>
    </style:style>
    <style:style style:name="TableRow1130" style:family="table-row">
      <style:table-row-properties/>
    </style:style>
    <style:style style:name="TableCell1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133" style:family="table-row">
      <style:table-row-properties/>
    </style:style>
    <style:style style:name="TableCell1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1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138" style:family="table-column">
      <style:table-column-properties style:column-width="0.9097in"/>
    </style:style>
    <style:style style:name="Table1137" style:family="table">
      <style:table-properties style:width="0.9097in" fo:margin-left="0in" table:align="left"/>
    </style:style>
    <style:style style:name="TableRow1139" style:family="table-row">
      <style:table-row-properties/>
    </style:style>
    <style:style style:name="TableCell1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142" style:family="table-row">
      <style:table-row-properties/>
    </style:style>
    <style:style style:name="TableCell1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1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147" style:family="table-column">
      <style:table-column-properties style:column-width="2.5298in"/>
    </style:style>
    <style:style style:name="Table1146" style:family="table">
      <style:table-properties style:width="2.5298in" fo:margin-left="0in" table:align="left"/>
    </style:style>
    <style:style style:name="TableRow1148" style:family="table-row">
      <style:table-row-properties/>
    </style:style>
    <style:style style:name="TableCell1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151" style:family="table-row">
      <style:table-row-properties/>
    </style:style>
    <style:style style:name="TableCell1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1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156" style:family="table-column">
      <style:table-column-properties style:column-width="0.143in"/>
    </style:style>
    <style:style style:name="Table1155" style:family="table">
      <style:table-properties style:width="0.143in" fo:margin-left="0in" table:align="left"/>
    </style:style>
    <style:style style:name="TableRow1157" style:family="table-row">
      <style:table-row-properties/>
    </style:style>
    <style:style style:name="TableCell1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160" style:family="table-row">
      <style:table-row-properties/>
    </style:style>
    <style:style style:name="TableCell1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1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165" style:family="table-column">
      <style:table-column-properties style:column-width="0.0666in"/>
    </style:style>
    <style:style style:name="Table1164" style:family="table">
      <style:table-properties style:width="0.0666in" fo:margin-left="0in" table:align="left"/>
    </style:style>
    <style:style style:name="TableRow1166" style:family="table-row">
      <style:table-row-properties/>
    </style:style>
    <style:style style:name="TableCell1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169" style:family="table-row">
      <style:table-row-properties/>
    </style:style>
    <style:style style:name="TableCell1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1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174" style:family="table-column">
      <style:table-column-properties style:column-width="0.0666in"/>
    </style:style>
    <style:style style:name="Table1173" style:family="table">
      <style:table-properties style:width="0.0666in" fo:margin-left="0in" table:align="left"/>
    </style:style>
    <style:style style:name="TableRow1175" style:family="table-row">
      <style:table-row-properties/>
    </style:style>
    <style:style style:name="TableCell1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178" style:family="table-row">
      <style:table-row-properties/>
    </style:style>
    <style:style style:name="TableCell1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1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183" style:family="table-column">
      <style:table-column-properties style:column-width="1.6187in"/>
    </style:style>
    <style:style style:name="Table1182" style:family="table">
      <style:table-properties style:width="1.6187in" fo:margin-left="0in" table:align="left"/>
    </style:style>
    <style:style style:name="TableRow1184" style:family="table-row">
      <style:table-row-properties/>
    </style:style>
    <style:style style:name="TableCell1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187" style:family="table-row">
      <style:table-row-properties/>
    </style:style>
    <style:style style:name="TableCell1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1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192" style:family="table-column">
      <style:table-column-properties style:column-width="5.7625in"/>
    </style:style>
    <style:style style:name="Table1191" style:family="table">
      <style:table-properties style:width="5.7625in" fo:margin-left="0in" table:align="left"/>
    </style:style>
    <style:style style:name="TableRow1193" style:family="table-row">
      <style:table-row-properties/>
    </style:style>
    <style:style style:name="TableCell1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196" style:family="table-row">
      <style:table-row-properties/>
    </style:style>
    <style:style style:name="TableCell1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1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201" style:family="table-column">
      <style:table-column-properties style:column-width="3.1055in"/>
    </style:style>
    <style:style style:name="Table1200" style:family="table">
      <style:table-properties style:width="3.1055in" fo:margin-left="0in" table:align="left"/>
    </style:style>
    <style:style style:name="TableRow1202" style:family="table-row">
      <style:table-row-properties/>
    </style:style>
    <style:style style:name="TableCell1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205" style:family="table-row">
      <style:table-row-properties/>
    </style:style>
    <style:style style:name="TableCell1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2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210" style:family="table-column">
      <style:table-column-properties style:column-width="1.8152in"/>
    </style:style>
    <style:style style:name="Table1209" style:family="table">
      <style:table-properties style:width="1.8152in" fo:margin-left="0in" table:align="left"/>
    </style:style>
    <style:style style:name="TableRow1211" style:family="table-row">
      <style:table-row-properties/>
    </style:style>
    <style:style style:name="TableCell1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214" style:family="table-row">
      <style:table-row-properties/>
    </style:style>
    <style:style style:name="TableCell1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2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219" style:family="table-column">
      <style:table-column-properties style:column-width="1.8625in"/>
    </style:style>
    <style:style style:name="Table1218" style:family="table">
      <style:table-properties style:width="1.8625in" fo:margin-left="0in" table:align="left"/>
    </style:style>
    <style:style style:name="TableRow1220" style:family="table-row">
      <style:table-row-properties/>
    </style:style>
    <style:style style:name="TableCell1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223" style:family="table-row">
      <style:table-row-properties/>
    </style:style>
    <style:style style:name="TableCell1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2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228" style:family="table-column">
      <style:table-column-properties style:column-width="3.2333in"/>
    </style:style>
    <style:style style:name="Table1227" style:family="table">
      <style:table-properties style:width="3.2333in" fo:margin-left="0in" table:align="left"/>
    </style:style>
    <style:style style:name="TableRow1229" style:family="table-row">
      <style:table-row-properties/>
    </style:style>
    <style:style style:name="TableCell1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232" style:family="table-row">
      <style:table-row-properties/>
    </style:style>
    <style:style style:name="TableCell1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2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237" style:family="table-column">
      <style:table-column-properties style:column-width="0.143in"/>
    </style:style>
    <style:style style:name="Table1236" style:family="table">
      <style:table-properties style:width="0.143in" fo:margin-left="0in" table:align="left"/>
    </style:style>
    <style:style style:name="TableRow1238" style:family="table-row">
      <style:table-row-properties/>
    </style:style>
    <style:style style:name="TableCell1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241" style:family="table-row">
      <style:table-row-properties/>
    </style:style>
    <style:style style:name="TableCell1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2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246" style:family="table-column">
      <style:table-column-properties style:column-width="2.1215in"/>
    </style:style>
    <style:style style:name="Table1245" style:family="table">
      <style:table-properties style:width="2.1215in" fo:margin-left="0in" table:align="left"/>
    </style:style>
    <style:style style:name="TableRow1247" style:family="table-row">
      <style:table-row-properties/>
    </style:style>
    <style:style style:name="TableCell1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250" style:family="table-row">
      <style:table-row-properties/>
    </style:style>
    <style:style style:name="TableCell1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2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255" style:family="table-column">
      <style:table-column-properties style:column-width="3.5666in"/>
    </style:style>
    <style:style style:name="Table1254" style:family="table">
      <style:table-properties style:width="3.5666in" fo:margin-left="0in" table:align="left"/>
    </style:style>
    <style:style style:name="TableRow1256" style:family="table-row">
      <style:table-row-properties/>
    </style:style>
    <style:style style:name="TableCell1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259" style:family="table-row">
      <style:table-row-properties/>
    </style:style>
    <style:style style:name="TableCell1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2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264" style:family="table-column">
      <style:table-column-properties style:column-width="0.143in"/>
    </style:style>
    <style:style style:name="Table1263" style:family="table">
      <style:table-properties style:width="0.143in" fo:margin-left="0in" table:align="left"/>
    </style:style>
    <style:style style:name="TableRow1265" style:family="table-row">
      <style:table-row-properties/>
    </style:style>
    <style:style style:name="TableCell1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268" style:family="table-row">
      <style:table-row-properties/>
    </style:style>
    <style:style style:name="TableCell1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2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273" style:family="table-column">
      <style:table-column-properties style:column-width="2.1215in"/>
    </style:style>
    <style:style style:name="Table1272" style:family="table">
      <style:table-properties style:width="2.1215in" fo:margin-left="0in" table:align="left"/>
    </style:style>
    <style:style style:name="TableRow1274" style:family="table-row">
      <style:table-row-properties/>
    </style:style>
    <style:style style:name="TableCell1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277" style:family="table-row">
      <style:table-row-properties/>
    </style:style>
    <style:style style:name="TableCell1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2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282" style:family="table-column">
      <style:table-column-properties style:column-width="3.2333in"/>
    </style:style>
    <style:style style:name="Table1281" style:family="table">
      <style:table-properties style:width="3.2333in" fo:margin-left="0in" table:align="left"/>
    </style:style>
    <style:style style:name="TableRow1283" style:family="table-row">
      <style:table-row-properties/>
    </style:style>
    <style:style style:name="TableCell1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286" style:family="table-row">
      <style:table-row-properties/>
    </style:style>
    <style:style style:name="TableCell1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2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291" style:family="table-column">
      <style:table-column-properties style:column-width="0.143in"/>
    </style:style>
    <style:style style:name="Table1290" style:family="table">
      <style:table-properties style:width="0.143in" fo:margin-left="0in" table:align="left"/>
    </style:style>
    <style:style style:name="TableRow1292" style:family="table-row">
      <style:table-row-properties/>
    </style:style>
    <style:style style:name="TableCell1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295" style:family="table-row">
      <style:table-row-properties/>
    </style:style>
    <style:style style:name="TableCell1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2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00" style:family="table-column">
      <style:table-column-properties style:column-width="2.1215in"/>
    </style:style>
    <style:style style:name="Table1299" style:family="table">
      <style:table-properties style:width="2.1215in" fo:margin-left="0in" table:align="left"/>
    </style:style>
    <style:style style:name="TableRow1301" style:family="table-row">
      <style:table-row-properties/>
    </style:style>
    <style:style style:name="TableCell1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304" style:family="table-row">
      <style:table-row-properties/>
    </style:style>
    <style:style style:name="TableCell1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3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09" style:family="table-column">
      <style:table-column-properties style:column-width="3.2333in"/>
    </style:style>
    <style:style style:name="Table1308" style:family="table">
      <style:table-properties style:width="3.2333in" fo:margin-left="0in" table:align="left"/>
    </style:style>
    <style:style style:name="TableRow1310" style:family="table-row">
      <style:table-row-properties/>
    </style:style>
    <style:style style:name="TableCell1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313" style:family="table-row">
      <style:table-row-properties/>
    </style:style>
    <style:style style:name="TableCell1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3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18" style:family="table-column">
      <style:table-column-properties style:column-width="0.143in"/>
    </style:style>
    <style:style style:name="Table1317" style:family="table">
      <style:table-properties style:width="0.143in" fo:margin-left="0in" table:align="left"/>
    </style:style>
    <style:style style:name="TableRow1319" style:family="table-row">
      <style:table-row-properties/>
    </style:style>
    <style:style style:name="TableCell1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322" style:family="table-row">
      <style:table-row-properties/>
    </style:style>
    <style:style style:name="TableCell1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3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27" style:family="table-column">
      <style:table-column-properties style:column-width="0.4437in"/>
    </style:style>
    <style:style style:name="Table1326" style:family="table">
      <style:table-properties style:width="0.4437in" fo:margin-left="0in" table:align="left"/>
    </style:style>
    <style:style style:name="TableRow1328" style:family="table-row">
      <style:table-row-properties/>
    </style:style>
    <style:style style:name="TableCell1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331" style:family="table-row">
      <style:table-row-properties/>
    </style:style>
    <style:style style:name="TableCell1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3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36" style:family="table-column">
      <style:table-column-properties style:column-width="3.2333in"/>
    </style:style>
    <style:style style:name="Table1335" style:family="table">
      <style:table-properties style:width="3.2333in" fo:margin-left="0in" table:align="left"/>
    </style:style>
    <style:style style:name="TableRow1337" style:family="table-row">
      <style:table-row-properties/>
    </style:style>
    <style:style style:name="TableCell13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340" style:family="table-row">
      <style:table-row-properties/>
    </style:style>
    <style:style style:name="TableCell1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3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45" style:family="table-column">
      <style:table-column-properties style:column-width="0.143in"/>
    </style:style>
    <style:style style:name="Table1344" style:family="table">
      <style:table-properties style:width="0.143in" fo:margin-left="0in" table:align="left"/>
    </style:style>
    <style:style style:name="TableRow1346" style:family="table-row">
      <style:table-row-properties/>
    </style:style>
    <style:style style:name="TableCell1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349" style:family="table-row">
      <style:table-row-properties/>
    </style:style>
    <style:style style:name="TableCell1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3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54" style:family="table-column">
      <style:table-column-properties style:column-width="0.143in"/>
    </style:style>
    <style:style style:name="Table1353" style:family="table">
      <style:table-properties style:width="0.143in" fo:margin-left="0in" table:align="left"/>
    </style:style>
    <style:style style:name="TableRow1355" style:family="table-row">
      <style:table-row-properties/>
    </style:style>
    <style:style style:name="TableCell1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358" style:family="table-row">
      <style:table-row-properties/>
    </style:style>
    <style:style style:name="TableCell1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3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63" style:family="table-column">
      <style:table-column-properties style:column-width="0.143in"/>
    </style:style>
    <style:style style:name="Table1362" style:family="table">
      <style:table-properties style:width="0.143in" fo:margin-left="0in" table:align="left"/>
    </style:style>
    <style:style style:name="TableRow1364" style:family="table-row">
      <style:table-row-properties/>
    </style:style>
    <style:style style:name="TableCell1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367" style:family="table-row">
      <style:table-row-properties/>
    </style:style>
    <style:style style:name="TableCell1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3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72" style:family="table-column">
      <style:table-column-properties style:column-width="0.0666in"/>
    </style:style>
    <style:style style:name="Table1371" style:family="table">
      <style:table-properties style:width="0.0666in" fo:margin-left="0in" table:align="left"/>
    </style:style>
    <style:style style:name="TableRow1373" style:family="table-row">
      <style:table-row-properties/>
    </style:style>
    <style:style style:name="TableCell13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376" style:family="table-row">
      <style:table-row-properties/>
    </style:style>
    <style:style style:name="TableCell1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3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81" style:family="table-column">
      <style:table-column-properties style:column-width="0.9097in"/>
    </style:style>
    <style:style style:name="Table1380" style:family="table">
      <style:table-properties style:width="0.9097in" fo:margin-left="0in" table:align="left"/>
    </style:style>
    <style:style style:name="TableRow1382" style:family="table-row">
      <style:table-row-properties/>
    </style:style>
    <style:style style:name="TableCell1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385" style:family="table-row">
      <style:table-row-properties/>
    </style:style>
    <style:style style:name="TableCell1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3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90" style:family="table-column">
      <style:table-column-properties style:column-width="2.5298in"/>
    </style:style>
    <style:style style:name="Table1389" style:family="table">
      <style:table-properties style:width="2.5298in" fo:margin-left="0in" table:align="left"/>
    </style:style>
    <style:style style:name="TableRow1391" style:family="table-row">
      <style:table-row-properties/>
    </style:style>
    <style:style style:name="TableCell1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394" style:family="table-row">
      <style:table-row-properties/>
    </style:style>
    <style:style style:name="TableCell1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3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399" style:family="table-column">
      <style:table-column-properties style:column-width="0.0666in"/>
    </style:style>
    <style:style style:name="Table1398" style:family="table">
      <style:table-properties style:width="0.0666in" fo:margin-left="0in" table:align="left"/>
    </style:style>
    <style:style style:name="TableRow1400" style:family="table-row">
      <style:table-row-properties/>
    </style:style>
    <style:style style:name="TableCell1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403" style:family="table-row">
      <style:table-row-properties/>
    </style:style>
    <style:style style:name="TableCell1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4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408" style:family="table-column">
      <style:table-column-properties style:column-width="5.7625in"/>
    </style:style>
    <style:style style:name="Table1407" style:family="table">
      <style:table-properties style:width="5.7625in" fo:margin-left="0in" table:align="left"/>
    </style:style>
    <style:style style:name="TableRow1409" style:family="table-row">
      <style:table-row-properties/>
    </style:style>
    <style:style style:name="TableCell1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412" style:family="table-row">
      <style:table-row-properties/>
    </style:style>
    <style:style style:name="TableCell14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4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417" style:family="table-column">
      <style:table-column-properties style:column-width="3.1055in"/>
    </style:style>
    <style:style style:name="Table1416" style:family="table">
      <style:table-properties style:width="3.1055in" fo:margin-left="0in" table:align="left"/>
    </style:style>
    <style:style style:name="TableRow1418" style:family="table-row">
      <style:table-row-properties/>
    </style:style>
    <style:style style:name="TableCell1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421" style:family="table-row">
      <style:table-row-properties/>
    </style:style>
    <style:style style:name="TableCell1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4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426" style:family="table-column">
      <style:table-column-properties style:column-width="1.8152in"/>
    </style:style>
    <style:style style:name="Table1425" style:family="table">
      <style:table-properties style:width="1.8152in" fo:margin-left="0in" table:align="left"/>
    </style:style>
    <style:style style:name="TableRow1427" style:family="table-row">
      <style:table-row-properties/>
    </style:style>
    <style:style style:name="TableCell1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430" style:family="table-row">
      <style:table-row-properties/>
    </style:style>
    <style:style style:name="TableCell1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4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435" style:family="table-column">
      <style:table-column-properties style:column-width="1.8625in"/>
    </style:style>
    <style:style style:name="Table1434" style:family="table">
      <style:table-properties style:width="1.8625in" fo:margin-left="0in" table:align="left"/>
    </style:style>
    <style:style style:name="TableRow1436" style:family="table-row">
      <style:table-row-properties/>
    </style:style>
    <style:style style:name="TableCell1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439" style:family="table-row">
      <style:table-row-properties/>
    </style:style>
    <style:style style:name="TableCell14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4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444" style:family="table-column">
      <style:table-column-properties style:column-width="3.2333in"/>
    </style:style>
    <style:style style:name="Table1443" style:family="table">
      <style:table-properties style:width="3.2333in" fo:margin-left="0in" table:align="left"/>
    </style:style>
    <style:style style:name="TableRow1445" style:family="table-row">
      <style:table-row-properties/>
    </style:style>
    <style:style style:name="TableCell1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448" style:family="table-row">
      <style:table-row-properties/>
    </style:style>
    <style:style style:name="TableCell1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4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453" style:family="table-column">
      <style:table-column-properties style:column-width="0.143in"/>
    </style:style>
    <style:style style:name="Table1452" style:family="table">
      <style:table-properties style:width="0.143in" fo:margin-left="0in" table:align="left"/>
    </style:style>
    <style:style style:name="TableRow1454" style:family="table-row">
      <style:table-row-properties/>
    </style:style>
    <style:style style:name="TableCell14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457" style:family="table-row">
      <style:table-row-properties/>
    </style:style>
    <style:style style:name="TableCell14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4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462" style:family="table-column">
      <style:table-column-properties style:column-width="2.1215in"/>
    </style:style>
    <style:style style:name="Table1461" style:family="table">
      <style:table-properties style:width="2.1215in" fo:margin-left="0in" table:align="left"/>
    </style:style>
    <style:style style:name="TableRow1463" style:family="table-row">
      <style:table-row-properties/>
    </style:style>
    <style:style style:name="TableCell14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466" style:family="table-row">
      <style:table-row-properties/>
    </style:style>
    <style:style style:name="TableCell1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4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471" style:family="table-column">
      <style:table-column-properties style:column-width="3.5666in"/>
    </style:style>
    <style:style style:name="Table1470" style:family="table">
      <style:table-properties style:width="3.5666in" fo:margin-left="0in" table:align="left"/>
    </style:style>
    <style:style style:name="TableRow1472" style:family="table-row">
      <style:table-row-properties/>
    </style:style>
    <style:style style:name="TableCell1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475" style:family="table-row">
      <style:table-row-properties/>
    </style:style>
    <style:style style:name="TableCell1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4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480" style:family="table-column">
      <style:table-column-properties style:column-width="0.143in"/>
    </style:style>
    <style:style style:name="Table1479" style:family="table">
      <style:table-properties style:width="0.143in" fo:margin-left="0in" table:align="left"/>
    </style:style>
    <style:style style:name="TableRow1481" style:family="table-row">
      <style:table-row-properties/>
    </style:style>
    <style:style style:name="TableCell1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484" style:family="table-row">
      <style:table-row-properties/>
    </style:style>
    <style:style style:name="TableCell14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4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489" style:family="table-column">
      <style:table-column-properties style:column-width="2.1215in"/>
    </style:style>
    <style:style style:name="Table1488" style:family="table">
      <style:table-properties style:width="2.1215in" fo:margin-left="0in" table:align="left"/>
    </style:style>
    <style:style style:name="TableRow1490" style:family="table-row">
      <style:table-row-properties/>
    </style:style>
    <style:style style:name="TableCell1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493" style:family="table-row">
      <style:table-row-properties/>
    </style:style>
    <style:style style:name="TableCell14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4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498" style:family="table-column">
      <style:table-column-properties style:column-width="3.0666in"/>
    </style:style>
    <style:style style:name="Table1497" style:family="table">
      <style:table-properties style:width="3.0666in" fo:margin-left="0in" table:align="left"/>
    </style:style>
    <style:style style:name="TableRow1499" style:family="table-row">
      <style:table-row-properties/>
    </style:style>
    <style:style style:name="TableCell15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502" style:family="table-row">
      <style:table-row-properties/>
    </style:style>
    <style:style style:name="TableCell15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5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507" style:family="table-column">
      <style:table-column-properties style:column-width="0.143in"/>
    </style:style>
    <style:style style:name="Table1506" style:family="table">
      <style:table-properties style:width="0.143in" fo:margin-left="0in" table:align="left"/>
    </style:style>
    <style:style style:name="TableRow1508" style:family="table-row">
      <style:table-row-properties/>
    </style:style>
    <style:style style:name="TableCell15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511" style:family="table-row">
      <style:table-row-properties/>
    </style:style>
    <style:style style:name="TableCell15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5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516" style:family="table-column">
      <style:table-column-properties style:column-width="2.1215in"/>
    </style:style>
    <style:style style:name="Table1515" style:family="table">
      <style:table-properties style:width="2.1215in" fo:margin-left="0in" table:align="left"/>
    </style:style>
    <style:style style:name="TableRow1517" style:family="table-row">
      <style:table-row-properties/>
    </style:style>
    <style:style style:name="TableCell1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520" style:family="table-row">
      <style:table-row-properties/>
    </style:style>
    <style:style style:name="TableCell15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5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525" style:family="table-column">
      <style:table-column-properties style:column-width="3.2333in"/>
    </style:style>
    <style:style style:name="Table1524" style:family="table">
      <style:table-properties style:width="3.2333in" fo:margin-left="0in" table:align="left"/>
    </style:style>
    <style:style style:name="TableRow1526" style:family="table-row">
      <style:table-row-properties/>
    </style:style>
    <style:style style:name="TableCell1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529" style:family="table-row">
      <style:table-row-properties/>
    </style:style>
    <style:style style:name="TableCell15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5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534" style:family="table-column">
      <style:table-column-properties style:column-width="0.143in"/>
    </style:style>
    <style:style style:name="Table1533" style:family="table">
      <style:table-properties style:width="0.143in" fo:margin-left="0in" table:align="left"/>
    </style:style>
    <style:style style:name="TableRow1535" style:family="table-row">
      <style:table-row-properties/>
    </style:style>
    <style:style style:name="TableCell15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538" style:family="table-row">
      <style:table-row-properties/>
    </style:style>
    <style:style style:name="TableCell15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5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543" style:family="table-column">
      <style:table-column-properties style:column-width="0.4437in"/>
    </style:style>
    <style:style style:name="Table1542" style:family="table">
      <style:table-properties style:width="0.4437in" fo:margin-left="0in" table:align="left"/>
    </style:style>
    <style:style style:name="TableRow1544" style:family="table-row">
      <style:table-row-properties/>
    </style:style>
    <style:style style:name="TableCell15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547" style:family="table-row">
      <style:table-row-properties/>
    </style:style>
    <style:style style:name="TableCell15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5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552" style:family="table-column">
      <style:table-column-properties style:column-width="3.0666in"/>
    </style:style>
    <style:style style:name="Table1551" style:family="table">
      <style:table-properties style:width="3.0666in" fo:margin-left="0in" table:align="left"/>
    </style:style>
    <style:style style:name="TableRow1553" style:family="table-row">
      <style:table-row-properties/>
    </style:style>
    <style:style style:name="TableCell15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556" style:family="table-row">
      <style:table-row-properties/>
    </style:style>
    <style:style style:name="TableCell15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5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561" style:family="table-column">
      <style:table-column-properties style:column-width="0.143in"/>
    </style:style>
    <style:style style:name="Table1560" style:family="table">
      <style:table-properties style:width="0.143in" fo:margin-left="0in" table:align="left"/>
    </style:style>
    <style:style style:name="TableRow1562" style:family="table-row">
      <style:table-row-properties/>
    </style:style>
    <style:style style:name="TableCell15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565" style:family="table-row">
      <style:table-row-properties/>
    </style:style>
    <style:style style:name="TableCell15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5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570" style:family="table-column">
      <style:table-column-properties style:column-width="0.143in"/>
    </style:style>
    <style:style style:name="Table1569" style:family="table">
      <style:table-properties style:width="0.143in" fo:margin-left="0in" table:align="left"/>
    </style:style>
    <style:style style:name="TableRow1571" style:family="table-row">
      <style:table-row-properties/>
    </style:style>
    <style:style style:name="TableCell15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574" style:family="table-row">
      <style:table-row-properties/>
    </style:style>
    <style:style style:name="TableCell1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5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579" style:family="table-column">
      <style:table-column-properties style:column-width="0.143in"/>
    </style:style>
    <style:style style:name="Table1578" style:family="table">
      <style:table-properties style:width="0.143in" fo:margin-left="0in" table:align="left"/>
    </style:style>
    <style:style style:name="TableRow1580" style:family="table-row">
      <style:table-row-properties/>
    </style:style>
    <style:style style:name="TableCell15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583" style:family="table-row">
      <style:table-row-properties/>
    </style:style>
    <style:style style:name="TableCell1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5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588" style:family="table-column">
      <style:table-column-properties style:column-width="0.9097in"/>
    </style:style>
    <style:style style:name="Table1587" style:family="table">
      <style:table-properties style:width="0.9097in" fo:margin-left="0in" table:align="left"/>
    </style:style>
    <style:style style:name="TableRow1589" style:family="table-row">
      <style:table-row-properties/>
    </style:style>
    <style:style style:name="TableCell1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592" style:family="table-row">
      <style:table-row-properties/>
    </style:style>
    <style:style style:name="TableCell15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5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597" style:family="table-column">
      <style:table-column-properties style:column-width="2.5298in"/>
    </style:style>
    <style:style style:name="Table1596" style:family="table">
      <style:table-properties style:width="2.5298in" fo:margin-left="0in" table:align="left"/>
    </style:style>
    <style:style style:name="TableRow1598" style:family="table-row">
      <style:table-row-properties/>
    </style:style>
    <style:style style:name="TableCell15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601" style:family="table-row">
      <style:table-row-properties/>
    </style:style>
    <style:style style:name="TableCell16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606" style:family="table-column">
      <style:table-column-properties style:column-width="0.143in"/>
    </style:style>
    <style:style style:name="Table1605" style:family="table">
      <style:table-properties style:width="0.143in" fo:margin-left="0in" table:align="left"/>
    </style:style>
    <style:style style:name="TableRow1607" style:family="table-row">
      <style:table-row-properties/>
    </style:style>
    <style:style style:name="TableCell16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610" style:family="table-row">
      <style:table-row-properties/>
    </style:style>
    <style:style style:name="TableCell1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615" style:family="table-column">
      <style:table-column-properties style:column-width="0.0666in"/>
    </style:style>
    <style:style style:name="Table1614" style:family="table">
      <style:table-properties style:width="0.0666in" fo:margin-left="0in" table:align="left"/>
    </style:style>
    <style:style style:name="TableRow1616" style:family="table-row">
      <style:table-row-properties/>
    </style:style>
    <style:style style:name="TableCell16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619" style:family="table-row">
      <style:table-row-properties/>
    </style:style>
    <style:style style:name="TableCell16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624" style:family="table-column">
      <style:table-column-properties style:column-width="0.0666in"/>
    </style:style>
    <style:style style:name="Table1623" style:family="table">
      <style:table-properties style:width="0.0666in" fo:margin-left="0in" table:align="left"/>
    </style:style>
    <style:style style:name="TableRow1625" style:family="table-row">
      <style:table-row-properties/>
    </style:style>
    <style:style style:name="TableCell16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628" style:family="table-row">
      <style:table-row-properties/>
    </style:style>
    <style:style style:name="TableCell16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633" style:family="table-column">
      <style:table-column-properties style:column-width="5.6993in"/>
    </style:style>
    <style:style style:name="Table1632" style:family="table">
      <style:table-properties style:width="5.6993in" fo:margin-left="0in" table:align="left"/>
    </style:style>
    <style:style style:name="TableRow1634" style:family="table-row">
      <style:table-row-properties/>
    </style:style>
    <style:style style:name="TableCell16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637" style:family="table-row">
      <style:table-row-properties/>
    </style:style>
    <style:style style:name="TableCell16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642" style:family="table-column">
      <style:table-column-properties style:column-width="0.9854in"/>
    </style:style>
    <style:style style:name="Table1641" style:family="table">
      <style:table-properties style:width="0.9854in" fo:margin-left="0in" table:align="left"/>
    </style:style>
    <style:style style:name="TableRow1643" style:family="table-row">
      <style:table-row-properties/>
    </style:style>
    <style:style style:name="TableCell16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646" style:family="table-row">
      <style:table-row-properties/>
    </style:style>
    <style:style style:name="TableCell16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651" style:family="table-column">
      <style:table-column-properties style:column-width="1.0625in"/>
    </style:style>
    <style:style style:name="Table1650" style:family="table">
      <style:table-properties style:width="1.0625in" fo:margin-left="0in" table:align="left"/>
    </style:style>
    <style:style style:name="TableRow1652" style:family="table-row">
      <style:table-row-properties/>
    </style:style>
    <style:style style:name="TableCell16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655" style:family="table-row">
      <style:table-row-properties/>
    </style:style>
    <style:style style:name="TableCell16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660" style:family="table-column">
      <style:table-column-properties style:column-width="3.0618in"/>
    </style:style>
    <style:style style:name="Table1659" style:family="table">
      <style:table-properties style:width="3.0618in" fo:margin-left="0in" table:align="left"/>
    </style:style>
    <style:style style:name="TableRow1661" style:family="table-row">
      <style:table-row-properties/>
    </style:style>
    <style:style style:name="TableCell16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664" style:family="table-row">
      <style:table-row-properties/>
    </style:style>
    <style:style style:name="TableCell16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669" style:family="table-column">
      <style:table-column-properties style:column-width="1.3541in"/>
    </style:style>
    <style:style style:name="Table1668" style:family="table">
      <style:table-properties style:width="1.3541in" fo:margin-left="0in" table:align="left"/>
    </style:style>
    <style:style style:name="TableRow1670" style:family="table-row">
      <style:table-row-properties/>
    </style:style>
    <style:style style:name="TableCell16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673" style:family="table-row">
      <style:table-row-properties/>
    </style:style>
    <style:style style:name="TableCell16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678" style:family="table-column">
      <style:table-column-properties style:column-width="0.0666in"/>
    </style:style>
    <style:style style:name="Table1677" style:family="table">
      <style:table-properties style:width="0.0666in" fo:margin-left="0in" table:align="left"/>
    </style:style>
    <style:style style:name="TableRow1679" style:family="table-row">
      <style:table-row-properties/>
    </style:style>
    <style:style style:name="TableCell16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682" style:family="table-row">
      <style:table-row-properties/>
    </style:style>
    <style:style style:name="TableCell16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687" style:family="table-column">
      <style:table-column-properties style:column-width="0.0666in"/>
    </style:style>
    <style:style style:name="Table1686" style:family="table">
      <style:table-properties style:width="0.0666in" fo:margin-left="0in" table:align="left"/>
    </style:style>
    <style:style style:name="TableRow1688" style:family="table-row">
      <style:table-row-properties/>
    </style:style>
    <style:style style:name="TableCell16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691" style:family="table-row">
      <style:table-row-properties/>
    </style:style>
    <style:style style:name="TableCell16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696" style:family="table-column">
      <style:table-column-properties style:column-width="0.143in"/>
    </style:style>
    <style:style style:name="Table1695" style:family="table">
      <style:table-properties style:width="0.143in" fo:margin-left="0in" table:align="left"/>
    </style:style>
    <style:style style:name="TableRow1697" style:family="table-row">
      <style:table-row-properties/>
    </style:style>
    <style:style style:name="TableCell16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00" style:family="table-row">
      <style:table-row-properties/>
    </style:style>
    <style:style style:name="TableCell17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705" style:family="table-column">
      <style:table-column-properties style:column-width="0.0666in"/>
    </style:style>
    <style:style style:name="Table1704" style:family="table">
      <style:table-properties style:width="0.0666in" fo:margin-left="0in" table:align="left"/>
    </style:style>
    <style:style style:name="TableRow1706" style:family="table-row">
      <style:table-row-properties/>
    </style:style>
    <style:style style:name="TableCell17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09" style:family="table-row">
      <style:table-row-properties/>
    </style:style>
    <style:style style:name="TableCell17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714" style:family="table-column">
      <style:table-column-properties style:column-width="0.9298in"/>
    </style:style>
    <style:style style:name="Table1713" style:family="table">
      <style:table-properties style:width="0.9298in" fo:margin-left="0in" table:align="left"/>
    </style:style>
    <style:style style:name="TableRow1715" style:family="table-row">
      <style:table-row-properties/>
    </style:style>
    <style:style style:name="TableCell17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18" style:family="table-row">
      <style:table-row-properties/>
    </style:style>
    <style:style style:name="TableCell17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723" style:family="table-column">
      <style:table-column-properties style:column-width="3.0756in"/>
    </style:style>
    <style:style style:name="Table1722" style:family="table">
      <style:table-properties style:width="3.0756in" fo:margin-left="0in" table:align="left"/>
    </style:style>
    <style:style style:name="TableRow1724" style:family="table-row">
      <style:table-row-properties/>
    </style:style>
    <style:style style:name="TableCell17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727" style:family="table-row">
      <style:table-row-properties/>
    </style:style>
    <style:style style:name="TableCell17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7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732" style:family="table-column">
      <style:table-column-properties style:column-width="1.1729in"/>
    </style:style>
    <style:style style:name="Table1731" style:family="table">
      <style:table-properties style:width="1.1729in" fo:margin-left="0in" table:align="left"/>
    </style:style>
    <style:style style:name="TableRow1733" style:family="table-row">
      <style:table-row-properties/>
    </style:style>
    <style:style style:name="TableCell17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36" style:family="table-row">
      <style:table-row-properties/>
    </style:style>
    <style:style style:name="TableCell17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741" style:family="table-column">
      <style:table-column-properties style:column-width="1.5451in"/>
    </style:style>
    <style:style style:name="Table1740" style:family="table">
      <style:table-properties style:width="1.5451in" fo:margin-left="0in" table:align="left"/>
    </style:style>
    <style:style style:name="TableRow1742" style:family="table-row">
      <style:table-row-properties/>
    </style:style>
    <style:style style:name="TableCell17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45" style:family="table-row">
      <style:table-row-properties/>
    </style:style>
    <style:style style:name="TableCell17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750" style:family="table-column">
      <style:table-column-properties style:column-width="1.3604in"/>
    </style:style>
    <style:style style:name="Table1749" style:family="table">
      <style:table-properties style:width="1.3604in" fo:margin-left="0in" table:align="left"/>
    </style:style>
    <style:style style:name="TableRow1751" style:family="table-row">
      <style:table-row-properties/>
    </style:style>
    <style:style style:name="TableCell17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54" style:family="table-row">
      <style:table-row-properties/>
    </style:style>
    <style:style style:name="TableCell17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759" style:family="table-column">
      <style:table-column-properties style:column-width="0.143in"/>
    </style:style>
    <style:style style:name="Table1758" style:family="table">
      <style:table-properties style:width="0.143in" fo:margin-left="0in" table:align="left"/>
    </style:style>
    <style:style style:name="TableRow1760" style:family="table-row">
      <style:table-row-properties/>
    </style:style>
    <style:style style:name="TableCell17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63" style:family="table-row">
      <style:table-row-properties/>
    </style:style>
    <style:style style:name="TableCell17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768" style:family="table-column">
      <style:table-column-properties style:column-width="0.402in"/>
    </style:style>
    <style:style style:name="Table1767" style:family="table">
      <style:table-properties style:width="0.402in" fo:margin-left="0in" table:align="left"/>
    </style:style>
    <style:style style:name="TableRow1769" style:family="table-row">
      <style:table-row-properties/>
    </style:style>
    <style:style style:name="TableCell17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72" style:family="table-row">
      <style:table-row-properties/>
    </style:style>
    <style:style style:name="TableCell17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777" style:family="table-column">
      <style:table-column-properties style:column-width="0.0666in"/>
    </style:style>
    <style:style style:name="Table1776" style:family="table">
      <style:table-properties style:width="0.0666in" fo:margin-left="0in" table:align="left"/>
    </style:style>
    <style:style style:name="TableRow1778" style:family="table-row">
      <style:table-row-properties/>
    </style:style>
    <style:style style:name="TableCell17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81" style:family="table-row">
      <style:table-row-properties/>
    </style:style>
    <style:style style:name="TableCell17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786" style:family="table-column">
      <style:table-column-properties style:column-width="0.143in"/>
    </style:style>
    <style:style style:name="Table1785" style:family="table">
      <style:table-properties style:width="0.143in" fo:margin-left="0in" table:align="left"/>
    </style:style>
    <style:style style:name="TableRow1787" style:family="table-row">
      <style:table-row-properties/>
    </style:style>
    <style:style style:name="TableCell17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90" style:family="table-row">
      <style:table-row-properties/>
    </style:style>
    <style:style style:name="TableCell17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795" style:family="table-column">
      <style:table-column-properties style:column-width="1.9in"/>
    </style:style>
    <style:style style:name="Table1794" style:family="table">
      <style:table-properties style:width="1.9in" fo:margin-left="0in" table:align="left"/>
    </style:style>
    <style:style style:name="TableRow1796" style:family="table-row">
      <style:table-row-properties/>
    </style:style>
    <style:style style:name="TableCell17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799" style:family="table-row">
      <style:table-row-properties/>
    </style:style>
    <style:style style:name="TableCell18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8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804" style:family="table-column">
      <style:table-column-properties style:column-width="5.7625in"/>
    </style:style>
    <style:style style:name="Table1803" style:family="table">
      <style:table-properties style:width="5.7625in" fo:margin-left="0in" table:align="left"/>
    </style:style>
    <style:style style:name="TableRow1805" style:family="table-row">
      <style:table-row-properties/>
    </style:style>
    <style:style style:name="TableCell18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808" style:family="table-row">
      <style:table-row-properties/>
    </style:style>
    <style:style style:name="TableCell18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8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813" style:family="table-column">
      <style:table-column-properties style:column-width="3.1055in"/>
    </style:style>
    <style:style style:name="Table1812" style:family="table">
      <style:table-properties style:width="3.1055in" fo:margin-left="0in" table:align="left"/>
    </style:style>
    <style:style style:name="TableRow1814" style:family="table-row">
      <style:table-row-properties/>
    </style:style>
    <style:style style:name="TableCell18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817" style:family="table-row">
      <style:table-row-properties/>
    </style:style>
    <style:style style:name="TableCell18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8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822" style:family="table-column">
      <style:table-column-properties style:column-width="1.8152in"/>
    </style:style>
    <style:style style:name="Table1821" style:family="table">
      <style:table-properties style:width="1.8152in" fo:margin-left="0in" table:align="left"/>
    </style:style>
    <style:style style:name="TableRow1823" style:family="table-row">
      <style:table-row-properties/>
    </style:style>
    <style:style style:name="TableCell18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826" style:family="table-row">
      <style:table-row-properties/>
    </style:style>
    <style:style style:name="TableCell1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8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831" style:family="table-column">
      <style:table-column-properties style:column-width="1.918in"/>
    </style:style>
    <style:style style:name="Table1830" style:family="table">
      <style:table-properties style:width="1.918in" fo:margin-left="0in" table:align="left"/>
    </style:style>
    <style:style style:name="TableRow1832" style:family="table-row">
      <style:table-row-properties/>
    </style:style>
    <style:style style:name="TableCell18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835" style:family="table-row">
      <style:table-row-properties/>
    </style:style>
    <style:style style:name="TableCell18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8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840" style:family="table-column">
      <style:table-column-properties style:column-width="3.2333in"/>
    </style:style>
    <style:style style:name="Table1839" style:family="table">
      <style:table-properties style:width="3.2333in" fo:margin-left="0in" table:align="left"/>
    </style:style>
    <style:style style:name="TableRow1841" style:family="table-row">
      <style:table-row-properties/>
    </style:style>
    <style:style style:name="TableCell18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844" style:family="table-row">
      <style:table-row-properties/>
    </style:style>
    <style:style style:name="TableCell18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8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849" style:family="table-column">
      <style:table-column-properties style:column-width="0.143in"/>
    </style:style>
    <style:style style:name="Table1848" style:family="table">
      <style:table-properties style:width="0.143in" fo:margin-left="0in" table:align="left"/>
    </style:style>
    <style:style style:name="TableRow1850" style:family="table-row">
      <style:table-row-properties/>
    </style:style>
    <style:style style:name="TableCell18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853" style:family="table-row">
      <style:table-row-properties/>
    </style:style>
    <style:style style:name="TableCell18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8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858" style:family="table-column">
      <style:table-column-properties style:column-width="0.4437in"/>
    </style:style>
    <style:style style:name="Table1857" style:family="table">
      <style:table-properties style:width="0.4437in" fo:margin-left="0in" table:align="left"/>
    </style:style>
    <style:style style:name="TableRow1859" style:family="table-row">
      <style:table-row-properties/>
    </style:style>
    <style:style style:name="TableCell18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862" style:family="table-row">
      <style:table-row-properties/>
    </style:style>
    <style:style style:name="TableCell18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8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867" style:family="table-column">
      <style:table-column-properties style:column-width="3.2333in"/>
    </style:style>
    <style:style style:name="Table1866" style:family="table">
      <style:table-properties style:width="3.2333in" fo:margin-left="0in" table:align="left"/>
    </style:style>
    <style:style style:name="TableRow1868" style:family="table-row">
      <style:table-row-properties/>
    </style:style>
    <style:style style:name="TableCell18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871" style:family="table-row">
      <style:table-row-properties/>
    </style:style>
    <style:style style:name="TableCell18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8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876" style:family="table-column">
      <style:table-column-properties style:column-width="0.143in"/>
    </style:style>
    <style:style style:name="Table1875" style:family="table">
      <style:table-properties style:width="0.143in" fo:margin-left="0in" table:align="left"/>
    </style:style>
    <style:style style:name="TableRow1877" style:family="table-row">
      <style:table-row-properties/>
    </style:style>
    <style:style style:name="TableCell18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880" style:family="table-row">
      <style:table-row-properties/>
    </style:style>
    <style:style style:name="TableCell18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8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885" style:family="table-column">
      <style:table-column-properties style:column-width="0.143in"/>
    </style:style>
    <style:style style:name="Table1884" style:family="table">
      <style:table-properties style:width="0.143in" fo:margin-left="0in" table:align="left"/>
    </style:style>
    <style:style style:name="TableRow1886" style:family="table-row">
      <style:table-row-properties/>
    </style:style>
    <style:style style:name="TableCell18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889" style:family="table-row">
      <style:table-row-properties/>
    </style:style>
    <style:style style:name="TableCell18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8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894" style:family="table-column">
      <style:table-column-properties style:column-width="0.143in"/>
    </style:style>
    <style:style style:name="Table1893" style:family="table">
      <style:table-properties style:width="0.143in" fo:margin-left="0in" table:align="left"/>
    </style:style>
    <style:style style:name="TableRow1895" style:family="table-row">
      <style:table-row-properties/>
    </style:style>
    <style:style style:name="TableCell18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898" style:family="table-row">
      <style:table-row-properties/>
    </style:style>
    <style:style style:name="TableCell18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9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903" style:family="table-column">
      <style:table-column-properties style:column-width="1.7569in"/>
    </style:style>
    <style:style style:name="Table1902" style:family="table">
      <style:table-properties style:width="1.7569in" fo:margin-left="0in" table:align="left"/>
    </style:style>
    <style:style style:name="TableRow1904" style:family="table-row">
      <style:table-row-properties/>
    </style:style>
    <style:style style:name="TableCell19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907" style:family="table-row">
      <style:table-row-properties/>
    </style:style>
    <style:style style:name="TableCell19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9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912" style:family="table-column">
      <style:table-column-properties style:column-width="1.0486in"/>
    </style:style>
    <style:style style:name="Table1911" style:family="table">
      <style:table-properties style:width="1.0486in" fo:margin-left="0in" table:align="left"/>
    </style:style>
    <style:style style:name="TableRow1913" style:family="table-row">
      <style:table-row-properties/>
    </style:style>
    <style:style style:name="TableCell19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916" style:family="table-row">
      <style:table-row-properties/>
    </style:style>
    <style:style style:name="TableCell19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9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921" style:family="table-column">
      <style:table-column-properties style:column-width="1.5986in"/>
    </style:style>
    <style:style style:name="Table1920" style:family="table">
      <style:table-properties style:width="1.5986in" fo:margin-left="0in" table:align="left"/>
    </style:style>
    <style:style style:name="TableRow1922" style:family="table-row">
      <style:table-row-properties/>
    </style:style>
    <style:style style:name="TableCell19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925" style:family="table-row">
      <style:table-row-properties/>
    </style:style>
    <style:style style:name="TableCell19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9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930" style:family="table-column">
      <style:table-column-properties style:column-width="1.1729in"/>
    </style:style>
    <style:style style:name="Table1929" style:family="table">
      <style:table-properties style:width="1.1729in" fo:margin-left="0in" table:align="left"/>
    </style:style>
    <style:style style:name="TableRow1931" style:family="table-row">
      <style:table-row-properties/>
    </style:style>
    <style:style style:name="TableCell19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934" style:family="table-row">
      <style:table-row-properties/>
    </style:style>
    <style:style style:name="TableCell19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9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939" style:family="table-column">
      <style:table-column-properties style:column-width="0.143in"/>
    </style:style>
    <style:style style:name="Table1938" style:family="table">
      <style:table-properties style:width="0.143in" fo:margin-left="0in" table:align="left"/>
    </style:style>
    <style:style style:name="TableRow1940" style:family="table-row">
      <style:table-row-properties/>
    </style:style>
    <style:style style:name="TableCell19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943" style:family="table-row">
      <style:table-row-properties/>
    </style:style>
    <style:style style:name="TableCell19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9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948" style:family="table-column">
      <style:table-column-properties style:column-width="6.3in"/>
    </style:style>
    <style:style style:name="Table1947" style:family="table">
      <style:table-properties style:width="6.3in" fo:margin-left="0in" table:align="left"/>
    </style:style>
    <style:style style:name="TableRow1949" style:family="table-row">
      <style:table-row-properties/>
    </style:style>
    <style:style style:name="TableCell19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952" style:family="table-row">
      <style:table-row-properties/>
    </style:style>
    <style:style style:name="TableCell19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9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957" style:family="table-column">
      <style:table-column-properties style:column-width="3.9722in"/>
    </style:style>
    <style:style style:name="Table1956" style:family="table">
      <style:table-properties style:width="3.9722in" fo:margin-left="0in" table:align="left"/>
    </style:style>
    <style:style style:name="TableRow1958" style:family="table-row">
      <style:table-row-properties/>
    </style:style>
    <style:style style:name="TableCell19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1961" style:family="table-row">
      <style:table-row-properties/>
    </style:style>
    <style:style style:name="TableCell19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19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966" style:family="table-column">
      <style:table-column-properties style:column-width="3.4097in"/>
    </style:style>
    <style:style style:name="Table1965" style:family="table">
      <style:table-properties style:width="3.4097in" fo:margin-left="0in" table:align="left"/>
    </style:style>
    <style:style style:name="TableRow1967" style:family="table-row">
      <style:table-row-properties/>
    </style:style>
    <style:style style:name="TableCell19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970" style:family="table-row">
      <style:table-row-properties/>
    </style:style>
    <style:style style:name="TableCell19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9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975" style:family="table-column">
      <style:table-column-properties style:column-width="1.4541in"/>
    </style:style>
    <style:style style:name="Table1974" style:family="table">
      <style:table-properties style:width="1.4541in" fo:margin-left="0in" table:align="left"/>
    </style:style>
    <style:style style:name="TableRow1976" style:family="table-row">
      <style:table-row-properties/>
    </style:style>
    <style:style style:name="TableCell19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979" style:family="table-row">
      <style:table-row-properties/>
    </style:style>
    <style:style style:name="TableCell19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9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984" style:family="table-column">
      <style:table-column-properties style:column-width="3.4097in"/>
    </style:style>
    <style:style style:name="Table1983" style:family="table">
      <style:table-properties style:width="3.4097in" fo:margin-left="0in" table:align="left"/>
    </style:style>
    <style:style style:name="TableRow1985" style:family="table-row">
      <style:table-row-properties/>
    </style:style>
    <style:style style:name="TableCell19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988" style:family="table-row">
      <style:table-row-properties/>
    </style:style>
    <style:style style:name="TableCell19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9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1993" style:family="table-column">
      <style:table-column-properties style:column-width="1.1729in"/>
    </style:style>
    <style:style style:name="Table1992" style:family="table">
      <style:table-properties style:width="1.1729in" fo:margin-left="0in" table:align="left"/>
    </style:style>
    <style:style style:name="TableRow1994" style:family="table-row">
      <style:table-row-properties/>
    </style:style>
    <style:style style:name="TableCell19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1997" style:family="table-row">
      <style:table-row-properties/>
    </style:style>
    <style:style style:name="TableCell19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002" style:family="table-column">
      <style:table-column-properties style:column-width="0.143in"/>
    </style:style>
    <style:style style:name="Table2001" style:family="table">
      <style:table-properties style:width="0.143in" fo:margin-left="0in" table:align="left"/>
    </style:style>
    <style:style style:name="TableRow2003" style:family="table-row">
      <style:table-row-properties/>
    </style:style>
    <style:style style:name="TableCell20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006" style:family="table-row">
      <style:table-row-properties/>
    </style:style>
    <style:style style:name="TableCell20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011" style:family="table-column">
      <style:table-column-properties style:column-width="0.402in"/>
    </style:style>
    <style:style style:name="Table2010" style:family="table">
      <style:table-properties style:width="0.402in" fo:margin-left="0in" table:align="left"/>
    </style:style>
    <style:style style:name="TableRow2012" style:family="table-row">
      <style:table-row-properties/>
    </style:style>
    <style:style style:name="TableCell20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015" style:family="table-row">
      <style:table-row-properties/>
    </style:style>
    <style:style style:name="TableCell20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020" style:family="table-column">
      <style:table-column-properties style:column-width="1.843in"/>
    </style:style>
    <style:style style:name="Table2019" style:family="table">
      <style:table-properties style:width="1.843in" fo:margin-left="0in" table:align="left"/>
    </style:style>
    <style:style style:name="TableRow2021" style:family="table-row">
      <style:table-row-properties/>
    </style:style>
    <style:style style:name="TableCell20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024" style:family="table-row">
      <style:table-row-properties/>
    </style:style>
    <style:style style:name="TableCell20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029" style:family="table-column">
      <style:table-column-properties style:column-width="1.2472in"/>
    </style:style>
    <style:style style:name="Table2028" style:family="table">
      <style:table-properties style:width="1.2472in" fo:margin-left="0in" table:align="left"/>
    </style:style>
    <style:style style:name="TableRow2030" style:family="table-row">
      <style:table-row-properties/>
    </style:style>
    <style:style style:name="TableCell20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033" style:family="table-row">
      <style:table-row-properties/>
    </style:style>
    <style:style style:name="TableCell20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038" style:family="table-column">
      <style:table-column-properties style:column-width="0.143in"/>
    </style:style>
    <style:style style:name="Table2037" style:family="table">
      <style:table-properties style:width="0.143in" fo:margin-left="0in" table:align="left"/>
    </style:style>
    <style:style style:name="TableRow2039" style:family="table-row">
      <style:table-row-properties/>
    </style:style>
    <style:style style:name="TableCell20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042" style:family="table-row">
      <style:table-row-properties/>
    </style:style>
    <style:style style:name="TableCell20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047" style:family="table-column">
      <style:table-column-properties style:column-width="1.3229in"/>
    </style:style>
    <style:style style:name="Table2046" style:family="table">
      <style:table-properties style:width="1.3229in" fo:margin-left="0in" table:align="left"/>
    </style:style>
    <style:style style:name="TableRow2048" style:family="table-row">
      <style:table-row-properties/>
    </style:style>
    <style:style style:name="TableCell20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051" style:family="table-row">
      <style:table-row-properties/>
    </style:style>
    <style:style style:name="TableCell20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056" style:family="table-column">
      <style:table-column-properties style:column-width="0.143in"/>
    </style:style>
    <style:style style:name="Table2055" style:family="table">
      <style:table-properties style:width="0.143in" fo:margin-left="0in" table:align="left"/>
    </style:style>
    <style:style style:name="TableRow2057" style:family="table-row">
      <style:table-row-properties/>
    </style:style>
    <style:style style:name="TableCell20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060" style:family="table-row">
      <style:table-row-properties/>
    </style:style>
    <style:style style:name="TableCell20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065" style:family="table-column">
      <style:table-column-properties style:column-width="0.143in"/>
    </style:style>
    <style:style style:name="Table2064" style:family="table">
      <style:table-properties style:width="0.143in" fo:margin-left="0in" table:align="left"/>
    </style:style>
    <style:style style:name="TableRow2066" style:family="table-row">
      <style:table-row-properties/>
    </style:style>
    <style:style style:name="TableCell20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069" style:family="table-row">
      <style:table-row-properties/>
    </style:style>
    <style:style style:name="TableCell20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074" style:family="table-column">
      <style:table-column-properties style:column-width="6.3in"/>
    </style:style>
    <style:style style:name="Table2073" style:family="table">
      <style:table-properties style:width="6.3in" fo:margin-left="0in" table:align="left"/>
    </style:style>
    <style:style style:name="TableRow2075" style:family="table-row">
      <style:table-row-properties/>
    </style:style>
    <style:style style:name="TableCell20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2078" style:family="table-row">
      <style:table-row-properties/>
    </style:style>
    <style:style style:name="TableCell20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20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083" style:family="table-column">
      <style:table-column-properties style:column-width="3.934in"/>
    </style:style>
    <style:style style:name="Table2082" style:family="table">
      <style:table-properties style:width="3.934in" fo:margin-left="0in" table:align="left"/>
    </style:style>
    <style:style style:name="TableRow2084" style:family="table-row">
      <style:table-row-properties/>
    </style:style>
    <style:style style:name="TableCell20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2087" style:family="table-row">
      <style:table-row-properties/>
    </style:style>
    <style:style style:name="TableCell20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20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092" style:family="table-column">
      <style:table-column-properties style:column-width="3.4097in"/>
    </style:style>
    <style:style style:name="Table2091" style:family="table">
      <style:table-properties style:width="3.4097in" fo:margin-left="0in" table:align="left"/>
    </style:style>
    <style:style style:name="TableRow2093" style:family="table-row">
      <style:table-row-properties/>
    </style:style>
    <style:style style:name="TableCell20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096" style:family="table-row">
      <style:table-row-properties/>
    </style:style>
    <style:style style:name="TableCell20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101" style:family="table-column">
      <style:table-column-properties style:column-width="1.4152in"/>
    </style:style>
    <style:style style:name="Table2100" style:family="table">
      <style:table-properties style:width="1.4152in" fo:margin-left="0in" table:align="left"/>
    </style:style>
    <style:style style:name="TableRow2102" style:family="table-row">
      <style:table-row-properties/>
    </style:style>
    <style:style style:name="TableCell2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105" style:family="table-row">
      <style:table-row-properties/>
    </style:style>
    <style:style style:name="TableCell2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110" style:family="table-column">
      <style:table-column-properties style:column-width="3.4097in"/>
    </style:style>
    <style:style style:name="Table2109" style:family="table">
      <style:table-properties style:width="3.4097in" fo:margin-left="0in" table:align="left"/>
    </style:style>
    <style:style style:name="TableRow2111" style:family="table-row">
      <style:table-row-properties/>
    </style:style>
    <style:style style:name="TableCell2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114" style:family="table-row">
      <style:table-row-properties/>
    </style:style>
    <style:style style:name="TableCell2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119" style:family="table-column">
      <style:table-column-properties style:column-width="1.1729in"/>
    </style:style>
    <style:style style:name="Table2118" style:family="table">
      <style:table-properties style:width="1.1729in" fo:margin-left="0in" table:align="left"/>
    </style:style>
    <style:style style:name="TableRow2120" style:family="table-row">
      <style:table-row-properties/>
    </style:style>
    <style:style style:name="TableCell2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123" style:family="table-row">
      <style:table-row-properties/>
    </style:style>
    <style:style style:name="TableCell2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128" style:family="table-column">
      <style:table-column-properties style:column-width="0.143in"/>
    </style:style>
    <style:style style:name="Table2127" style:family="table">
      <style:table-properties style:width="0.143in" fo:margin-left="0in" table:align="left"/>
    </style:style>
    <style:style style:name="TableRow2129" style:family="table-row">
      <style:table-row-properties/>
    </style:style>
    <style:style style:name="TableCell2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132" style:family="table-row">
      <style:table-row-properties/>
    </style:style>
    <style:style style:name="TableCell2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137" style:family="table-column">
      <style:table-column-properties style:column-width="0.402in"/>
    </style:style>
    <style:style style:name="Table2136" style:family="table">
      <style:table-properties style:width="0.402in" fo:margin-left="0in" table:align="left"/>
    </style:style>
    <style:style style:name="TableRow2138" style:family="table-row">
      <style:table-row-properties/>
    </style:style>
    <style:style style:name="TableCell2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141" style:family="table-row">
      <style:table-row-properties/>
    </style:style>
    <style:style style:name="TableCell2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146" style:family="table-column">
      <style:table-column-properties style:column-width="1.843in"/>
    </style:style>
    <style:style style:name="Table2145" style:family="table">
      <style:table-properties style:width="1.843in" fo:margin-left="0in" table:align="left"/>
    </style:style>
    <style:style style:name="TableRow2147" style:family="table-row">
      <style:table-row-properties/>
    </style:style>
    <style:style style:name="TableCell2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150" style:family="table-row">
      <style:table-row-properties/>
    </style:style>
    <style:style style:name="TableCell2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155" style:family="table-column">
      <style:table-column-properties style:column-width="1.2472in"/>
    </style:style>
    <style:style style:name="Table2154" style:family="table">
      <style:table-properties style:width="1.2472in" fo:margin-left="0in" table:align="left"/>
    </style:style>
    <style:style style:name="TableRow2156" style:family="table-row">
      <style:table-row-properties/>
    </style:style>
    <style:style style:name="TableCell2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159" style:family="table-row">
      <style:table-row-properties/>
    </style:style>
    <style:style style:name="TableCell2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164" style:family="table-column">
      <style:table-column-properties style:column-width="0.143in"/>
    </style:style>
    <style:style style:name="Table2163" style:family="table">
      <style:table-properties style:width="0.143in" fo:margin-left="0in" table:align="left"/>
    </style:style>
    <style:style style:name="TableRow2165" style:family="table-row">
      <style:table-row-properties/>
    </style:style>
    <style:style style:name="TableCell2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168" style:family="table-row">
      <style:table-row-properties/>
    </style:style>
    <style:style style:name="TableCell2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173" style:family="table-column">
      <style:table-column-properties style:column-width="1.3229in"/>
    </style:style>
    <style:style style:name="Table2172" style:family="table">
      <style:table-properties style:width="1.3229in" fo:margin-left="0in" table:align="left"/>
    </style:style>
    <style:style style:name="TableRow2174" style:family="table-row">
      <style:table-row-properties/>
    </style:style>
    <style:style style:name="TableCell2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177" style:family="table-row">
      <style:table-row-properties/>
    </style:style>
    <style:style style:name="TableCell2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182" style:family="table-column">
      <style:table-column-properties style:column-width="0.143in"/>
    </style:style>
    <style:style style:name="Table2181" style:family="table">
      <style:table-properties style:width="0.143in" fo:margin-left="0in" table:align="left"/>
    </style:style>
    <style:style style:name="TableRow2183" style:family="table-row">
      <style:table-row-properties/>
    </style:style>
    <style:style style:name="TableCell2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186" style:family="table-row">
      <style:table-row-properties/>
    </style:style>
    <style:style style:name="TableCell2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191" style:family="table-column">
      <style:table-column-properties style:column-width="0.143in"/>
    </style:style>
    <style:style style:name="Table2190" style:family="table">
      <style:table-properties style:width="0.143in" fo:margin-left="0in" table:align="left"/>
    </style:style>
    <style:style style:name="TableRow2192" style:family="table-row">
      <style:table-row-properties/>
    </style:style>
    <style:style style:name="TableCell2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195" style:family="table-row">
      <style:table-row-properties/>
    </style:style>
    <style:style style:name="TableCell2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00" style:family="table-column">
      <style:table-column-properties style:column-width="6.3in"/>
    </style:style>
    <style:style style:name="Table2199" style:family="table">
      <style:table-properties style:width="6.3in" fo:margin-left="0in" table:align="left"/>
    </style:style>
    <style:style style:name="TableRow2201" style:family="table-row">
      <style:table-row-properties/>
    </style:style>
    <style:style style:name="TableCell2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2204" style:family="table-row">
      <style:table-row-properties/>
    </style:style>
    <style:style style:name="TableCell2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22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09" style:family="table-column">
      <style:table-column-properties style:column-width="3.9722in"/>
    </style:style>
    <style:style style:name="Table2208" style:family="table">
      <style:table-properties style:width="3.9722in" fo:margin-left="0in" table:align="left"/>
    </style:style>
    <style:style style:name="TableRow2210" style:family="table-row">
      <style:table-row-properties/>
    </style:style>
    <style:style style:name="TableCell2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2213" style:family="table-row">
      <style:table-row-properties/>
    </style:style>
    <style:style style:name="TableCell2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22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18" style:family="table-column">
      <style:table-column-properties style:column-width="3.4097in"/>
    </style:style>
    <style:style style:name="Table2217" style:family="table">
      <style:table-properties style:width="3.4097in" fo:margin-left="0in" table:align="left"/>
    </style:style>
    <style:style style:name="TableRow2219" style:family="table-row">
      <style:table-row-properties/>
    </style:style>
    <style:style style:name="TableCell2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222" style:family="table-row">
      <style:table-row-properties/>
    </style:style>
    <style:style style:name="TableCell2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2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27" style:family="table-column">
      <style:table-column-properties style:column-width="1.4541in"/>
    </style:style>
    <style:style style:name="Table2226" style:family="table">
      <style:table-properties style:width="1.4541in" fo:margin-left="0in" table:align="left"/>
    </style:style>
    <style:style style:name="TableRow2228" style:family="table-row">
      <style:table-row-properties/>
    </style:style>
    <style:style style:name="TableCell2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231" style:family="table-row">
      <style:table-row-properties/>
    </style:style>
    <style:style style:name="TableCell2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2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36" style:family="table-column">
      <style:table-column-properties style:column-width="3.4097in"/>
    </style:style>
    <style:style style:name="Table2235" style:family="table">
      <style:table-properties style:width="3.4097in" fo:margin-left="0in" table:align="left"/>
    </style:style>
    <style:style style:name="TableRow2237" style:family="table-row">
      <style:table-row-properties/>
    </style:style>
    <style:style style:name="TableCell2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240" style:family="table-row">
      <style:table-row-properties/>
    </style:style>
    <style:style style:name="TableCell2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2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45" style:family="table-column">
      <style:table-column-properties style:column-width="1.1729in"/>
    </style:style>
    <style:style style:name="Table2244" style:family="table">
      <style:table-properties style:width="1.1729in" fo:margin-left="0in" table:align="left"/>
    </style:style>
    <style:style style:name="TableRow2246" style:family="table-row">
      <style:table-row-properties/>
    </style:style>
    <style:style style:name="TableCell2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249" style:family="table-row">
      <style:table-row-properties/>
    </style:style>
    <style:style style:name="TableCell2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2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54" style:family="table-column">
      <style:table-column-properties style:column-width="0.143in"/>
    </style:style>
    <style:style style:name="Table2253" style:family="table">
      <style:table-properties style:width="0.143in" fo:margin-left="0in" table:align="left"/>
    </style:style>
    <style:style style:name="TableRow2255" style:family="table-row">
      <style:table-row-properties/>
    </style:style>
    <style:style style:name="TableCell2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258" style:family="table-row">
      <style:table-row-properties/>
    </style:style>
    <style:style style:name="TableCell22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2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63" style:family="table-column">
      <style:table-column-properties style:column-width="0.402in"/>
    </style:style>
    <style:style style:name="Table2262" style:family="table">
      <style:table-properties style:width="0.402in" fo:margin-left="0in" table:align="left"/>
    </style:style>
    <style:style style:name="TableRow2264" style:family="table-row">
      <style:table-row-properties/>
    </style:style>
    <style:style style:name="TableCell2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267" style:family="table-row">
      <style:table-row-properties/>
    </style:style>
    <style:style style:name="TableCell2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2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72" style:family="table-column">
      <style:table-column-properties style:column-width="1.843in"/>
    </style:style>
    <style:style style:name="Table2271" style:family="table">
      <style:table-properties style:width="1.843in" fo:margin-left="0in" table:align="left"/>
    </style:style>
    <style:style style:name="TableRow2273" style:family="table-row">
      <style:table-row-properties/>
    </style:style>
    <style:style style:name="TableCell2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276" style:family="table-row">
      <style:table-row-properties/>
    </style:style>
    <style:style style:name="TableCell2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2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81" style:family="table-column">
      <style:table-column-properties style:column-width="1.2472in"/>
    </style:style>
    <style:style style:name="Table2280" style:family="table">
      <style:table-properties style:width="1.2472in" fo:margin-left="0in" table:align="left"/>
    </style:style>
    <style:style style:name="TableRow2282" style:family="table-row">
      <style:table-row-properties/>
    </style:style>
    <style:style style:name="TableCell2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285" style:family="table-row">
      <style:table-row-properties/>
    </style:style>
    <style:style style:name="TableCell2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2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90" style:family="table-column">
      <style:table-column-properties style:column-width="0.143in"/>
    </style:style>
    <style:style style:name="Table2289" style:family="table">
      <style:table-properties style:width="0.143in" fo:margin-left="0in" table:align="left"/>
    </style:style>
    <style:style style:name="TableRow2291" style:family="table-row">
      <style:table-row-properties/>
    </style:style>
    <style:style style:name="TableCell2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294" style:family="table-row">
      <style:table-row-properties/>
    </style:style>
    <style:style style:name="TableCell2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2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299" style:family="table-column">
      <style:table-column-properties style:column-width="1.3229in"/>
    </style:style>
    <style:style style:name="Table2298" style:family="table">
      <style:table-properties style:width="1.3229in" fo:margin-left="0in" table:align="left"/>
    </style:style>
    <style:style style:name="TableRow2300" style:family="table-row">
      <style:table-row-properties/>
    </style:style>
    <style:style style:name="TableCell2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303" style:family="table-row">
      <style:table-row-properties/>
    </style:style>
    <style:style style:name="TableCell2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3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308" style:family="table-column">
      <style:table-column-properties style:column-width="0.143in"/>
    </style:style>
    <style:style style:name="Table2307" style:family="table">
      <style:table-properties style:width="0.143in" fo:margin-left="0in" table:align="left"/>
    </style:style>
    <style:style style:name="TableRow2309" style:family="table-row">
      <style:table-row-properties/>
    </style:style>
    <style:style style:name="TableCell2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312" style:family="table-row">
      <style:table-row-properties/>
    </style:style>
    <style:style style:name="TableCell23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3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317" style:family="table-column">
      <style:table-column-properties style:column-width="0.143in"/>
    </style:style>
    <style:style style:name="Table2316" style:family="table">
      <style:table-properties style:width="0.143in" fo:margin-left="0in" table:align="left"/>
    </style:style>
    <style:style style:name="TableRow2318" style:family="table-row">
      <style:table-row-properties/>
    </style:style>
    <style:style style:name="TableCell2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321" style:family="table-row">
      <style:table-row-properties/>
    </style:style>
    <style:style style:name="TableCell2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3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326" style:family="table-column">
      <style:table-column-properties style:column-width="6.3in"/>
    </style:style>
    <style:style style:name="Table2325" style:family="table">
      <style:table-properties style:width="6.3in" fo:margin-left="0in" table:align="left"/>
    </style:style>
    <style:style style:name="TableRow2327" style:family="table-row">
      <style:table-row-properties/>
    </style:style>
    <style:style style:name="TableCell2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2330" style:family="table-row">
      <style:table-row-properties/>
    </style:style>
    <style:style style:name="TableCell2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23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335" style:family="table-column">
      <style:table-column-properties style:column-width="3.934in"/>
    </style:style>
    <style:style style:name="Table2334" style:family="table">
      <style:table-properties style:width="3.934in" fo:margin-left="0in" table:align="left"/>
    </style:style>
    <style:style style:name="TableRow2336" style:family="table-row">
      <style:table-row-properties/>
    </style:style>
    <style:style style:name="TableCell2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TableRow2339" style:family="table-row">
      <style:table-row-properties/>
    </style:style>
    <style:style style:name="TableCell2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fr" style:country-asian="FR"/>
    </style:style>
    <style:style style:name="P23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344" style:family="table-column">
      <style:table-column-properties style:column-width="3.4097in"/>
    </style:style>
    <style:style style:name="Table2343" style:family="table">
      <style:table-properties style:width="3.4097in" fo:margin-left="0in" table:align="left"/>
    </style:style>
    <style:style style:name="TableRow2345" style:family="table-row">
      <style:table-row-properties/>
    </style:style>
    <style:style style:name="TableCell2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348" style:family="table-row">
      <style:table-row-properties/>
    </style:style>
    <style:style style:name="TableCell23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3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353" style:family="table-column">
      <style:table-column-properties style:column-width="1.4152in"/>
    </style:style>
    <style:style style:name="Table2352" style:family="table">
      <style:table-properties style:width="1.4152in" fo:margin-left="0in" table:align="left"/>
    </style:style>
    <style:style style:name="TableRow2354" style:family="table-row">
      <style:table-row-properties/>
    </style:style>
    <style:style style:name="TableCell2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357" style:family="table-row">
      <style:table-row-properties/>
    </style:style>
    <style:style style:name="TableCell2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3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362" style:family="table-column">
      <style:table-column-properties style:column-width="3.4097in"/>
    </style:style>
    <style:style style:name="Table2361" style:family="table">
      <style:table-properties style:width="3.4097in" fo:margin-left="0in" table:align="left"/>
    </style:style>
    <style:style style:name="TableRow2363" style:family="table-row">
      <style:table-row-properties/>
    </style:style>
    <style:style style:name="TableCell2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366" style:family="table-row">
      <style:table-row-properties/>
    </style:style>
    <style:style style:name="TableCell23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3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371" style:family="table-column">
      <style:table-column-properties style:column-width="1.1729in"/>
    </style:style>
    <style:style style:name="Table2370" style:family="table">
      <style:table-properties style:width="1.1729in" fo:margin-left="0in" table:align="left"/>
    </style:style>
    <style:style style:name="TableRow2372" style:family="table-row">
      <style:table-row-properties/>
    </style:style>
    <style:style style:name="TableCell2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375" style:family="table-row">
      <style:table-row-properties/>
    </style:style>
    <style:style style:name="TableCell23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3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380" style:family="table-column">
      <style:table-column-properties style:column-width="0.143in"/>
    </style:style>
    <style:style style:name="Table2379" style:family="table">
      <style:table-properties style:width="0.143in" fo:margin-left="0in" table:align="left"/>
    </style:style>
    <style:style style:name="TableRow2381" style:family="table-row">
      <style:table-row-properties/>
    </style:style>
    <style:style style:name="TableCell2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384" style:family="table-row">
      <style:table-row-properties/>
    </style:style>
    <style:style style:name="TableCell23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3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389" style:family="table-column">
      <style:table-column-properties style:column-width="0.402in"/>
    </style:style>
    <style:style style:name="Table2388" style:family="table">
      <style:table-properties style:width="0.402in" fo:margin-left="0in" table:align="left"/>
    </style:style>
    <style:style style:name="TableRow2390" style:family="table-row">
      <style:table-row-properties/>
    </style:style>
    <style:style style:name="TableCell2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393" style:family="table-row">
      <style:table-row-properties/>
    </style:style>
    <style:style style:name="TableCell2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3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398" style:family="table-column">
      <style:table-column-properties style:column-width="1.843in"/>
    </style:style>
    <style:style style:name="Table2397" style:family="table">
      <style:table-properties style:width="1.843in" fo:margin-left="0in" table:align="left"/>
    </style:style>
    <style:style style:name="TableRow2399" style:family="table-row">
      <style:table-row-properties/>
    </style:style>
    <style:style style:name="TableCell2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402" style:family="table-row">
      <style:table-row-properties/>
    </style:style>
    <style:style style:name="TableCell2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4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407" style:family="table-column">
      <style:table-column-properties style:column-width="1.2472in"/>
    </style:style>
    <style:style style:name="Table2406" style:family="table">
      <style:table-properties style:width="1.2472in" fo:margin-left="0in" table:align="left"/>
    </style:style>
    <style:style style:name="TableRow2408" style:family="table-row">
      <style:table-row-properties/>
    </style:style>
    <style:style style:name="TableCell2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411" style:family="table-row">
      <style:table-row-properties/>
    </style:style>
    <style:style style:name="TableCell2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4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416" style:family="table-column">
      <style:table-column-properties style:column-width="0.143in"/>
    </style:style>
    <style:style style:name="Table2415" style:family="table">
      <style:table-properties style:width="0.143in" fo:margin-left="0in" table:align="left"/>
    </style:style>
    <style:style style:name="TableRow2417" style:family="table-row">
      <style:table-row-properties/>
    </style:style>
    <style:style style:name="TableCell24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420" style:family="table-row">
      <style:table-row-properties/>
    </style:style>
    <style:style style:name="TableCell2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4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425" style:family="table-column">
      <style:table-column-properties style:column-width="1.3229in"/>
    </style:style>
    <style:style style:name="Table2424" style:family="table">
      <style:table-properties style:width="1.3229in" fo:margin-left="0in" table:align="left"/>
    </style:style>
    <style:style style:name="TableRow2426" style:family="table-row">
      <style:table-row-properties/>
    </style:style>
    <style:style style:name="TableCell2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429" style:family="table-row">
      <style:table-row-properties/>
    </style:style>
    <style:style style:name="TableCell2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4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434" style:family="table-column">
      <style:table-column-properties style:column-width="0.143in"/>
    </style:style>
    <style:style style:name="Table2433" style:family="table">
      <style:table-properties style:width="0.143in" fo:margin-left="0in" table:align="left"/>
    </style:style>
    <style:style style:name="TableRow2435" style:family="table-row">
      <style:table-row-properties/>
    </style:style>
    <style:style style:name="TableCell2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438" style:family="table-row">
      <style:table-row-properties/>
    </style:style>
    <style:style style:name="TableCell2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4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443" style:family="table-column">
      <style:table-column-properties style:column-width="0.143in"/>
    </style:style>
    <style:style style:name="Table2442" style:family="table">
      <style:table-properties style:width="0.143in" fo:margin-left="0in" table:align="left"/>
    </style:style>
    <style:style style:name="TableRow2444" style:family="table-row">
      <style:table-row-properties/>
    </style:style>
    <style:style style:name="TableCell2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447" style:family="table-row">
      <style:table-row-properties/>
    </style:style>
    <style:style style:name="TableCell2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4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452" style:family="table-column">
      <style:table-column-properties style:column-width="0.402in"/>
    </style:style>
    <style:style style:name="Table2451" style:family="table">
      <style:table-properties style:width="0.402in" fo:margin-left="0in" table:align="left"/>
    </style:style>
    <style:style style:name="TableRow2453" style:family="table-row">
      <style:table-row-properties/>
    </style:style>
    <style:style style:name="TableCell2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456" style:family="table-row">
      <style:table-row-properties/>
    </style:style>
    <style:style style:name="TableCell2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4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461" style:family="table-column">
      <style:table-column-properties style:column-width="1.843in"/>
    </style:style>
    <style:style style:name="Table2460" style:family="table">
      <style:table-properties style:width="1.843in" fo:margin-left="0in" table:align="left"/>
    </style:style>
    <style:style style:name="TableRow2462" style:family="table-row">
      <style:table-row-properties/>
    </style:style>
    <style:style style:name="TableCell24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465" style:family="table-row">
      <style:table-row-properties/>
    </style:style>
    <style:style style:name="TableCell2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4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470" style:family="table-column">
      <style:table-column-properties style:column-width="1.2472in"/>
    </style:style>
    <style:style style:name="Table2469" style:family="table">
      <style:table-properties style:width="1.2472in" fo:margin-left="0in" table:align="left"/>
    </style:style>
    <style:style style:name="TableRow2471" style:family="table-row">
      <style:table-row-properties/>
    </style:style>
    <style:style style:name="TableCell24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474" style:family="table-row">
      <style:table-row-properties/>
    </style:style>
    <style:style style:name="TableCell2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4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479" style:family="table-column">
      <style:table-column-properties style:column-width="0.143in"/>
    </style:style>
    <style:style style:name="Table2478" style:family="table">
      <style:table-properties style:width="0.143in" fo:margin-left="0in" table:align="left"/>
    </style:style>
    <style:style style:name="TableRow2480" style:family="table-row">
      <style:table-row-properties/>
    </style:style>
    <style:style style:name="TableCell2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483" style:family="table-row">
      <style:table-row-properties/>
    </style:style>
    <style:style style:name="TableCell24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4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488" style:family="table-column">
      <style:table-column-properties style:column-width="0.143in"/>
    </style:style>
    <style:style style:name="Table2487" style:family="table">
      <style:table-properties style:width="0.143in" fo:margin-left="0in" table:align="left"/>
    </style:style>
    <style:style style:name="TableRow2489" style:family="table-row">
      <style:table-row-properties/>
    </style:style>
    <style:style style:name="TableCell24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492" style:family="table-row">
      <style:table-row-properties/>
    </style:style>
    <style:style style:name="TableCell24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4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497" style:family="table-column">
      <style:table-column-properties style:column-width="0.0666in"/>
    </style:style>
    <style:style style:name="Table2496" style:family="table">
      <style:table-properties style:width="0.0666in" fo:margin-left="0in" table:align="left"/>
    </style:style>
    <style:style style:name="TableRow2498" style:family="table-row">
      <style:table-row-properties/>
    </style:style>
    <style:style style:name="TableCell24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501" style:family="table-row">
      <style:table-row-properties/>
    </style:style>
    <style:style style:name="TableCell25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5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506" style:family="table-column">
      <style:table-column-properties style:column-width="0.0666in"/>
    </style:style>
    <style:style style:name="Table2505" style:family="table">
      <style:table-properties style:width="0.0666in" fo:margin-left="0in" table:align="left"/>
    </style:style>
    <style:style style:name="TableRow2507" style:family="table-row">
      <style:table-row-properties/>
    </style:style>
    <style:style style:name="TableCell25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510" style:family="table-row">
      <style:table-row-properties/>
    </style:style>
    <style:style style:name="TableCell25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5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text:display="none" style:letter-kerning="false" style:language-asian="fr" style:country-asian="FR"/>
    </style:style>
    <style:style style:name="TableColumn2515" style:family="table-column">
      <style:table-column-properties style:column-width="0.143in"/>
    </style:style>
    <style:style style:name="Table2514" style:family="table">
      <style:table-properties style:width="0.143in" fo:margin-left="0in" table:align="left"/>
    </style:style>
    <style:style style:name="TableRow2516" style:family="table-row">
      <style:table-row-properties/>
    </style:style>
    <style:style style:name="TableCell25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ableRow2519" style:family="table-row">
      <style:table-row-properties/>
    </style:style>
    <style:style style:name="TableCell2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T252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</office:automatic-styles>
  <office:body>
    <office:text text:use-soft-page-breaks="true">
      <text:p text:style-name="P1"><text:span text:style-name="T2">Rapport séance n°2</text:span></text:p>
      <text:p text:style-name="Normal"/>
      <text:p text:style-name="Normal">Lors de cette séance je n’étais pas présente donc j’ai essayé de faire des recherches par rapport à l’écran tactile, pour essayer de comprendre son fonctionnement.</text:p>
      <text:p text:style-name="Normal">Nous avons aussi récupéré un programme d’un ancien projet que nous avons étudiés. Cependant il nous as pas trop servis pour l’instant car il ne fonctionne pas.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Programme de Mirco :</text:p>
          </table:table-cell>
        </table:table-row>
        <table:table-row table:style-name="TableRow8">
          <table:table-cell table:style-name="TableCell9">
            <text:p text:style-name="P10"/>
          </table:table-cell>
        </table:table-row>
      </table:table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<text:line-break/></text:p>
          </table:table-cell>
        </table:table-row>
        <table:table-row table:style-name="TableRow17">
          <table:table-cell table:style-name="TableCell18">
            <text:p text:style-name="P19"/>
          </table:table-cell>
        </table:table-row>
      </table:table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//#include &lt;Adafruit_NeoPixel.h&gt;</text:p>
          </table:table-cell>
        </table:table-row>
        <table:table-row table:style-name="TableRow26">
          <table:table-cell table:style-name="TableCell27">
            <text:p text:style-name="P28"/>
          </table:table-cell>
        </table:table-row>
      </table:table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#include "LittleFS.h"</text:p>
          </table:table-cell>
        </table:table-row>
        <table:table-row table:style-name="TableRow35">
          <table:table-cell table:style-name="TableCell36">
            <text:p text:style-name="P37"/>
          </table:table-cell>
        </table:table-row>
      </table:table>
      <text:p text:style-name="P38"/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P43"><text:line-break/></text:p>
          </table:table-cell>
        </table:table-row>
        <table:table-row table:style-name="TableRow44">
          <table:table-cell table:style-name="TableCell45">
            <text:p text:style-name="P46"/>
          </table:table-cell>
        </table:table-row>
      </table:table>
      <text:p text:style-name="P47"/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>// Parameter 32 = number of pixels in strip</text:p>
          </table:table-cell>
        </table:table-row>
        <table:table-row table:style-name="TableRow53">
          <table:table-cell table:style-name="TableCell54">
            <text:p text:style-name="P55"/>
          </table:table-cell>
        </table:table-row>
      </table:table>
      <text:p text:style-name="P56"/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P61">// Parameter 2 = pin number (most are valid)</text:p>
          </table:table-cell>
        </table:table-row>
        <table:table-row table:style-name="TableRow62">
          <table:table-cell table:style-name="TableCell63">
            <text:p text:style-name="P64"/>
          </table:table-cell>
        </table:table-row>
      </table:table>
      <text:p text:style-name="P65"/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P70">// Parameter 3 = pixel type flags, add together as needed:</text:p>
          </table:table-cell>
        </table:table-row>
        <table:table-row table:style-name="TableRow71">
          <table:table-cell table:style-name="TableCell72">
            <text:p text:style-name="P73"/>
          </table:table-cell>
        </table:table-row>
      </table:table>
      <text:p text:style-name="P74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// NEO_KHZ800 800 KHz bitstream (most NeoPixel products w/WS2812 LEDs)</text:p>
          </table:table-cell>
        </table:table-row>
        <table:table-row table:style-name="TableRow80">
          <table:table-cell table:style-name="TableCell81">
            <text:p text:style-name="P82"/>
          </table:table-cell>
        </table:table-row>
      </table:table>
      <text:p text:style-name="P83"/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P88">// NEO_KHZ400 400 KHz (classic 'v1' (not v2) FLORA pixels, WS2811 drivers)</text:p>
          </table:table-cell>
        </table:table-row>
        <table:table-row table:style-name="TableRow89">
          <table:table-cell table:style-name="TableCell90">
            <text:p text:style-name="P91"/>
          </table:table-cell>
        </table:table-row>
      </table:table>
      <text:p text:style-name="P92"/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// NEO_GRB Pixels are wired for GRB bitstream (most NeoPixel products)</text:p>
          </table:table-cell>
        </table:table-row>
        <table:table-row table:style-name="TableRow98">
          <table:table-cell table:style-name="TableCell99">
            <text:p text:style-name="P100"/>
          </table:table-cell>
        </table:table-row>
      </table:table>
      <text:p text:style-name="P101"/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P106">// NEO_RGB Pixels are wired for RGB bitstream (v1 FLORA pixels, not v2)</text:p>
          </table:table-cell>
        </table:table-row>
        <table:table-row table:style-name="TableRow107">
          <table:table-cell table:style-name="TableCell108">
            <text:p text:style-name="P109"/>
          </table:table-cell>
        </table:table-row>
      </table:table>
      <text:p text:style-name="P110"/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int X=120;</text:p>
          </table:table-cell>
        </table:table-row>
        <table:table-row table:style-name="TableRow116">
          <table:table-cell table:style-name="TableCell117">
            <text:p text:style-name="P118"/>
          </table:table-cell>
        </table:table-row>
      </table:table>
      <text:p text:style-name="P119"/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bool fin_du_jeu = True;</text:p>
          </table:table-cell>
        </table:table-row>
        <table:table-row table:style-name="TableRow125">
          <table:table-cell table:style-name="TableCell126">
            <text:p text:style-name="P127"/>
          </table:table-cell>
        </table:table-row>
      </table:table>
      <text:p text:style-name="P128"/>
      <table:table table:style-name="Table129">
        <table:table-columns>
          <table:table-column table:style-name="TableColumn130"/>
        </table:table-columns>
        <table:table-row table:style-name="TableRow131">
          <table:table-cell table:style-name="TableCell132">
            <text:p text:style-name="P133">int matrice_led[11][11]={</text:p>
          </table:table-cell>
        </table:table-row>
        <table:table-row table:style-name="TableRow134">
          <table:table-cell table:style-name="TableCell135">
            <text:p text:style-name="P136"/>
          </table:table-cell>
        </table:table-row>
      </table:table>
      <text:p text:style-name="P137"/>
      <table:table table:style-name="Table138">
        <table:table-columns>
          <table:table-column table:style-name="TableColumn139"/>
        </table:table-columns>
        <table:table-row table:style-name="TableRow140">
          <table:table-cell table:style-name="TableCell141">
            <text:p text:style-name="P142">{0, 21, 22, 43, 44, 65, 66, 87, 88, 109, 110},</text:p>
          </table:table-cell>
        </table:table-row>
        <table:table-row table:style-name="TableRow143">
          <table:table-cell table:style-name="TableCell144">
            <text:p text:style-name="P145"/>
          </table:table-cell>
        </table:table-row>
      </table:table>
      <text:p text:style-name="P146"/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p text:style-name="P151">{1, 20, 23, 42, 45, 64, 67, 86, 89, 108, 111},</text:p>
          </table:table-cell>
        </table:table-row>
        <table:table-row table:style-name="TableRow152">
          <table:table-cell table:style-name="TableCell153">
            <text:p text:style-name="P154"/>
          </table:table-cell>
        </table:table-row>
      </table:table>
      <text:p text:style-name="P155"/>
      <table:table table:style-name="Table156">
        <table:table-columns>
          <table:table-column table:style-name="TableColumn157"/>
        </table:table-columns>
        <table:table-row table:style-name="TableRow158">
          <table:table-cell table:style-name="TableCell159">
            <text:p text:style-name="P160">{2, 19, 24, 41, 46, 63, 68, 85, 90, 107, 112},</text:p>
          </table:table-cell>
        </table:table-row>
        <table:table-row table:style-name="TableRow161">
          <table:table-cell table:style-name="TableCell162">
            <text:p text:style-name="P163"/>
          </table:table-cell>
        </table:table-row>
      </table:table>
      <text:p text:style-name="P164"/>
      <table:table table:style-name="Table165">
        <table:table-columns>
          <table:table-column table:style-name="TableColumn166"/>
        </table:table-columns>
        <table:table-row table:style-name="TableRow167">
          <table:table-cell table:style-name="TableCell168">
            <text:p text:style-name="P169">{3, 18, 25, 40, 47, 62, 69, 84, 91, 106, 113},</text:p>
          </table:table-cell>
        </table:table-row>
        <table:table-row table:style-name="TableRow170">
          <table:table-cell table:style-name="TableCell171">
            <text:p text:style-name="P172"/>
          </table:table-cell>
        </table:table-row>
      </table:table>
      <text:p text:style-name="P173"/>
      <table:table table:style-name="Table174">
        <table:table-columns>
          <table:table-column table:style-name="TableColumn175"/>
        </table:table-columns>
        <table:table-row table:style-name="TableRow176">
          <table:table-cell table:style-name="TableCell177">
            <text:p text:style-name="P178">{4, 17, 26, 39, 48, 61, 70, 83, 92, 105, 114},</text:p>
          </table:table-cell>
        </table:table-row>
        <table:table-row table:style-name="TableRow179">
          <table:table-cell table:style-name="TableCell180">
            <text:p text:style-name="P181"/>
          </table:table-cell>
        </table:table-row>
      </table:table>
      <text:p text:style-name="P182"/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p text:style-name="P187">{5, 16, 27, 38, 49, 60, 71, 82, 93, 104, 115},</text:p>
          </table:table-cell>
        </table:table-row>
        <table:table-row table:style-name="TableRow188">
          <table:table-cell table:style-name="TableCell189">
            <text:p text:style-name="P190"/>
          </table:table-cell>
        </table:table-row>
      </table:table>
      <text:p text:style-name="P191"/>
      <table:table table:style-name="Table192">
        <table:table-columns>
          <table:table-column table:style-name="TableColumn193"/>
        </table:table-columns>
        <table:table-row table:style-name="TableRow194">
          <table:table-cell table:style-name="TableCell195">
            <text:p text:style-name="P196">{6, 15, 28, 37, 50, 59, 72, 81, 94, 103, 116},</text:p>
          </table:table-cell>
        </table:table-row>
        <table:table-row table:style-name="TableRow197">
          <table:table-cell table:style-name="TableCell198">
            <text:p text:style-name="P199"/>
          </table:table-cell>
        </table:table-row>
      </table:table>
      <text:p text:style-name="P200"/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p text:style-name="P205">{7, 14, 29, 36, 51, 58, 73, 80, 95, 102, 117},</text:p>
          </table:table-cell>
        </table:table-row>
        <table:table-row table:style-name="TableRow206">
          <table:table-cell table:style-name="TableCell207">
            <text:p text:style-name="P208"/>
          </table:table-cell>
        </table:table-row>
      </table:table>
      <text:p text:style-name="P209"/>
      <table:table table:style-name="Table210">
        <table:table-columns>
          <table:table-column table:style-name="TableColumn211"/>
        </table:table-columns>
        <table:table-row table:style-name="TableRow212">
          <table:table-cell table:style-name="TableCell213">
            <text:p text:style-name="P214">{8, 13, 30, 35, 52, 57, 74, 79, 96, 101, 118},</text:p>
          </table:table-cell>
        </table:table-row>
        <table:table-row table:style-name="TableRow215">
          <table:table-cell table:style-name="TableCell216">
            <text:p text:style-name="P217"/>
          </table:table-cell>
        </table:table-row>
      </table:table>
      <text:p text:style-name="P218"/>
      <table:table table:style-name="Table219">
        <table:table-columns>
          <table:table-column table:style-name="TableColumn220"/>
        </table:table-columns>
        <table:table-row table:style-name="TableRow221">
          <table:table-cell table:style-name="TableCell222">
            <text:p text:style-name="P223">{9, 12, 31, 34, 53, 56, 75, 78, 97, 100, 119},</text:p>
          </table:table-cell>
        </table:table-row>
        <table:table-row table:style-name="TableRow224">
          <table:table-cell table:style-name="TableCell225">
            <text:p text:style-name="P226"/>
          </table:table-cell>
        </table:table-row>
      </table:table>
      <text:p text:style-name="P227"/>
      <table:table table:style-name="Table228">
        <table:table-columns>
          <table:table-column table:style-name="TableColumn229"/>
        </table:table-columns>
        <table:table-row table:style-name="TableRow230">
          <table:table-cell table:style-name="TableCell231">
            <text:soft-page-break/>
            <text:p text:style-name="P232">{10, 11, 32, 33, 54, 55, 76, 77, 98, 99, 120}</text:p>
          </table:table-cell>
        </table:table-row>
        <table:table-row table:style-name="TableRow233">
          <table:table-cell table:style-name="TableCell234">
            <text:p text:style-name="P235"/>
          </table:table-cell>
        </table:table-row>
      </table:table>
      <text:p text:style-name="P236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P241">};</text:p>
          </table:table-cell>
        </table:table-row>
        <table:table-row table:style-name="TableRow242">
          <table:table-cell table:style-name="TableCell243">
            <text:p text:style-name="P244"/>
          </table:table-cell>
        </table:table-row>
      </table:table>
      <text:p text:style-name="P245"/>
      <table:table table:style-name="Table246">
        <table:table-columns>
          <table:table-column table:style-name="TableColumn247"/>
        </table:table-columns>
        <table:table-row table:style-name="TableRow248">
          <table:table-cell table:style-name="TableCell249">
            <text:p text:style-name="P250"><text:line-break/></text:p>
          </table:table-cell>
        </table:table-row>
        <table:table-row table:style-name="TableRow251">
          <table:table-cell table:style-name="TableCell252">
            <text:p text:style-name="P253"/>
          </table:table-cell>
        </table:table-row>
      </table:table>
      <text:p text:style-name="P254"/>
      <table:table table:style-name="Table255">
        <table:table-columns>
          <table:table-column table:style-name="TableColumn256"/>
        </table:table-columns>
        <table:table-row table:style-name="TableRow257">
          <table:table-cell table:style-name="TableCell258">
            <text:p text:style-name="P259">int matrice_base[11][11]={</text:p>
          </table:table-cell>
        </table:table-row>
        <table:table-row table:style-name="TableRow260">
          <table:table-cell table:style-name="TableCell261">
            <text:p text:style-name="P262"/>
          </table:table-cell>
        </table:table-row>
      </table:table>
      <text:p text:style-name="P263"/>
      <table:table table:style-name="Table264">
        <table:table-columns>
          <table:table-column table:style-name="TableColumn265"/>
        </table:table-columns>
        <table:table-row table:style-name="TableRow266">
          <table:table-cell table:style-name="TableCell267">
            <text:p text:style-name="P268">{1, 1, 1, 1, 1, 1, 1, 1, 1, 1, 1},</text:p>
          </table:table-cell>
        </table:table-row>
        <table:table-row table:style-name="TableRow269">
          <table:table-cell table:style-name="TableCell270">
            <text:p text:style-name="P271"/>
          </table:table-cell>
        </table:table-row>
      </table:table>
      <text:p text:style-name="P272"/>
      <table:table table:style-name="Table273">
        <table:table-columns>
          <table:table-column table:style-name="TableColumn274"/>
        </table:table-columns>
        <table:table-row table:style-name="TableRow275">
          <table:table-cell table:style-name="TableCell276">
            <text:p text:style-name="P277">{1, 0, 1, 0, 1, 0, 1, 0, 1, 4, 4},</text:p>
          </table:table-cell>
        </table:table-row>
        <table:table-row table:style-name="TableRow278">
          <table:table-cell table:style-name="TableCell279">
            <text:p text:style-name="P280"/>
          </table:table-cell>
        </table:table-row>
      </table:table>
      <text:p text:style-name="P281"/>
      <table:table table:style-name="Table282">
        <table:table-columns>
          <table:table-column table:style-name="TableColumn283"/>
        </table:table-columns>
        <table:table-row table:style-name="TableRow284">
          <table:table-cell table:style-name="TableCell285">
            <text:p text:style-name="P286">{1, 1, 1, 1, 1, 1, 1, 1, 1, 1, 1},</text:p>
          </table:table-cell>
        </table:table-row>
        <table:table-row table:style-name="TableRow287">
          <table:table-cell table:style-name="TableCell288">
            <text:p text:style-name="P289"/>
          </table:table-cell>
        </table:table-row>
      </table:table>
      <text:p text:style-name="P290"/>
      <table:table table:style-name="Table291">
        <table:table-columns>
          <table:table-column table:style-name="TableColumn292"/>
        </table:table-columns>
        <table:table-row table:style-name="TableRow293">
          <table:table-cell table:style-name="TableCell294">
            <text:p text:style-name="P295">{1, 0, 1, 0, 1, 0, 1, 0, 1, 0, 1},</text:p>
          </table:table-cell>
        </table:table-row>
        <table:table-row table:style-name="TableRow296">
          <table:table-cell table:style-name="TableCell297">
            <text:p text:style-name="P298"/>
          </table:table-cell>
        </table:table-row>
      </table:table>
      <text:p text:style-name="P299"/>
      <table:table table:style-name="Table300">
        <table:table-columns>
          <table:table-column table:style-name="TableColumn301"/>
        </table:table-columns>
        <table:table-row table:style-name="TableRow302">
          <table:table-cell table:style-name="TableCell303">
            <text:p text:style-name="P304">{1, 1, 1, 1, 1, 1, 1, 1, 1, 1, 1},</text:p>
          </table:table-cell>
        </table:table-row>
        <table:table-row table:style-name="TableRow305">
          <table:table-cell table:style-name="TableCell306">
            <text:p text:style-name="P307"/>
          </table:table-cell>
        </table:table-row>
      </table:table>
      <text:p text:style-name="P308"/>
      <table:table table:style-name="Table309">
        <table:table-columns>
          <table:table-column table:style-name="TableColumn310"/>
        </table:table-columns>
        <table:table-row table:style-name="TableRow311">
          <table:table-cell table:style-name="TableCell312">
            <text:p text:style-name="P313">{1, 0, 1, 0, 1, 0, 1, 0, 1, 0, 1},</text:p>
          </table:table-cell>
        </table:table-row>
        <table:table-row table:style-name="TableRow314">
          <table:table-cell table:style-name="TableCell315">
            <text:p text:style-name="P316"/>
          </table:table-cell>
        </table:table-row>
      </table:table>
      <text:p text:style-name="P317"/>
      <table:table table:style-name="Table318">
        <table:table-columns>
          <table:table-column table:style-name="TableColumn319"/>
        </table:table-columns>
        <table:table-row table:style-name="TableRow320">
          <table:table-cell table:style-name="TableCell321">
            <text:p text:style-name="P322">{1, 1, 1, 1, 1, 1, 1, 1, 1, 1, 1},</text:p>
          </table:table-cell>
        </table:table-row>
        <table:table-row table:style-name="TableRow323">
          <table:table-cell table:style-name="TableCell324">
            <text:p text:style-name="P325"/>
          </table:table-cell>
        </table:table-row>
      </table:table>
      <text:p text:style-name="P326"/>
      <table:table table:style-name="Table327">
        <table:table-columns>
          <table:table-column table:style-name="TableColumn328"/>
        </table:table-columns>
        <table:table-row table:style-name="TableRow329">
          <table:table-cell table:style-name="TableCell330">
            <text:p text:style-name="P331">{1, 0, 1, 0, 1, 0, 1, 0, 1, 0, 1},</text:p>
          </table:table-cell>
        </table:table-row>
        <table:table-row table:style-name="TableRow332">
          <table:table-cell table:style-name="TableCell333">
            <text:p text:style-name="P334"/>
          </table:table-cell>
        </table:table-row>
      </table:table>
      <text:p text:style-name="P335"/>
      <table:table table:style-name="Table336">
        <table:table-columns>
          <table:table-column table:style-name="TableColumn337"/>
        </table:table-columns>
        <table:table-row table:style-name="TableRow338">
          <table:table-cell table:style-name="TableCell339">
            <text:p text:style-name="P340">{1, 1, 1, 1, 1, 1, 1, 1, 1, 1, 1},</text:p>
          </table:table-cell>
        </table:table-row>
        <table:table-row table:style-name="TableRow341">
          <table:table-cell table:style-name="TableCell342">
            <text:p text:style-name="P343"/>
          </table:table-cell>
        </table:table-row>
      </table:table>
      <text:p text:style-name="P344"/>
      <table:table table:style-name="Table345">
        <table:table-columns>
          <table:table-column table:style-name="TableColumn346"/>
        </table:table-columns>
        <table:table-row table:style-name="TableRow347">
          <table:table-cell table:style-name="TableCell348">
            <text:p text:style-name="P349">{2, 3, 1, 0, 1, 0, 1, 0, 1, 0, 1},</text:p>
          </table:table-cell>
        </table:table-row>
        <table:table-row table:style-name="TableRow350">
          <table:table-cell table:style-name="TableCell351">
            <text:p text:style-name="P352"/>
          </table:table-cell>
        </table:table-row>
      </table:table>
      <text:p text:style-name="P353"/>
      <table:table table:style-name="Table354">
        <table:table-columns>
          <table:table-column table:style-name="TableColumn355"/>
        </table:table-columns>
        <table:table-row table:style-name="TableRow356">
          <table:table-cell table:style-name="TableCell357">
            <text:p text:style-name="P358">{1, 1, 1, 1, 1, 1, 1, 1, 1, 1, 1}</text:p>
          </table:table-cell>
        </table:table-row>
        <table:table-row table:style-name="TableRow359">
          <table:table-cell table:style-name="TableCell360">
            <text:p text:style-name="P361"/>
          </table:table-cell>
        </table:table-row>
      </table:table>
      <text:p text:style-name="P362"/>
      <table:table table:style-name="Table363">
        <table:table-columns>
          <table:table-column table:style-name="TableColumn364"/>
        </table:table-columns>
        <table:table-row table:style-name="TableRow365">
          <table:table-cell table:style-name="TableCell366">
            <text:p text:style-name="P367">}</text:p>
          </table:table-cell>
        </table:table-row>
        <table:table-row table:style-name="TableRow368">
          <table:table-cell table:style-name="TableCell369">
            <text:p text:style-name="P370"/>
          </table:table-cell>
        </table:table-row>
      </table:table>
      <text:p text:style-name="P371"/>
      <table:table table:style-name="Table372">
        <table:table-columns>
          <table:table-column table:style-name="TableColumn373"/>
        </table:table-columns>
        <table:table-row table:style-name="TableRow374">
          <table:table-cell table:style-name="TableCell375">
            <text:p text:style-name="P376"><text:line-break/></text:p>
          </table:table-cell>
        </table:table-row>
        <table:table-row table:style-name="TableRow377">
          <table:table-cell table:style-name="TableCell378">
            <text:p text:style-name="P379"/>
          </table:table-cell>
        </table:table-row>
      </table:table>
      <text:p text:style-name="P380"/>
      <table:table table:style-name="Table381">
        <table:table-columns>
          <table:table-column table:style-name="TableColumn382"/>
        </table:table-columns>
        <table:table-row table:style-name="TableRow383">
          <table:table-cell table:style-name="TableCell384">
            <text:p text:style-name="P385">int x1 = 10;</text:p>
          </table:table-cell>
        </table:table-row>
        <table:table-row table:style-name="TableRow386">
          <table:table-cell table:style-name="TableCell387">
            <text:p text:style-name="P388"/>
          </table:table-cell>
        </table:table-row>
      </table:table>
      <text:p text:style-name="P389"/>
      <table:table table:style-name="Table390">
        <table:table-columns>
          <table:table-column table:style-name="TableColumn391"/>
        </table:table-columns>
        <table:table-row table:style-name="TableRow392">
          <table:table-cell table:style-name="TableCell393">
            <text:p text:style-name="P394">int y1 = 10;</text:p>
          </table:table-cell>
        </table:table-row>
        <table:table-row table:style-name="TableRow395">
          <table:table-cell table:style-name="TableCell396">
            <text:p text:style-name="P397"/>
          </table:table-cell>
        </table:table-row>
      </table:table>
      <text:p text:style-name="P398"/>
      <table:table table:style-name="Table399">
        <table:table-columns>
          <table:table-column table:style-name="TableColumn400"/>
        </table:table-columns>
        <table:table-row table:style-name="TableRow401">
          <table:table-cell table:style-name="TableCell402">
            <text:p text:style-name="P403">int a = 2;</text:p>
          </table:table-cell>
        </table:table-row>
        <table:table-row table:style-name="TableRow404">
          <table:table-cell table:style-name="TableCell405">
            <text:p text:style-name="P406"/>
          </table:table-cell>
        </table:table-row>
      </table:table>
      <text:p text:style-name="P407"/>
      <table:table table:style-name="Table408">
        <table:table-columns>
          <table:table-column table:style-name="TableColumn409"/>
        </table:table-columns>
        <table:table-row table:style-name="TableRow410">
          <table:table-cell table:style-name="TableCell411">
            <text:p text:style-name="P412">int b = a/2;</text:p>
          </table:table-cell>
        </table:table-row>
        <table:table-row table:style-name="TableRow413">
          <table:table-cell table:style-name="TableCell414">
            <text:p text:style-name="P415"/>
          </table:table-cell>
        </table:table-row>
      </table:table>
      <text:p text:style-name="P416"/>
      <table:table table:style-name="Table417">
        <table:table-columns>
          <table:table-column table:style-name="TableColumn418"/>
        </table:table-columns>
        <table:table-row table:style-name="TableRow419">
          <table:table-cell table:style-name="TableCell420">
            <text:p text:style-name="P421">int case_courantex= x1; int case_courantey = y1+4*a;</text:p>
          </table:table-cell>
        </table:table-row>
        <table:table-row table:style-name="TableRow422">
          <table:table-cell table:style-name="TableCell423">
            <text:p text:style-name="P424"/>
          </table:table-cell>
        </table:table-row>
      </table:table>
      <text:p text:style-name="P425"/>
      <table:table table:style-name="Table426">
        <table:table-columns>
          <table:table-column table:style-name="TableColumn427"/>
        </table:table-columns>
        <table:table-row table:style-name="TableRow428">
          <table:table-cell table:style-name="TableCell429">
            <text:p text:style-name="P430">int case_courantei= 9; int case_courantej = 1;</text:p>
          </table:table-cell>
        </table:table-row>
        <table:table-row table:style-name="TableRow431">
          <table:table-cell table:style-name="TableCell432">
            <text:p text:style-name="P433"/>
          </table:table-cell>
        </table:table-row>
      </table:table>
      <text:p text:style-name="P434"/>
      <table:table table:style-name="Table435">
        <table:table-columns>
          <table:table-column table:style-name="TableColumn436"/>
        </table:table-columns>
        <table:table-row table:style-name="TableRow437">
          <table:table-cell table:style-name="TableCell438">
            <text:p text:style-name="P439">//int posx20 = x1; int posy20 = y1;</text:p>
          </table:table-cell>
        </table:table-row>
        <table:table-row table:style-name="TableRow440">
          <table:table-cell table:style-name="TableCell441">
            <text:p text:style-name="P442"/>
          </table:table-cell>
        </table:table-row>
      </table:table>
      <text:p text:style-name="P443"/>
      <table:table table:style-name="Table444">
        <table:table-columns>
          <table:table-column table:style-name="TableColumn445"/>
        </table:table-columns>
        <table:table-row table:style-name="TableRow446">
          <table:table-cell table:style-name="TableCell447">
            <text:p text:style-name="P448">//int posx18 = x1; int posy18 = y1+a;</text:p>
          </table:table-cell>
        </table:table-row>
        <table:table-row table:style-name="TableRow449">
          <table:table-cell table:style-name="TableCell450">
            <text:p text:style-name="P451"/>
          </table:table-cell>
        </table:table-row>
      </table:table>
      <text:p text:style-name="P452"/>
      <table:table table:style-name="Table453">
        <table:table-columns>
          <table:table-column table:style-name="TableColumn454"/>
        </table:table-columns>
        <table:table-row table:style-name="TableRow455">
          <table:table-cell table:style-name="TableCell456">
            <text:p text:style-name="P457">//int posx16 = x1; int posy16 = y1+2*a;</text:p>
          </table:table-cell>
        </table:table-row>
        <table:table-row table:style-name="TableRow458">
          <table:table-cell table:style-name="TableCell459">
            <text:p text:style-name="P460"/>
          </table:table-cell>
        </table:table-row>
      </table:table>
      <text:p text:style-name="P461"/>
      <table:table table:style-name="Table462">
        <table:table-columns>
          <table:table-column table:style-name="TableColumn463"/>
        </table:table-columns>
        <table:table-row table:style-name="TableRow464">
          <table:table-cell table:style-name="TableCell465">
            <text:p text:style-name="P466">//int posx14 = x1; int posy14 = y1+3*a;</text:p>
          </table:table-cell>
        </table:table-row>
        <table:table-row table:style-name="TableRow467">
          <table:table-cell table:style-name="TableCell468">
            <text:p text:style-name="P469"/>
          </table:table-cell>
        </table:table-row>
      </table:table>
      <text:p text:style-name="P470"/>
      <table:table table:style-name="Table471">
        <table:table-columns>
          <table:table-column table:style-name="TableColumn472"/>
        </table:table-columns>
        <table:table-row table:style-name="TableRow473">
          <table:table-cell table:style-name="TableCell474">
            <text:p text:style-name="P475">//int posx12 = x1; int posy12 = y1+4*a;</text:p>
          </table:table-cell>
        </table:table-row>
        <table:table-row table:style-name="TableRow476">
          <table:table-cell table:style-name="TableCell477">
            <text:p text:style-name="P478"/>
          </table:table-cell>
        </table:table-row>
      </table:table>
      <text:p text:style-name="P479"/>
      <table:table table:style-name="Table480">
        <table:table-columns>
          <table:table-column table:style-name="TableColumn481"/>
        </table:table-columns>
        <table:table-row table:style-name="TableRow482">
          <table:table-cell table:style-name="TableCell483">
            <text:p text:style-name="P484">//int posx42 = x1+a; int posy42 = y1;</text:p>
          </table:table-cell>
        </table:table-row>
        <table:table-row table:style-name="TableRow485">
          <table:table-cell table:style-name="TableCell486">
            <text:p text:style-name="P487"/>
          </table:table-cell>
        </table:table-row>
      </table:table>
      <text:p text:style-name="P488"/>
      <table:table table:style-name="Table489">
        <table:table-columns>
          <table:table-column table:style-name="TableColumn490"/>
        </table:table-columns>
        <table:table-row table:style-name="TableRow491">
          <table:table-cell table:style-name="TableCell492">
            <text:p text:style-name="P493">//int posx40 = x1+a; int posy40 = y1+a;</text:p>
          </table:table-cell>
        </table:table-row>
        <table:table-row table:style-name="TableRow494">
          <table:table-cell table:style-name="TableCell495">
            <text:p text:style-name="P496"/>
          </table:table-cell>
        </table:table-row>
      </table:table>
      <text:p text:style-name="P497"/>
      <table:table table:style-name="Table498">
        <table:table-columns>
          <table:table-column table:style-name="TableColumn499"/>
        </table:table-columns>
        <table:table-row table:style-name="TableRow500">
          <table:table-cell table:style-name="TableCell501">
            <text:p text:style-name="P502">//int posx38 = x1+a; int posy38 = y1+2*a;</text:p>
          </table:table-cell>
        </table:table-row>
        <table:table-row table:style-name="TableRow503">
          <table:table-cell table:style-name="TableCell504">
            <text:p text:style-name="P505"/>
          </table:table-cell>
        </table:table-row>
      </table:table>
      <text:p text:style-name="P506"/>
      <table:table table:style-name="Table507">
        <table:table-columns>
          <table:table-column table:style-name="TableColumn508"/>
        </table:table-columns>
        <table:table-row table:style-name="TableRow509">
          <table:table-cell table:style-name="TableCell510">
            <text:p text:style-name="P511">//int posx36 = x1+a; int posy36 = y1+3*a;</text:p>
          </table:table-cell>
        </table:table-row>
        <table:table-row table:style-name="TableRow512">
          <table:table-cell table:style-name="TableCell513">
            <text:p text:style-name="P514"/>
          </table:table-cell>
        </table:table-row>
      </table:table>
      <text:p text:style-name="P515"/>
      <table:table table:style-name="Table516">
        <table:table-columns>
          <table:table-column table:style-name="TableColumn517"/>
        </table:table-columns>
        <table:table-row table:style-name="TableRow518">
          <table:table-cell table:style-name="TableCell519">
            <text:p text:style-name="P520">//int posx34 = x1+a; int posy34 = y1+4*a;</text:p>
          </table:table-cell>
        </table:table-row>
        <table:table-row table:style-name="TableRow521">
          <table:table-cell table:style-name="TableCell522">
            <text:p text:style-name="P523"/>
          </table:table-cell>
        </table:table-row>
      </table:table>
      <text:p text:style-name="P524"/>
      <table:table table:style-name="Table525">
        <table:table-columns>
          <table:table-column table:style-name="TableColumn526"/>
        </table:table-columns>
        <table:table-row table:style-name="TableRow527">
          <table:table-cell table:style-name="TableCell528">
            <text:soft-page-break/>
            <text:p text:style-name="P529">//int posx64 = x1+2*a; int posy64 = y1;</text:p>
          </table:table-cell>
        </table:table-row>
        <table:table-row table:style-name="TableRow530">
          <table:table-cell table:style-name="TableCell531">
            <text:p text:style-name="P532"/>
          </table:table-cell>
        </table:table-row>
      </table:table>
      <text:p text:style-name="P533"/>
      <table:table table:style-name="Table534">
        <table:table-columns>
          <table:table-column table:style-name="TableColumn535"/>
        </table:table-columns>
        <table:table-row table:style-name="TableRow536">
          <table:table-cell table:style-name="TableCell537">
            <text:p text:style-name="P538">//int posx62 = x1+2*a; int posy62 = y1+a;</text:p>
          </table:table-cell>
        </table:table-row>
        <table:table-row table:style-name="TableRow539">
          <table:table-cell table:style-name="TableCell540">
            <text:p text:style-name="P541"/>
          </table:table-cell>
        </table:table-row>
      </table:table>
      <text:p text:style-name="P542"/>
      <table:table table:style-name="Table543">
        <table:table-columns>
          <table:table-column table:style-name="TableColumn544"/>
        </table:table-columns>
        <table:table-row table:style-name="TableRow545">
          <table:table-cell table:style-name="TableCell546">
            <text:p text:style-name="P547">//int posx60 = x1+2*a; int posy60 = y1+2*a;</text:p>
          </table:table-cell>
        </table:table-row>
        <table:table-row table:style-name="TableRow548">
          <table:table-cell table:style-name="TableCell549">
            <text:p text:style-name="P550"/>
          </table:table-cell>
        </table:table-row>
      </table:table>
      <text:p text:style-name="P551"/>
      <table:table table:style-name="Table552">
        <table:table-columns>
          <table:table-column table:style-name="TableColumn553"/>
        </table:table-columns>
        <table:table-row table:style-name="TableRow554">
          <table:table-cell table:style-name="TableCell555">
            <text:p text:style-name="P556">//int posx58 = x1+2*a; int posy58 = y1+3*a;</text:p>
          </table:table-cell>
        </table:table-row>
        <table:table-row table:style-name="TableRow557">
          <table:table-cell table:style-name="TableCell558">
            <text:p text:style-name="P559"/>
          </table:table-cell>
        </table:table-row>
      </table:table>
      <text:p text:style-name="P560"/>
      <table:table table:style-name="Table561">
        <table:table-columns>
          <table:table-column table:style-name="TableColumn562"/>
        </table:table-columns>
        <table:table-row table:style-name="TableRow563">
          <table:table-cell table:style-name="TableCell564">
            <text:p text:style-name="P565">//int posx56 = x1+2*a; int posy56 = y1+4*a;</text:p>
          </table:table-cell>
        </table:table-row>
        <table:table-row table:style-name="TableRow566">
          <table:table-cell table:style-name="TableCell567">
            <text:p text:style-name="P568"/>
          </table:table-cell>
        </table:table-row>
      </table:table>
      <text:p text:style-name="P569"/>
      <table:table table:style-name="Table570">
        <table:table-columns>
          <table:table-column table:style-name="TableColumn571"/>
        </table:table-columns>
        <table:table-row table:style-name="TableRow572">
          <table:table-cell table:style-name="TableCell573">
            <text:p text:style-name="P574">//int posx86 = x1+3*a; int posy86 = y1;</text:p>
          </table:table-cell>
        </table:table-row>
        <table:table-row table:style-name="TableRow575">
          <table:table-cell table:style-name="TableCell576">
            <text:p text:style-name="P577"/>
          </table:table-cell>
        </table:table-row>
      </table:table>
      <text:p text:style-name="P578"/>
      <table:table table:style-name="Table579">
        <table:table-columns>
          <table:table-column table:style-name="TableColumn580"/>
        </table:table-columns>
        <table:table-row table:style-name="TableRow581">
          <table:table-cell table:style-name="TableCell582">
            <text:p text:style-name="P583">//int posx84 = x1+3*a; int posy84 = y1+a;</text:p>
          </table:table-cell>
        </table:table-row>
        <table:table-row table:style-name="TableRow584">
          <table:table-cell table:style-name="TableCell585">
            <text:p text:style-name="P586"/>
          </table:table-cell>
        </table:table-row>
      </table:table>
      <text:p text:style-name="P587"/>
      <table:table table:style-name="Table588">
        <table:table-columns>
          <table:table-column table:style-name="TableColumn589"/>
        </table:table-columns>
        <table:table-row table:style-name="TableRow590">
          <table:table-cell table:style-name="TableCell591">
            <text:p text:style-name="P592">//int posx82 = x1+3*a; int posy82 = y1+2*a;</text:p>
          </table:table-cell>
        </table:table-row>
        <table:table-row table:style-name="TableRow593">
          <table:table-cell table:style-name="TableCell594">
            <text:p text:style-name="P595"/>
          </table:table-cell>
        </table:table-row>
      </table:table>
      <text:p text:style-name="P596"/>
      <table:table table:style-name="Table597">
        <table:table-columns>
          <table:table-column table:style-name="TableColumn598"/>
        </table:table-columns>
        <table:table-row table:style-name="TableRow599">
          <table:table-cell table:style-name="TableCell600">
            <text:p text:style-name="P601">//int posx80 = x1+3*a; int posy80 = y1+3*a;</text:p>
          </table:table-cell>
        </table:table-row>
        <table:table-row table:style-name="TableRow602">
          <table:table-cell table:style-name="TableCell603">
            <text:p text:style-name="P604"/>
          </table:table-cell>
        </table:table-row>
      </table:table>
      <text:p text:style-name="P605"/>
      <table:table table:style-name="Table606">
        <table:table-columns>
          <table:table-column table:style-name="TableColumn607"/>
        </table:table-columns>
        <table:table-row table:style-name="TableRow608">
          <table:table-cell table:style-name="TableCell609">
            <text:p text:style-name="P610">//int posx78 = x1+3*a; int posy78 = y1+4*a;</text:p>
          </table:table-cell>
        </table:table-row>
        <table:table-row table:style-name="TableRow611">
          <table:table-cell table:style-name="TableCell612">
            <text:p text:style-name="P613"/>
          </table:table-cell>
        </table:table-row>
      </table:table>
      <text:p text:style-name="P614"/>
      <table:table table:style-name="Table615">
        <table:table-columns>
          <table:table-column table:style-name="TableColumn616"/>
        </table:table-columns>
        <table:table-row table:style-name="TableRow617">
          <table:table-cell table:style-name="TableCell618">
            <text:p text:style-name="P619">//int posx108 = x1+4*a; int posy108 = y1;</text:p>
          </table:table-cell>
        </table:table-row>
        <table:table-row table:style-name="TableRow620">
          <table:table-cell table:style-name="TableCell621">
            <text:p text:style-name="P622"/>
          </table:table-cell>
        </table:table-row>
      </table:table>
      <text:p text:style-name="P623"/>
      <table:table table:style-name="Table624">
        <table:table-columns>
          <table:table-column table:style-name="TableColumn625"/>
        </table:table-columns>
        <table:table-row table:style-name="TableRow626">
          <table:table-cell table:style-name="TableCell627">
            <text:p text:style-name="P628">//int posx106 = x1+4*a; int posy106 = y1+a;</text:p>
          </table:table-cell>
        </table:table-row>
        <table:table-row table:style-name="TableRow629">
          <table:table-cell table:style-name="TableCell630">
            <text:p text:style-name="P631"/>
          </table:table-cell>
        </table:table-row>
      </table:table>
      <text:p text:style-name="P632"/>
      <table:table table:style-name="Table633">
        <table:table-columns>
          <table:table-column table:style-name="TableColumn634"/>
        </table:table-columns>
        <table:table-row table:style-name="TableRow635">
          <table:table-cell table:style-name="TableCell636">
            <text:p text:style-name="P637">//int posx104 = x1+4*a; int posy104 = y1+2*a;</text:p>
          </table:table-cell>
        </table:table-row>
        <table:table-row table:style-name="TableRow638">
          <table:table-cell table:style-name="TableCell639">
            <text:p text:style-name="P640"/>
          </table:table-cell>
        </table:table-row>
      </table:table>
      <text:p text:style-name="P641"/>
      <table:table table:style-name="Table642">
        <table:table-columns>
          <table:table-column table:style-name="TableColumn643"/>
        </table:table-columns>
        <table:table-row table:style-name="TableRow644">
          <table:table-cell table:style-name="TableCell645">
            <text:p text:style-name="P646">//int posx102 = x1+4*a; int posy102 = y1+3*a;</text:p>
          </table:table-cell>
        </table:table-row>
        <table:table-row table:style-name="TableRow647">
          <table:table-cell table:style-name="TableCell648">
            <text:p text:style-name="P649"/>
          </table:table-cell>
        </table:table-row>
      </table:table>
      <text:p text:style-name="P650"/>
      <table:table table:style-name="Table651">
        <table:table-columns>
          <table:table-column table:style-name="TableColumn652"/>
        </table:table-columns>
        <table:table-row table:style-name="TableRow653">
          <table:table-cell table:style-name="TableCell654">
            <text:p text:style-name="P655">//int posx100 = x1+4*a; int posy100 = y1+4*a;</text:p>
          </table:table-cell>
        </table:table-row>
        <table:table-row table:style-name="TableRow656">
          <table:table-cell table:style-name="TableCell657">
            <text:p text:style-name="P658"/>
          </table:table-cell>
        </table:table-row>
      </table:table>
      <text:p text:style-name="P659"/>
      <table:table table:style-name="Table660">
        <table:table-columns>
          <table:table-column table:style-name="TableColumn661"/>
        </table:table-columns>
        <table:table-row table:style-name="TableRow662">
          <table:table-cell table:style-name="TableCell663">
            <text:p text:style-name="P664"><text:line-break/></text:p>
          </table:table-cell>
        </table:table-row>
        <table:table-row table:style-name="TableRow665">
          <table:table-cell table:style-name="TableCell666">
            <text:p text:style-name="P667"/>
          </table:table-cell>
        </table:table-row>
      </table:table>
      <text:p text:style-name="P668"/>
      <table:table table:style-name="Table669">
        <table:table-columns>
          <table:table-column table:style-name="TableColumn670"/>
        </table:table-columns>
        <table:table-row table:style-name="TableRow671">
          <table:table-cell table:style-name="TableCell672">
            <text:p text:style-name="P673"><text:line-break/></text:p>
          </table:table-cell>
        </table:table-row>
        <table:table-row table:style-name="TableRow674">
          <table:table-cell table:style-name="TableCell675">
            <text:p text:style-name="P676"/>
          </table:table-cell>
        </table:table-row>
      </table:table>
      <text:p text:style-name="P677"/>
      <table:table table:style-name="Table678">
        <table:table-columns>
          <table:table-column table:style-name="TableColumn679"/>
        </table:table-columns>
        <table:table-row table:style-name="TableRow680">
          <table:table-cell table:style-name="TableCell681">
            <text:p text:style-name="P682">LittleFS.open("C:\Users\user\OneDrive\Bureau\Arduino project\python maze/maze.txt", "r"); //Ouverture fichier pour le lire</text:p>
          </table:table-cell>
        </table:table-row>
        <table:table-row table:style-name="TableRow683">
          <table:table-cell table:style-name="TableCell684">
            <text:p text:style-name="P685"/>
          </table:table-cell>
        </table:table-row>
      </table:table>
      <text:p text:style-name="P686"/>
      <table:table table:style-name="Table687">
        <table:table-columns>
          <table:table-column table:style-name="TableColumn688"/>
        </table:table-columns>
        <table:table-row table:style-name="TableRow689">
          <table:table-cell table:style-name="TableCell690">
            <text:p text:style-name="P691">for(int k=0;k&lt;f.size();k++){</text:p>
          </table:table-cell>
        </table:table-row>
        <table:table-row table:style-name="TableRow692">
          <table:table-cell table:style-name="TableCell693">
            <text:p text:style-name="P694"/>
          </table:table-cell>
        </table:table-row>
      </table:table>
      <text:p text:style-name="P695"/>
      <table:table table:style-name="Table696">
        <table:table-columns>
          <table:table-column table:style-name="TableColumn697"/>
        </table:table-columns>
        <table:table-row table:style-name="TableRow698">
          <table:table-cell table:style-name="TableCell699">
            <text:p text:style-name="P700">char c = f.read(); //Read file</text:p>
          </table:table-cell>
        </table:table-row>
        <table:table-row table:style-name="TableRow701">
          <table:table-cell table:style-name="TableCell702">
            <text:p text:style-name="P703"/>
          </table:table-cell>
        </table:table-row>
      </table:table>
      <text:p text:style-name="P704"/>
      <table:table table:style-name="Table705">
        <table:table-columns>
          <table:table-column table:style-name="TableColumn706"/>
        </table:table-columns>
        <table:table-row table:style-name="TableRow707">
          <table:table-cell table:style-name="TableCell708">
            <text:p text:style-name="P709"><text:line-break/></text:p>
          </table:table-cell>
        </table:table-row>
        <table:table-row table:style-name="TableRow710">
          <table:table-cell table:style-name="TableCell711">
            <text:p text:style-name="P712"/>
          </table:table-cell>
        </table:table-row>
      </table:table>
      <text:p text:style-name="P713"/>
      <table:table table:style-name="Table714">
        <table:table-columns>
          <table:table-column table:style-name="TableColumn715"/>
        </table:table-columns>
        <table:table-row table:style-name="TableRow716">
          <table:table-cell table:style-name="TableCell717">
            <text:p text:style-name="P718">int matrice_maze[11][11]={1,1,1,1,1,1,1,1,1,1,1,1,0,1,0,0,0,0,0,1,0,1,1,0,1,0,1,1,1,0,1,0,1,1,0,1,0,1,0,0,0,1,0,1,1,0,1,0,1,1,1,1,1,0,1,1,0,1,0,0,0,0,0,1,0,1,1,0,1,1,1,1,1,0,1,0,1,1,0,1,0,0,0,0,0,1,0,1,1,0,1,0,1,1,1,1,1,0,1,1,0,0,0,0,0,0,0,0,0,1,1,1,1,1,1,1,1,1,1,1,1};</text:p>
          </table:table-cell>
        </table:table-row>
        <table:table-row table:style-name="TableRow719">
          <table:table-cell table:style-name="TableCell720">
            <text:p text:style-name="P721"/>
          </table:table-cell>
        </table:table-row>
      </table:table>
      <text:p text:style-name="P722"/>
      <table:table table:style-name="Table723">
        <table:table-columns>
          <table:table-column table:style-name="TableColumn724"/>
        </table:table-columns>
        <table:table-row table:style-name="TableRow725">
          <table:table-cell table:style-name="TableCell726">
            <text:p text:style-name="P727"><text:line-break/></text:p>
          </table:table-cell>
        </table:table-row>
        <table:table-row table:style-name="TableRow728">
          <table:table-cell table:style-name="TableCell729">
            <text:p text:style-name="P730"/>
          </table:table-cell>
        </table:table-row>
      </table:table>
      <text:p text:style-name="P731"/>
      <table:table table:style-name="Table732">
        <table:table-columns>
          <table:table-column table:style-name="TableColumn733"/>
        </table:table-columns>
        <table:table-row table:style-name="TableRow734">
          <table:table-cell table:style-name="TableCell735">
            <text:p text:style-name="P736">void afficher_maze(){</text:p>
          </table:table-cell>
        </table:table-row>
        <table:table-row table:style-name="TableRow737">
          <table:table-cell table:style-name="TableCell738">
            <text:p text:style-name="P739"/>
          </table:table-cell>
        </table:table-row>
      </table:table>
      <text:p text:style-name="P740"/>
      <table:table table:style-name="Table741">
        <table:table-columns>
          <table:table-column table:style-name="TableColumn742"/>
        </table:table-columns>
        <table:table-row table:style-name="TableRow743">
          <table:table-cell table:style-name="TableCell744">
            <text:p text:style-name="P745">for(int i = 0; i &lt; 11; i++ ) { // On fait une boucle pour définir la couleur de chaque led</text:p>
          </table:table-cell>
        </table:table-row>
        <table:table-row table:style-name="TableRow746">
          <table:table-cell table:style-name="TableCell747">
            <text:p text:style-name="P748"/>
          </table:table-cell>
        </table:table-row>
      </table:table>
      <text:p text:style-name="P749"/>
      <table:table table:style-name="Table750">
        <table:table-columns>
          <table:table-column table:style-name="TableColumn751"/>
        </table:table-columns>
        <table:table-row table:style-name="TableRow752">
          <table:table-cell table:style-name="TableCell753">
            <text:p text:style-name="P754">// setPixelColor(n° de led, Rouge, Vert, Bleu)</text:p>
          </table:table-cell>
        </table:table-row>
        <table:table-row table:style-name="TableRow755">
          <table:table-cell table:style-name="TableCell756">
            <text:p text:style-name="P757"/>
          </table:table-cell>
        </table:table-row>
      </table:table>
      <text:p text:style-name="P758"/>
      <table:table table:style-name="Table759">
        <table:table-columns>
          <table:table-column table:style-name="TableColumn760"/>
        </table:table-columns>
        <table:table-row table:style-name="TableRow761">
          <table:table-cell table:style-name="TableCell762">
            <text:p text:style-name="P763">for (int j = 0; j &lt; 11; j++){</text:p>
          </table:table-cell>
        </table:table-row>
        <table:table-row table:style-name="TableRow764">
          <table:table-cell table:style-name="TableCell765">
            <text:p text:style-name="P766"/>
          </table:table-cell>
        </table:table-row>
      </table:table>
      <text:p text:style-name="P767"/>
      <table:table table:style-name="Table768">
        <table:table-columns>
          <table:table-column table:style-name="TableColumn769"/>
        </table:table-columns>
        <table:table-row table:style-name="TableRow770">
          <table:table-cell table:style-name="TableCell771">
            <text:p text:style-name="P772">if (matrice_base[i][j]==1){</text:p>
          </table:table-cell>
        </table:table-row>
        <table:table-row table:style-name="TableRow773">
          <table:table-cell table:style-name="TableCell774">
            <text:p text:style-name="P775"/>
          </table:table-cell>
        </table:table-row>
      </table:table>
      <text:p text:style-name="P776"/>
      <table:table table:style-name="Table777">
        <table:table-columns>
          <table:table-column table:style-name="TableColumn778"/>
        </table:table-columns>
        <table:table-row table:style-name="TableRow779">
          <table:table-cell table:style-name="TableCell780">
            <text:p text:style-name="P781">strip.setPixelColor(matrice_led[i][j], 223, 0, 0);</text:p>
          </table:table-cell>
        </table:table-row>
        <table:table-row table:style-name="TableRow782">
          <table:table-cell table:style-name="TableCell783">
            <text:p text:style-name="P784"/>
          </table:table-cell>
        </table:table-row>
      </table:table>
      <text:p text:style-name="P785"/>
      <table:table table:style-name="Table786">
        <table:table-columns>
          <table:table-column table:style-name="TableColumn787"/>
        </table:table-columns>
        <table:table-row table:style-name="TableRow788">
          <table:table-cell table:style-name="TableCell789">
            <text:p text:style-name="P790">}</text:p>
          </table:table-cell>
        </table:table-row>
        <table:table-row table:style-name="TableRow791">
          <table:table-cell table:style-name="TableCell792">
            <text:p text:style-name="P793"/>
          </table:table-cell>
        </table:table-row>
      </table:table>
      <text:p text:style-name="P794"/>
      <table:table table:style-name="Table795">
        <table:table-columns>
          <table:table-column table:style-name="TableColumn796"/>
        </table:table-columns>
        <table:table-row table:style-name="TableRow797">
          <table:table-cell table:style-name="TableCell798">
            <text:soft-page-break/>
            <text:p text:style-name="P799">else if(matrice_base[i][j]==2){</text:p>
          </table:table-cell>
        </table:table-row>
        <table:table-row table:style-name="TableRow800">
          <table:table-cell table:style-name="TableCell801">
            <text:p text:style-name="P802"/>
          </table:table-cell>
        </table:table-row>
      </table:table>
      <text:p text:style-name="P803"/>
      <table:table table:style-name="Table804">
        <table:table-columns>
          <table:table-column table:style-name="TableColumn805"/>
        </table:table-columns>
        <table:table-row table:style-name="TableRow806">
          <table:table-cell table:style-name="TableCell807">
            <text:p text:style-name="P808">strip.setPixelColor(matrice_led[i][j], 100, 100, 100);</text:p>
          </table:table-cell>
        </table:table-row>
        <table:table-row table:style-name="TableRow809">
          <table:table-cell table:style-name="TableCell810">
            <text:p text:style-name="P811"/>
          </table:table-cell>
        </table:table-row>
      </table:table>
      <text:p text:style-name="P812"/>
      <table:table table:style-name="Table813">
        <table:table-columns>
          <table:table-column table:style-name="TableColumn814"/>
        </table:table-columns>
        <table:table-row table:style-name="TableRow815">
          <table:table-cell table:style-name="TableCell816">
            <text:p text:style-name="P817">}</text:p>
          </table:table-cell>
        </table:table-row>
        <table:table-row table:style-name="TableRow818">
          <table:table-cell table:style-name="TableCell819">
            <text:p text:style-name="P820"/>
          </table:table-cell>
        </table:table-row>
      </table:table>
      <text:p text:style-name="P821"/>
      <table:table table:style-name="Table822">
        <table:table-columns>
          <table:table-column table:style-name="TableColumn823"/>
        </table:table-columns>
        <table:table-row table:style-name="TableRow824">
          <table:table-cell table:style-name="TableCell825">
            <text:p text:style-name="P826">else if(matrice_base[i][j]==3){</text:p>
          </table:table-cell>
        </table:table-row>
        <table:table-row table:style-name="TableRow827">
          <table:table-cell table:style-name="TableCell828">
            <text:p text:style-name="P829"/>
          </table:table-cell>
        </table:table-row>
      </table:table>
      <text:p text:style-name="P830"/>
      <table:table table:style-name="Table831">
        <table:table-columns>
          <table:table-column table:style-name="TableColumn832"/>
        </table:table-columns>
        <table:table-row table:style-name="TableRow833">
          <table:table-cell table:style-name="TableCell834">
            <text:p text:style-name="P835">strip.setPixelColor(matrice_led[i][j], 100, 100, 100);</text:p>
          </table:table-cell>
        </table:table-row>
        <table:table-row table:style-name="TableRow836">
          <table:table-cell table:style-name="TableCell837">
            <text:p text:style-name="P838"/>
          </table:table-cell>
        </table:table-row>
      </table:table>
      <text:p text:style-name="P839"/>
      <table:table table:style-name="Table840">
        <table:table-columns>
          <table:table-column table:style-name="TableColumn841"/>
        </table:table-columns>
        <table:table-row table:style-name="TableRow842">
          <table:table-cell table:style-name="TableCell843">
            <text:p text:style-name="P844">}</text:p>
          </table:table-cell>
        </table:table-row>
        <table:table-row table:style-name="TableRow845">
          <table:table-cell table:style-name="TableCell846">
            <text:p text:style-name="P847"/>
          </table:table-cell>
        </table:table-row>
      </table:table>
      <text:p text:style-name="P848"/>
      <table:table table:style-name="Table849">
        <table:table-columns>
          <table:table-column table:style-name="TableColumn850"/>
        </table:table-columns>
        <table:table-row table:style-name="TableRow851">
          <table:table-cell table:style-name="TableCell852">
            <text:p text:style-name="P853">else if(matrice_base[i][j]==4){</text:p>
          </table:table-cell>
        </table:table-row>
        <table:table-row table:style-name="TableRow854">
          <table:table-cell table:style-name="TableCell855">
            <text:p text:style-name="P856"/>
          </table:table-cell>
        </table:table-row>
      </table:table>
      <text:p text:style-name="P857"/>
      <table:table table:style-name="Table858">
        <table:table-columns>
          <table:table-column table:style-name="TableColumn859"/>
        </table:table-columns>
        <table:table-row table:style-name="TableRow860">
          <table:table-cell table:style-name="TableCell861">
            <text:p text:style-name="P862">strip.setPixelColor(matrice_led[i][j], 0, 223, 0);</text:p>
          </table:table-cell>
        </table:table-row>
        <table:table-row table:style-name="TableRow863">
          <table:table-cell table:style-name="TableCell864">
            <text:p text:style-name="P865"/>
          </table:table-cell>
        </table:table-row>
      </table:table>
      <text:p text:style-name="P866"/>
      <table:table table:style-name="Table867">
        <table:table-columns>
          <table:table-column table:style-name="TableColumn868"/>
        </table:table-columns>
        <table:table-row table:style-name="TableRow869">
          <table:table-cell table:style-name="TableCell870">
            <text:p text:style-name="P871">}</text:p>
          </table:table-cell>
        </table:table-row>
        <table:table-row table:style-name="TableRow872">
          <table:table-cell table:style-name="TableCell873">
            <text:p text:style-name="P874"/>
          </table:table-cell>
        </table:table-row>
      </table:table>
      <text:p text:style-name="P875"/>
      <table:table table:style-name="Table876">
        <table:table-columns>
          <table:table-column table:style-name="TableColumn877"/>
        </table:table-columns>
        <table:table-row table:style-name="TableRow878">
          <table:table-cell table:style-name="TableCell879">
            <text:p text:style-name="P880">else {</text:p>
          </table:table-cell>
        </table:table-row>
        <table:table-row table:style-name="TableRow881">
          <table:table-cell table:style-name="TableCell882">
            <text:p text:style-name="P883"/>
          </table:table-cell>
        </table:table-row>
      </table:table>
      <text:p text:style-name="P884"/>
      <table:table table:style-name="Table885">
        <table:table-columns>
          <table:table-column table:style-name="TableColumn886"/>
        </table:table-columns>
        <table:table-row table:style-name="TableRow887">
          <table:table-cell table:style-name="TableCell888">
            <text:p text:style-name="P889">strip.setPixelColor(matrice_led[i][j], 0, 0, 223);</text:p>
          </table:table-cell>
        </table:table-row>
        <table:table-row table:style-name="TableRow890">
          <table:table-cell table:style-name="TableCell891">
            <text:p text:style-name="P892"/>
          </table:table-cell>
        </table:table-row>
      </table:table>
      <text:p text:style-name="P893"/>
      <table:table table:style-name="Table894">
        <table:table-columns>
          <table:table-column table:style-name="TableColumn895"/>
        </table:table-columns>
        <table:table-row table:style-name="TableRow896">
          <table:table-cell table:style-name="TableCell897">
            <text:p text:style-name="P898">}<text:s/></text:p>
          </table:table-cell>
        </table:table-row>
        <table:table-row table:style-name="TableRow899">
          <table:table-cell table:style-name="TableCell900">
            <text:p text:style-name="P901"/>
          </table:table-cell>
        </table:table-row>
      </table:table>
      <text:p text:style-name="P902"/>
      <table:table table:style-name="Table903">
        <table:table-columns>
          <table:table-column table:style-name="TableColumn904"/>
        </table:table-columns>
        <table:table-row table:style-name="TableRow905">
          <table:table-cell table:style-name="TableCell906">
            <text:p text:style-name="P907">}</text:p>
          </table:table-cell>
        </table:table-row>
        <table:table-row table:style-name="TableRow908">
          <table:table-cell table:style-name="TableCell909">
            <text:p text:style-name="P910"/>
          </table:table-cell>
        </table:table-row>
      </table:table>
      <text:p text:style-name="P911"/>
      <table:table table:style-name="Table912">
        <table:table-columns>
          <table:table-column table:style-name="TableColumn913"/>
        </table:table-columns>
        <table:table-row table:style-name="TableRow914">
          <table:table-cell table:style-name="TableCell915">
            <text:p text:style-name="P916">}</text:p>
          </table:table-cell>
        </table:table-row>
        <table:table-row table:style-name="TableRow917">
          <table:table-cell table:style-name="TableCell918">
            <text:p text:style-name="P919"/>
          </table:table-cell>
        </table:table-row>
      </table:table>
      <text:p text:style-name="P920"/>
      <table:table table:style-name="Table921">
        <table:table-columns>
          <table:table-column table:style-name="TableColumn922"/>
        </table:table-columns>
        <table:table-row table:style-name="TableRow923">
          <table:table-cell table:style-name="TableCell924">
            <text:p text:style-name="P925"><text:line-break/></text:p>
          </table:table-cell>
        </table:table-row>
        <table:table-row table:style-name="TableRow926">
          <table:table-cell table:style-name="TableCell927">
            <text:p text:style-name="P928"/>
          </table:table-cell>
        </table:table-row>
      </table:table>
      <text:p text:style-name="P929"/>
      <table:table table:style-name="Table930">
        <table:table-columns>
          <table:table-column table:style-name="TableColumn931"/>
        </table:table-columns>
        <table:table-row table:style-name="TableRow932">
          <table:table-cell table:style-name="TableCell933">
            <text:p text:style-name="P934">strip.show();<text:s/></text:p>
          </table:table-cell>
        </table:table-row>
        <table:table-row table:style-name="TableRow935">
          <table:table-cell table:style-name="TableCell936">
            <text:p text:style-name="P937"/>
          </table:table-cell>
        </table:table-row>
      </table:table>
      <text:p text:style-name="P938"/>
      <table:table table:style-name="Table939">
        <table:table-columns>
          <table:table-column table:style-name="TableColumn940"/>
        </table:table-columns>
        <table:table-row table:style-name="TableRow941">
          <table:table-cell table:style-name="TableCell942">
            <text:p text:style-name="P943">delay(100); // on affiche qq secondes</text:p>
          </table:table-cell>
        </table:table-row>
        <table:table-row table:style-name="TableRow944">
          <table:table-cell table:style-name="TableCell945">
            <text:p text:style-name="P946"/>
          </table:table-cell>
        </table:table-row>
      </table:table>
      <text:p text:style-name="P947"/>
      <table:table table:style-name="Table948">
        <table:table-columns>
          <table:table-column table:style-name="TableColumn949"/>
        </table:table-columns>
        <table:table-row table:style-name="TableRow950">
          <table:table-cell table:style-name="TableCell951">
            <text:p text:style-name="P952"><text:line-break/></text:p>
          </table:table-cell>
        </table:table-row>
        <table:table-row table:style-name="TableRow953">
          <table:table-cell table:style-name="TableCell954">
            <text:p text:style-name="P955"/>
          </table:table-cell>
        </table:table-row>
      </table:table>
      <text:p text:style-name="P956"/>
      <table:table table:style-name="Table957">
        <table:table-columns>
          <table:table-column table:style-name="TableColumn958"/>
        </table:table-columns>
        <table:table-row table:style-name="TableRow959">
          <table:table-cell table:style-name="TableCell960">
            <text:p text:style-name="P961">for(int i = 0; i &lt; 11; i++ ) { // On fait une boucle pour définir la couleur de chaque led</text:p>
          </table:table-cell>
        </table:table-row>
        <table:table-row table:style-name="TableRow962">
          <table:table-cell table:style-name="TableCell963">
            <text:p text:style-name="P964"/>
          </table:table-cell>
        </table:table-row>
      </table:table>
      <text:p text:style-name="P965"/>
      <table:table table:style-name="Table966">
        <table:table-columns>
          <table:table-column table:style-name="TableColumn967"/>
        </table:table-columns>
        <table:table-row table:style-name="TableRow968">
          <table:table-cell table:style-name="TableCell969">
            <text:p text:style-name="P970">// setPixelColor(n° de led, Rouge, Vert, Bleu)</text:p>
          </table:table-cell>
        </table:table-row>
        <table:table-row table:style-name="TableRow971">
          <table:table-cell table:style-name="TableCell972">
            <text:p text:style-name="P973"/>
          </table:table-cell>
        </table:table-row>
      </table:table>
      <text:p text:style-name="P974"/>
      <table:table table:style-name="Table975">
        <table:table-columns>
          <table:table-column table:style-name="TableColumn976"/>
        </table:table-columns>
        <table:table-row table:style-name="TableRow977">
          <table:table-cell table:style-name="TableCell978">
            <text:p text:style-name="P979">for (int j = 0; j &lt; 11; j++){</text:p>
          </table:table-cell>
        </table:table-row>
        <table:table-row table:style-name="TableRow980">
          <table:table-cell table:style-name="TableCell981">
            <text:p text:style-name="P982"/>
          </table:table-cell>
        </table:table-row>
      </table:table>
      <text:p text:style-name="P983"/>
      <table:table table:style-name="Table984">
        <table:table-columns>
          <table:table-column table:style-name="TableColumn985"/>
        </table:table-columns>
        <table:table-row table:style-name="TableRow986">
          <table:table-cell table:style-name="TableCell987">
            <text:p text:style-name="P988">if (matrice_base[i][j]==1){</text:p>
          </table:table-cell>
        </table:table-row>
        <table:table-row table:style-name="TableRow989">
          <table:table-cell table:style-name="TableCell990">
            <text:p text:style-name="P991"/>
          </table:table-cell>
        </table:table-row>
      </table:table>
      <text:p text:style-name="P992"/>
      <table:table table:style-name="Table993">
        <table:table-columns>
          <table:table-column table:style-name="TableColumn994"/>
        </table:table-columns>
        <table:table-row table:style-name="TableRow995">
          <table:table-cell table:style-name="TableCell996">
            <text:p text:style-name="P997">strip.setPixelColor(matrice_led[i][j], 223, 0, 0);</text:p>
          </table:table-cell>
        </table:table-row>
        <table:table-row table:style-name="TableRow998">
          <table:table-cell table:style-name="TableCell999">
            <text:p text:style-name="P1000"/>
          </table:table-cell>
        </table:table-row>
      </table:table>
      <text:p text:style-name="P1001"/>
      <table:table table:style-name="Table1002">
        <table:table-columns>
          <table:table-column table:style-name="TableColumn1003"/>
        </table:table-columns>
        <table:table-row table:style-name="TableRow1004">
          <table:table-cell table:style-name="TableCell1005">
            <text:p text:style-name="P1006">}</text:p>
          </table:table-cell>
        </table:table-row>
        <table:table-row table:style-name="TableRow1007">
          <table:table-cell table:style-name="TableCell1008">
            <text:p text:style-name="P1009"/>
          </table:table-cell>
        </table:table-row>
      </table:table>
      <text:p text:style-name="P1010"/>
      <table:table table:style-name="Table1011">
        <table:table-columns>
          <table:table-column table:style-name="TableColumn1012"/>
        </table:table-columns>
        <table:table-row table:style-name="TableRow1013">
          <table:table-cell table:style-name="TableCell1014">
            <text:p text:style-name="P1015">else if(matrice_base[i][j]==2){</text:p>
          </table:table-cell>
        </table:table-row>
        <table:table-row table:style-name="TableRow1016">
          <table:table-cell table:style-name="TableCell1017">
            <text:p text:style-name="P1018"/>
          </table:table-cell>
        </table:table-row>
      </table:table>
      <text:p text:style-name="P1019"/>
      <table:table table:style-name="Table1020">
        <table:table-columns>
          <table:table-column table:style-name="TableColumn1021"/>
        </table:table-columns>
        <table:table-row table:style-name="TableRow1022">
          <table:table-cell table:style-name="TableCell1023">
            <text:p text:style-name="P1024">strip.setPixelColor(matrice_led[i][j], 100, 100, 100);</text:p>
          </table:table-cell>
        </table:table-row>
        <table:table-row table:style-name="TableRow1025">
          <table:table-cell table:style-name="TableCell1026">
            <text:p text:style-name="P1027"/>
          </table:table-cell>
        </table:table-row>
      </table:table>
      <text:p text:style-name="P1028"/>
      <table:table table:style-name="Table1029">
        <table:table-columns>
          <table:table-column table:style-name="TableColumn1030"/>
        </table:table-columns>
        <table:table-row table:style-name="TableRow1031">
          <table:table-cell table:style-name="TableCell1032">
            <text:p text:style-name="P1033">}</text:p>
          </table:table-cell>
        </table:table-row>
        <table:table-row table:style-name="TableRow1034">
          <table:table-cell table:style-name="TableCell1035">
            <text:p text:style-name="P1036"/>
          </table:table-cell>
        </table:table-row>
      </table:table>
      <text:p text:style-name="P1037"/>
      <table:table table:style-name="Table1038">
        <table:table-columns>
          <table:table-column table:style-name="TableColumn1039"/>
        </table:table-columns>
        <table:table-row table:style-name="TableRow1040">
          <table:table-cell table:style-name="TableCell1041">
            <text:p text:style-name="P1042">else if(matrice_base[i][j]==3){</text:p>
          </table:table-cell>
        </table:table-row>
        <table:table-row table:style-name="TableRow1043">
          <table:table-cell table:style-name="TableCell1044">
            <text:p text:style-name="P1045"/>
          </table:table-cell>
        </table:table-row>
      </table:table>
      <text:p text:style-name="P1046"/>
      <table:table table:style-name="Table1047">
        <table:table-columns>
          <table:table-column table:style-name="TableColumn1048"/>
        </table:table-columns>
        <table:table-row table:style-name="TableRow1049">
          <table:table-cell table:style-name="TableCell1050">
            <text:p text:style-name="P1051">strip.setPixelColor(matrice_led[i][j], 0, 0, 0);</text:p>
          </table:table-cell>
        </table:table-row>
        <table:table-row table:style-name="TableRow1052">
          <table:table-cell table:style-name="TableCell1053">
            <text:p text:style-name="P1054"/>
          </table:table-cell>
        </table:table-row>
      </table:table>
      <text:p text:style-name="P1055"/>
      <table:table table:style-name="Table1056">
        <table:table-columns>
          <table:table-column table:style-name="TableColumn1057"/>
        </table:table-columns>
        <table:table-row table:style-name="TableRow1058">
          <table:table-cell table:style-name="TableCell1059">
            <text:p text:style-name="P1060">}</text:p>
          </table:table-cell>
        </table:table-row>
        <table:table-row table:style-name="TableRow1061">
          <table:table-cell table:style-name="TableCell1062">
            <text:p text:style-name="P1063"/>
          </table:table-cell>
        </table:table-row>
      </table:table>
      <text:p text:style-name="P1064"/>
      <table:table table:style-name="Table1065">
        <table:table-columns>
          <table:table-column table:style-name="TableColumn1066"/>
        </table:table-columns>
        <table:table-row table:style-name="TableRow1067">
          <table:table-cell table:style-name="TableCell1068">
            <text:p text:style-name="P1069">else if(matrice_base[i][j]==4){</text:p>
          </table:table-cell>
        </table:table-row>
        <table:table-row table:style-name="TableRow1070">
          <table:table-cell table:style-name="TableCell1071">
            <text:p text:style-name="P1072"/>
          </table:table-cell>
        </table:table-row>
      </table:table>
      <text:p text:style-name="P1073"/>
      <table:table table:style-name="Table1074">
        <table:table-columns>
          <table:table-column table:style-name="TableColumn1075"/>
        </table:table-columns>
        <table:table-row table:style-name="TableRow1076">
          <table:table-cell table:style-name="TableCell1077">
            <text:p text:style-name="P1078">strip.setPixelColor(matrice_led[i][j], 0, 223, 0);</text:p>
          </table:table-cell>
        </table:table-row>
        <table:table-row table:style-name="TableRow1079">
          <table:table-cell table:style-name="TableCell1080">
            <text:p text:style-name="P1081"/>
          </table:table-cell>
        </table:table-row>
      </table:table>
      <text:p text:style-name="P1082"/>
      <table:table table:style-name="Table1083">
        <table:table-columns>
          <table:table-column table:style-name="TableColumn1084"/>
        </table:table-columns>
        <table:table-row table:style-name="TableRow1085">
          <table:table-cell table:style-name="TableCell1086">
            <text:p text:style-name="P1087">}</text:p>
          </table:table-cell>
        </table:table-row>
        <table:table-row table:style-name="TableRow1088">
          <table:table-cell table:style-name="TableCell1089">
            <text:p text:style-name="P1090"/>
          </table:table-cell>
        </table:table-row>
      </table:table>
      <text:p text:style-name="P1091"/>
      <table:table table:style-name="Table1092">
        <table:table-columns>
          <table:table-column table:style-name="TableColumn1093"/>
        </table:table-columns>
        <table:table-row table:style-name="TableRow1094">
          <table:table-cell table:style-name="TableCell1095">
            <text:soft-page-break/>
            <text:p text:style-name="P1096">else {</text:p>
          </table:table-cell>
        </table:table-row>
        <table:table-row table:style-name="TableRow1097">
          <table:table-cell table:style-name="TableCell1098">
            <text:p text:style-name="P1099"/>
          </table:table-cell>
        </table:table-row>
      </table:table>
      <text:p text:style-name="P1100"/>
      <table:table table:style-name="Table1101">
        <table:table-columns>
          <table:table-column table:style-name="TableColumn1102"/>
        </table:table-columns>
        <table:table-row table:style-name="TableRow1103">
          <table:table-cell table:style-name="TableCell1104">
            <text:p text:style-name="P1105">strip.setPixelColor(matrice_led[i][j], 0, 0, 223);</text:p>
          </table:table-cell>
        </table:table-row>
        <table:table-row table:style-name="TableRow1106">
          <table:table-cell table:style-name="TableCell1107">
            <text:p text:style-name="P1108"/>
          </table:table-cell>
        </table:table-row>
      </table:table>
      <text:p text:style-name="P1109"/>
      <table:table table:style-name="Table1110">
        <table:table-columns>
          <table:table-column table:style-name="TableColumn1111"/>
        </table:table-columns>
        <table:table-row table:style-name="TableRow1112">
          <table:table-cell table:style-name="TableCell1113">
            <text:p text:style-name="P1114">}<text:s/></text:p>
          </table:table-cell>
        </table:table-row>
        <table:table-row table:style-name="TableRow1115">
          <table:table-cell table:style-name="TableCell1116">
            <text:p text:style-name="P1117"/>
          </table:table-cell>
        </table:table-row>
      </table:table>
      <text:p text:style-name="P1118"/>
      <table:table table:style-name="Table1119">
        <table:table-columns>
          <table:table-column table:style-name="TableColumn1120"/>
        </table:table-columns>
        <table:table-row table:style-name="TableRow1121">
          <table:table-cell table:style-name="TableCell1122">
            <text:p text:style-name="P1123">}</text:p>
          </table:table-cell>
        </table:table-row>
        <table:table-row table:style-name="TableRow1124">
          <table:table-cell table:style-name="TableCell1125">
            <text:p text:style-name="P1126"/>
          </table:table-cell>
        </table:table-row>
      </table:table>
      <text:p text:style-name="P1127"/>
      <table:table table:style-name="Table1128">
        <table:table-columns>
          <table:table-column table:style-name="TableColumn1129"/>
        </table:table-columns>
        <table:table-row table:style-name="TableRow1130">
          <table:table-cell table:style-name="TableCell1131">
            <text:p text:style-name="P1132">}</text:p>
          </table:table-cell>
        </table:table-row>
        <table:table-row table:style-name="TableRow1133">
          <table:table-cell table:style-name="TableCell1134">
            <text:p text:style-name="P1135"/>
          </table:table-cell>
        </table:table-row>
      </table:table>
      <text:p text:style-name="P1136"/>
      <table:table table:style-name="Table1137">
        <table:table-columns>
          <table:table-column table:style-name="TableColumn1138"/>
        </table:table-columns>
        <table:table-row table:style-name="TableRow1139">
          <table:table-cell table:style-name="TableCell1140">
            <text:p text:style-name="P1141">strip.show();<text:s/></text:p>
          </table:table-cell>
        </table:table-row>
        <table:table-row table:style-name="TableRow1142">
          <table:table-cell table:style-name="TableCell1143">
            <text:p text:style-name="P1144"/>
          </table:table-cell>
        </table:table-row>
      </table:table>
      <text:p text:style-name="P1145"/>
      <table:table table:style-name="Table1146">
        <table:table-columns>
          <table:table-column table:style-name="TableColumn1147"/>
        </table:table-columns>
        <table:table-row table:style-name="TableRow1148">
          <table:table-cell table:style-name="TableCell1149">
            <text:p text:style-name="P1150">delay(100); // on affiche qq secondes</text:p>
          </table:table-cell>
        </table:table-row>
        <table:table-row table:style-name="TableRow1151">
          <table:table-cell table:style-name="TableCell1152">
            <text:p text:style-name="P1153"/>
          </table:table-cell>
        </table:table-row>
      </table:table>
      <text:p text:style-name="P1154"/>
      <table:table table:style-name="Table1155">
        <table:table-columns>
          <table:table-column table:style-name="TableColumn1156"/>
        </table:table-columns>
        <table:table-row table:style-name="TableRow1157">
          <table:table-cell table:style-name="TableCell1158">
            <text:p text:style-name="P1159">}</text:p>
          </table:table-cell>
        </table:table-row>
        <table:table-row table:style-name="TableRow1160">
          <table:table-cell table:style-name="TableCell1161">
            <text:p text:style-name="P1162"/>
          </table:table-cell>
        </table:table-row>
      </table:table>
      <text:p text:style-name="P1163"/>
      <table:table table:style-name="Table1164">
        <table:table-columns>
          <table:table-column table:style-name="TableColumn1165"/>
        </table:table-columns>
        <table:table-row table:style-name="TableRow1166">
          <table:table-cell table:style-name="TableCell1167">
            <text:p text:style-name="P1168"><text:line-break/></text:p>
          </table:table-cell>
        </table:table-row>
        <table:table-row table:style-name="TableRow1169">
          <table:table-cell table:style-name="TableCell1170">
            <text:p text:style-name="P1171"/>
          </table:table-cell>
        </table:table-row>
      </table:table>
      <text:p text:style-name="P1172"/>
      <table:table table:style-name="Table1173">
        <table:table-columns>
          <table:table-column table:style-name="TableColumn1174"/>
        </table:table-columns>
        <table:table-row table:style-name="TableRow1175">
          <table:table-cell table:style-name="TableCell1176">
            <text:p text:style-name="P1177"><text:line-break/></text:p>
          </table:table-cell>
        </table:table-row>
        <table:table-row table:style-name="TableRow1178">
          <table:table-cell table:style-name="TableCell1179">
            <text:p text:style-name="P1180"/>
          </table:table-cell>
        </table:table-row>
      </table:table>
      <text:p text:style-name="P1181"/>
      <table:table table:style-name="Table1182">
        <table:table-columns>
          <table:table-column table:style-name="TableColumn1183"/>
        </table:table-columns>
        <table:table-row table:style-name="TableRow1184">
          <table:table-cell table:style-name="TableCell1185">
            <text:p text:style-name="P1186">void clignoter_maze(){</text:p>
          </table:table-cell>
        </table:table-row>
        <table:table-row table:style-name="TableRow1187">
          <table:table-cell table:style-name="TableCell1188">
            <text:p text:style-name="P1189"/>
          </table:table-cell>
        </table:table-row>
      </table:table>
      <text:p text:style-name="P1190"/>
      <table:table table:style-name="Table1191">
        <table:table-columns>
          <table:table-column table:style-name="TableColumn1192"/>
        </table:table-columns>
        <table:table-row table:style-name="TableRow1193">
          <table:table-cell table:style-name="TableCell1194">
            <text:p text:style-name="P1195">for(int i = 0; i &lt; 11; i++ ) { // On fait une boucle pour définir la couleur de chaque led</text:p>
          </table:table-cell>
        </table:table-row>
        <table:table-row table:style-name="TableRow1196">
          <table:table-cell table:style-name="TableCell1197">
            <text:p text:style-name="P1198"/>
          </table:table-cell>
        </table:table-row>
      </table:table>
      <text:p text:style-name="P1199"/>
      <table:table table:style-name="Table1200">
        <table:table-columns>
          <table:table-column table:style-name="TableColumn1201"/>
        </table:table-columns>
        <table:table-row table:style-name="TableRow1202">
          <table:table-cell table:style-name="TableCell1203">
            <text:p text:style-name="P1204">// setPixelColor(n° de led, Rouge, Vert, Bleu)</text:p>
          </table:table-cell>
        </table:table-row>
        <table:table-row table:style-name="TableRow1205">
          <table:table-cell table:style-name="TableCell1206">
            <text:p text:style-name="P1207"/>
          </table:table-cell>
        </table:table-row>
      </table:table>
      <text:p text:style-name="P1208"/>
      <table:table table:style-name="Table1209">
        <table:table-columns>
          <table:table-column table:style-name="TableColumn1210"/>
        </table:table-columns>
        <table:table-row table:style-name="TableRow1211">
          <table:table-cell table:style-name="TableCell1212">
            <text:p text:style-name="P1213">for (int j = 0; j &lt; 11; j++){</text:p>
          </table:table-cell>
        </table:table-row>
        <table:table-row table:style-name="TableRow1214">
          <table:table-cell table:style-name="TableCell1215">
            <text:p text:style-name="P1216"/>
          </table:table-cell>
        </table:table-row>
      </table:table>
      <text:p text:style-name="P1217"/>
      <table:table table:style-name="Table1218">
        <table:table-columns>
          <table:table-column table:style-name="TableColumn1219"/>
        </table:table-columns>
        <table:table-row table:style-name="TableRow1220">
          <table:table-cell table:style-name="TableCell1221">
            <text:p text:style-name="P1222">if (matrice_base[i][j]==1){</text:p>
          </table:table-cell>
        </table:table-row>
        <table:table-row table:style-name="TableRow1223">
          <table:table-cell table:style-name="TableCell1224">
            <text:p text:style-name="P1225"/>
          </table:table-cell>
        </table:table-row>
      </table:table>
      <text:p text:style-name="P1226"/>
      <table:table table:style-name="Table1227">
        <table:table-columns>
          <table:table-column table:style-name="TableColumn1228"/>
        </table:table-columns>
        <table:table-row table:style-name="TableRow1229">
          <table:table-cell table:style-name="TableCell1230">
            <text:p text:style-name="P1231">strip.setPixelColor(matrice_led[i][j], 223, 0, 0);</text:p>
          </table:table-cell>
        </table:table-row>
        <table:table-row table:style-name="TableRow1232">
          <table:table-cell table:style-name="TableCell1233">
            <text:p text:style-name="P1234"/>
          </table:table-cell>
        </table:table-row>
      </table:table>
      <text:p text:style-name="P1235"/>
      <table:table table:style-name="Table1236">
        <table:table-columns>
          <table:table-column table:style-name="TableColumn1237"/>
        </table:table-columns>
        <table:table-row table:style-name="TableRow1238">
          <table:table-cell table:style-name="TableCell1239">
            <text:p text:style-name="P1240">}</text:p>
          </table:table-cell>
        </table:table-row>
        <table:table-row table:style-name="TableRow1241">
          <table:table-cell table:style-name="TableCell1242">
            <text:p text:style-name="P1243"/>
          </table:table-cell>
        </table:table-row>
      </table:table>
      <text:p text:style-name="P1244"/>
      <table:table table:style-name="Table1245">
        <table:table-columns>
          <table:table-column table:style-name="TableColumn1246"/>
        </table:table-columns>
        <table:table-row table:style-name="TableRow1247">
          <table:table-cell table:style-name="TableCell1248">
            <text:p text:style-name="P1249">else if(matrice_base[i][j]==2){</text:p>
          </table:table-cell>
        </table:table-row>
        <table:table-row table:style-name="TableRow1250">
          <table:table-cell table:style-name="TableCell1251">
            <text:p text:style-name="P1252"/>
          </table:table-cell>
        </table:table-row>
      </table:table>
      <text:p text:style-name="P1253"/>
      <table:table table:style-name="Table1254">
        <table:table-columns>
          <table:table-column table:style-name="TableColumn1255"/>
        </table:table-columns>
        <table:table-row table:style-name="TableRow1256">
          <table:table-cell table:style-name="TableCell1257">
            <text:p text:style-name="P1258">strip.setPixelColor(matrice_led[i][j], 100, 100, 100);</text:p>
          </table:table-cell>
        </table:table-row>
        <table:table-row table:style-name="TableRow1259">
          <table:table-cell table:style-name="TableCell1260">
            <text:p text:style-name="P1261"/>
          </table:table-cell>
        </table:table-row>
      </table:table>
      <text:p text:style-name="P1262"/>
      <table:table table:style-name="Table1263">
        <table:table-columns>
          <table:table-column table:style-name="TableColumn1264"/>
        </table:table-columns>
        <table:table-row table:style-name="TableRow1265">
          <table:table-cell table:style-name="TableCell1266">
            <text:p text:style-name="P1267">}</text:p>
          </table:table-cell>
        </table:table-row>
        <table:table-row table:style-name="TableRow1268">
          <table:table-cell table:style-name="TableCell1269">
            <text:p text:style-name="P1270"/>
          </table:table-cell>
        </table:table-row>
      </table:table>
      <text:p text:style-name="P1271"/>
      <table:table table:style-name="Table1272">
        <table:table-columns>
          <table:table-column table:style-name="TableColumn1273"/>
        </table:table-columns>
        <table:table-row table:style-name="TableRow1274">
          <table:table-cell table:style-name="TableCell1275">
            <text:p text:style-name="P1276">else if(matrice_base[i][j]==3){</text:p>
          </table:table-cell>
        </table:table-row>
        <table:table-row table:style-name="TableRow1277">
          <table:table-cell table:style-name="TableCell1278">
            <text:p text:style-name="P1279"/>
          </table:table-cell>
        </table:table-row>
      </table:table>
      <text:p text:style-name="P1280"/>
      <table:table table:style-name="Table1281">
        <table:table-columns>
          <table:table-column table:style-name="TableColumn1282"/>
        </table:table-columns>
        <table:table-row table:style-name="TableRow1283">
          <table:table-cell table:style-name="TableCell1284">
            <text:p text:style-name="P1285">strip.setPixelColor(matrice_led[i][j], 0, 0, 223);</text:p>
          </table:table-cell>
        </table:table-row>
        <table:table-row table:style-name="TableRow1286">
          <table:table-cell table:style-name="TableCell1287">
            <text:p text:style-name="P1288"/>
          </table:table-cell>
        </table:table-row>
      </table:table>
      <text:p text:style-name="P1289"/>
      <table:table table:style-name="Table1290">
        <table:table-columns>
          <table:table-column table:style-name="TableColumn1291"/>
        </table:table-columns>
        <table:table-row table:style-name="TableRow1292">
          <table:table-cell table:style-name="TableCell1293">
            <text:p text:style-name="P1294">}</text:p>
          </table:table-cell>
        </table:table-row>
        <table:table-row table:style-name="TableRow1295">
          <table:table-cell table:style-name="TableCell1296">
            <text:p text:style-name="P1297"/>
          </table:table-cell>
        </table:table-row>
      </table:table>
      <text:p text:style-name="P1298"/>
      <table:table table:style-name="Table1299">
        <table:table-columns>
          <table:table-column table:style-name="TableColumn1300"/>
        </table:table-columns>
        <table:table-row table:style-name="TableRow1301">
          <table:table-cell table:style-name="TableCell1302">
            <text:p text:style-name="P1303">else if(matrice_base[i][j]==4){</text:p>
          </table:table-cell>
        </table:table-row>
        <table:table-row table:style-name="TableRow1304">
          <table:table-cell table:style-name="TableCell1305">
            <text:p text:style-name="P1306"/>
          </table:table-cell>
        </table:table-row>
      </table:table>
      <text:p text:style-name="P1307"/>
      <table:table table:style-name="Table1308">
        <table:table-columns>
          <table:table-column table:style-name="TableColumn1309"/>
        </table:table-columns>
        <table:table-row table:style-name="TableRow1310">
          <table:table-cell table:style-name="TableCell1311">
            <text:p text:style-name="P1312">strip.setPixelColor(matrice_led[i][j], 0, 223, 0);</text:p>
          </table:table-cell>
        </table:table-row>
        <table:table-row table:style-name="TableRow1313">
          <table:table-cell table:style-name="TableCell1314">
            <text:p text:style-name="P1315"/>
          </table:table-cell>
        </table:table-row>
      </table:table>
      <text:p text:style-name="P1316"/>
      <table:table table:style-name="Table1317">
        <table:table-columns>
          <table:table-column table:style-name="TableColumn1318"/>
        </table:table-columns>
        <table:table-row table:style-name="TableRow1319">
          <table:table-cell table:style-name="TableCell1320">
            <text:p text:style-name="P1321">}</text:p>
          </table:table-cell>
        </table:table-row>
        <table:table-row table:style-name="TableRow1322">
          <table:table-cell table:style-name="TableCell1323">
            <text:p text:style-name="P1324"/>
          </table:table-cell>
        </table:table-row>
      </table:table>
      <text:p text:style-name="P1325"/>
      <table:table table:style-name="Table1326">
        <table:table-columns>
          <table:table-column table:style-name="TableColumn1327"/>
        </table:table-columns>
        <table:table-row table:style-name="TableRow1328">
          <table:table-cell table:style-name="TableCell1329">
            <text:p text:style-name="P1330">else {</text:p>
          </table:table-cell>
        </table:table-row>
        <table:table-row table:style-name="TableRow1331">
          <table:table-cell table:style-name="TableCell1332">
            <text:p text:style-name="P1333"/>
          </table:table-cell>
        </table:table-row>
      </table:table>
      <text:p text:style-name="P1334"/>
      <table:table table:style-name="Table1335">
        <table:table-columns>
          <table:table-column table:style-name="TableColumn1336"/>
        </table:table-columns>
        <table:table-row table:style-name="TableRow1337">
          <table:table-cell table:style-name="TableCell1338">
            <text:p text:style-name="P1339">strip.setPixelColor(matrice_led[i][j], 0, 0, 223);</text:p>
          </table:table-cell>
        </table:table-row>
        <table:table-row table:style-name="TableRow1340">
          <table:table-cell table:style-name="TableCell1341">
            <text:p text:style-name="P1342"/>
          </table:table-cell>
        </table:table-row>
      </table:table>
      <text:p text:style-name="P1343"/>
      <table:table table:style-name="Table1344">
        <table:table-columns>
          <table:table-column table:style-name="TableColumn1345"/>
        </table:table-columns>
        <table:table-row table:style-name="TableRow1346">
          <table:table-cell table:style-name="TableCell1347">
            <text:p text:style-name="P1348">}<text:s/></text:p>
          </table:table-cell>
        </table:table-row>
        <table:table-row table:style-name="TableRow1349">
          <table:table-cell table:style-name="TableCell1350">
            <text:p text:style-name="P1351"/>
          </table:table-cell>
        </table:table-row>
      </table:table>
      <text:p text:style-name="P1352"/>
      <table:table table:style-name="Table1353">
        <table:table-columns>
          <table:table-column table:style-name="TableColumn1354"/>
        </table:table-columns>
        <table:table-row table:style-name="TableRow1355">
          <table:table-cell table:style-name="TableCell1356">
            <text:p text:style-name="P1357">}</text:p>
          </table:table-cell>
        </table:table-row>
        <table:table-row table:style-name="TableRow1358">
          <table:table-cell table:style-name="TableCell1359">
            <text:p text:style-name="P1360"/>
          </table:table-cell>
        </table:table-row>
      </table:table>
      <text:p text:style-name="P1361"/>
      <table:table table:style-name="Table1362">
        <table:table-columns>
          <table:table-column table:style-name="TableColumn1363"/>
        </table:table-columns>
        <table:table-row table:style-name="TableRow1364">
          <table:table-cell table:style-name="TableCell1365">
            <text:p text:style-name="P1366">}</text:p>
          </table:table-cell>
        </table:table-row>
        <table:table-row table:style-name="TableRow1367">
          <table:table-cell table:style-name="TableCell1368">
            <text:p text:style-name="P1369"/>
          </table:table-cell>
        </table:table-row>
      </table:table>
      <text:p text:style-name="P1370"/>
      <table:table table:style-name="Table1371">
        <table:table-columns>
          <table:table-column table:style-name="TableColumn1372"/>
        </table:table-columns>
        <table:table-row table:style-name="TableRow1373">
          <table:table-cell table:style-name="TableCell1374">
            <text:p text:style-name="P1375"><text:line-break/></text:p>
          </table:table-cell>
        </table:table-row>
        <table:table-row table:style-name="TableRow1376">
          <table:table-cell table:style-name="TableCell1377">
            <text:p text:style-name="P1378"/>
          </table:table-cell>
        </table:table-row>
      </table:table>
      <text:p text:style-name="P1379"/>
      <table:table table:style-name="Table1380">
        <table:table-columns>
          <table:table-column table:style-name="TableColumn1381"/>
        </table:table-columns>
        <table:table-row table:style-name="TableRow1382">
          <table:table-cell table:style-name="TableCell1383">
            <text:p text:style-name="P1384">strip.show();<text:s/></text:p>
          </table:table-cell>
        </table:table-row>
        <table:table-row table:style-name="TableRow1385">
          <table:table-cell table:style-name="TableCell1386">
            <text:p text:style-name="P1387"/>
          </table:table-cell>
        </table:table-row>
      </table:table>
      <text:p text:style-name="P1388"/>
      <table:table table:style-name="Table1389">
        <table:table-columns>
          <table:table-column table:style-name="TableColumn1390"/>
        </table:table-columns>
        <table:table-row table:style-name="TableRow1391">
          <table:table-cell table:style-name="TableCell1392">
            <text:soft-page-break/>
            <text:p text:style-name="P1393">delay(100); // on affiche qq secondes</text:p>
          </table:table-cell>
        </table:table-row>
        <table:table-row table:style-name="TableRow1394">
          <table:table-cell table:style-name="TableCell1395">
            <text:p text:style-name="P1396"/>
          </table:table-cell>
        </table:table-row>
      </table:table>
      <text:p text:style-name="P1397"/>
      <table:table table:style-name="Table1398">
        <table:table-columns>
          <table:table-column table:style-name="TableColumn1399"/>
        </table:table-columns>
        <table:table-row table:style-name="TableRow1400">
          <table:table-cell table:style-name="TableCell1401">
            <text:p text:style-name="P1402"><text:line-break/></text:p>
          </table:table-cell>
        </table:table-row>
        <table:table-row table:style-name="TableRow1403">
          <table:table-cell table:style-name="TableCell1404">
            <text:p text:style-name="P1405"/>
          </table:table-cell>
        </table:table-row>
      </table:table>
      <text:p text:style-name="P1406"/>
      <table:table table:style-name="Table1407">
        <table:table-columns>
          <table:table-column table:style-name="TableColumn1408"/>
        </table:table-columns>
        <table:table-row table:style-name="TableRow1409">
          <table:table-cell table:style-name="TableCell1410">
            <text:p text:style-name="P1411">for(int i = 0; i &lt; 11; i++ ) { // On fait une boucle pour définir la couleur de chaque led</text:p>
          </table:table-cell>
        </table:table-row>
        <table:table-row table:style-name="TableRow1412">
          <table:table-cell table:style-name="TableCell1413">
            <text:p text:style-name="P1414"/>
          </table:table-cell>
        </table:table-row>
      </table:table>
      <text:p text:style-name="P1415"/>
      <table:table table:style-name="Table1416">
        <table:table-columns>
          <table:table-column table:style-name="TableColumn1417"/>
        </table:table-columns>
        <table:table-row table:style-name="TableRow1418">
          <table:table-cell table:style-name="TableCell1419">
            <text:p text:style-name="P1420">// setPixelColor(n° de led, Rouge, Vert, Bleu)</text:p>
          </table:table-cell>
        </table:table-row>
        <table:table-row table:style-name="TableRow1421">
          <table:table-cell table:style-name="TableCell1422">
            <text:p text:style-name="P1423"/>
          </table:table-cell>
        </table:table-row>
      </table:table>
      <text:p text:style-name="P1424"/>
      <table:table table:style-name="Table1425">
        <table:table-columns>
          <table:table-column table:style-name="TableColumn1426"/>
        </table:table-columns>
        <table:table-row table:style-name="TableRow1427">
          <table:table-cell table:style-name="TableCell1428">
            <text:p text:style-name="P1429">for (int j = 0; j &lt; 11; j++){</text:p>
          </table:table-cell>
        </table:table-row>
        <table:table-row table:style-name="TableRow1430">
          <table:table-cell table:style-name="TableCell1431">
            <text:p text:style-name="P1432"/>
          </table:table-cell>
        </table:table-row>
      </table:table>
      <text:p text:style-name="P1433"/>
      <table:table table:style-name="Table1434">
        <table:table-columns>
          <table:table-column table:style-name="TableColumn1435"/>
        </table:table-columns>
        <table:table-row table:style-name="TableRow1436">
          <table:table-cell table:style-name="TableCell1437">
            <text:p text:style-name="P1438">if (matrice_base[i][j]==1){</text:p>
          </table:table-cell>
        </table:table-row>
        <table:table-row table:style-name="TableRow1439">
          <table:table-cell table:style-name="TableCell1440">
            <text:p text:style-name="P1441"/>
          </table:table-cell>
        </table:table-row>
      </table:table>
      <text:p text:style-name="P1442"/>
      <table:table table:style-name="Table1443">
        <table:table-columns>
          <table:table-column table:style-name="TableColumn1444"/>
        </table:table-columns>
        <table:table-row table:style-name="TableRow1445">
          <table:table-cell table:style-name="TableCell1446">
            <text:p text:style-name="P1447">strip.setPixelColor(matrice_led[i][j], 223, 0, 0);</text:p>
          </table:table-cell>
        </table:table-row>
        <table:table-row table:style-name="TableRow1448">
          <table:table-cell table:style-name="TableCell1449">
            <text:p text:style-name="P1450"/>
          </table:table-cell>
        </table:table-row>
      </table:table>
      <text:p text:style-name="P1451"/>
      <table:table table:style-name="Table1452">
        <table:table-columns>
          <table:table-column table:style-name="TableColumn1453"/>
        </table:table-columns>
        <table:table-row table:style-name="TableRow1454">
          <table:table-cell table:style-name="TableCell1455">
            <text:p text:style-name="P1456">}</text:p>
          </table:table-cell>
        </table:table-row>
        <table:table-row table:style-name="TableRow1457">
          <table:table-cell table:style-name="TableCell1458">
            <text:p text:style-name="P1459"/>
          </table:table-cell>
        </table:table-row>
      </table:table>
      <text:p text:style-name="P1460"/>
      <table:table table:style-name="Table1461">
        <table:table-columns>
          <table:table-column table:style-name="TableColumn1462"/>
        </table:table-columns>
        <table:table-row table:style-name="TableRow1463">
          <table:table-cell table:style-name="TableCell1464">
            <text:p text:style-name="P1465">else if(matrice_base[i][j]==2){</text:p>
          </table:table-cell>
        </table:table-row>
        <table:table-row table:style-name="TableRow1466">
          <table:table-cell table:style-name="TableCell1467">
            <text:p text:style-name="P1468"/>
          </table:table-cell>
        </table:table-row>
      </table:table>
      <text:p text:style-name="P1469"/>
      <table:table table:style-name="Table1470">
        <table:table-columns>
          <table:table-column table:style-name="TableColumn1471"/>
        </table:table-columns>
        <table:table-row table:style-name="TableRow1472">
          <table:table-cell table:style-name="TableCell1473">
            <text:p text:style-name="P1474">strip.setPixelColor(matrice_led[i][j], 100, 100, 100);</text:p>
          </table:table-cell>
        </table:table-row>
        <table:table-row table:style-name="TableRow1475">
          <table:table-cell table:style-name="TableCell1476">
            <text:p text:style-name="P1477"/>
          </table:table-cell>
        </table:table-row>
      </table:table>
      <text:p text:style-name="P1478"/>
      <table:table table:style-name="Table1479">
        <table:table-columns>
          <table:table-column table:style-name="TableColumn1480"/>
        </table:table-columns>
        <table:table-row table:style-name="TableRow1481">
          <table:table-cell table:style-name="TableCell1482">
            <text:p text:style-name="P1483">}</text:p>
          </table:table-cell>
        </table:table-row>
        <table:table-row table:style-name="TableRow1484">
          <table:table-cell table:style-name="TableCell1485">
            <text:p text:style-name="P1486"/>
          </table:table-cell>
        </table:table-row>
      </table:table>
      <text:p text:style-name="P1487"/>
      <table:table table:style-name="Table1488">
        <table:table-columns>
          <table:table-column table:style-name="TableColumn1489"/>
        </table:table-columns>
        <table:table-row table:style-name="TableRow1490">
          <table:table-cell table:style-name="TableCell1491">
            <text:p text:style-name="P1492">else if(matrice_base[i][j]==3){</text:p>
          </table:table-cell>
        </table:table-row>
        <table:table-row table:style-name="TableRow1493">
          <table:table-cell table:style-name="TableCell1494">
            <text:p text:style-name="P1495"/>
          </table:table-cell>
        </table:table-row>
      </table:table>
      <text:p text:style-name="P1496"/>
      <table:table table:style-name="Table1497">
        <table:table-columns>
          <table:table-column table:style-name="TableColumn1498"/>
        </table:table-columns>
        <table:table-row table:style-name="TableRow1499">
          <table:table-cell table:style-name="TableCell1500">
            <text:p text:style-name="P1501">strip.setPixelColor(matrice_led[i][j], 0, 0, 0);</text:p>
          </table:table-cell>
        </table:table-row>
        <table:table-row table:style-name="TableRow1502">
          <table:table-cell table:style-name="TableCell1503">
            <text:p text:style-name="P1504"/>
          </table:table-cell>
        </table:table-row>
      </table:table>
      <text:p text:style-name="P1505"/>
      <table:table table:style-name="Table1506">
        <table:table-columns>
          <table:table-column table:style-name="TableColumn1507"/>
        </table:table-columns>
        <table:table-row table:style-name="TableRow1508">
          <table:table-cell table:style-name="TableCell1509">
            <text:p text:style-name="P1510">}</text:p>
          </table:table-cell>
        </table:table-row>
        <table:table-row table:style-name="TableRow1511">
          <table:table-cell table:style-name="TableCell1512">
            <text:p text:style-name="P1513"/>
          </table:table-cell>
        </table:table-row>
      </table:table>
      <text:p text:style-name="P1514"/>
      <table:table table:style-name="Table1515">
        <table:table-columns>
          <table:table-column table:style-name="TableColumn1516"/>
        </table:table-columns>
        <table:table-row table:style-name="TableRow1517">
          <table:table-cell table:style-name="TableCell1518">
            <text:p text:style-name="P1519">else if(matrice_base[i][j]==4){</text:p>
          </table:table-cell>
        </table:table-row>
        <table:table-row table:style-name="TableRow1520">
          <table:table-cell table:style-name="TableCell1521">
            <text:p text:style-name="P1522"/>
          </table:table-cell>
        </table:table-row>
      </table:table>
      <text:p text:style-name="P1523"/>
      <table:table table:style-name="Table1524">
        <table:table-columns>
          <table:table-column table:style-name="TableColumn1525"/>
        </table:table-columns>
        <table:table-row table:style-name="TableRow1526">
          <table:table-cell table:style-name="TableCell1527">
            <text:p text:style-name="P1528">strip.setPixelColor(matrice_led[i][j], 0, 223, 0);</text:p>
          </table:table-cell>
        </table:table-row>
        <table:table-row table:style-name="TableRow1529">
          <table:table-cell table:style-name="TableCell1530">
            <text:p text:style-name="P1531"/>
          </table:table-cell>
        </table:table-row>
      </table:table>
      <text:p text:style-name="P1532"/>
      <table:table table:style-name="Table1533">
        <table:table-columns>
          <table:table-column table:style-name="TableColumn1534"/>
        </table:table-columns>
        <table:table-row table:style-name="TableRow1535">
          <table:table-cell table:style-name="TableCell1536">
            <text:p text:style-name="P1537">}</text:p>
          </table:table-cell>
        </table:table-row>
        <table:table-row table:style-name="TableRow1538">
          <table:table-cell table:style-name="TableCell1539">
            <text:p text:style-name="P1540"/>
          </table:table-cell>
        </table:table-row>
      </table:table>
      <text:p text:style-name="P1541"/>
      <table:table table:style-name="Table1542">
        <table:table-columns>
          <table:table-column table:style-name="TableColumn1543"/>
        </table:table-columns>
        <table:table-row table:style-name="TableRow1544">
          <table:table-cell table:style-name="TableCell1545">
            <text:p text:style-name="P1546">else {</text:p>
          </table:table-cell>
        </table:table-row>
        <table:table-row table:style-name="TableRow1547">
          <table:table-cell table:style-name="TableCell1548">
            <text:p text:style-name="P1549"/>
          </table:table-cell>
        </table:table-row>
      </table:table>
      <text:p text:style-name="P1550"/>
      <table:table table:style-name="Table1551">
        <table:table-columns>
          <table:table-column table:style-name="TableColumn1552"/>
        </table:table-columns>
        <table:table-row table:style-name="TableRow1553">
          <table:table-cell table:style-name="TableCell1554">
            <text:p text:style-name="P1555">strip.setPixelColor(matrice_led[i][j], 0, 0, 0);</text:p>
          </table:table-cell>
        </table:table-row>
        <table:table-row table:style-name="TableRow1556">
          <table:table-cell table:style-name="TableCell1557">
            <text:p text:style-name="P1558"/>
          </table:table-cell>
        </table:table-row>
      </table:table>
      <text:p text:style-name="P1559"/>
      <table:table table:style-name="Table1560">
        <table:table-columns>
          <table:table-column table:style-name="TableColumn1561"/>
        </table:table-columns>
        <table:table-row table:style-name="TableRow1562">
          <table:table-cell table:style-name="TableCell1563">
            <text:p text:style-name="P1564">}<text:s/></text:p>
          </table:table-cell>
        </table:table-row>
        <table:table-row table:style-name="TableRow1565">
          <table:table-cell table:style-name="TableCell1566">
            <text:p text:style-name="P1567"/>
          </table:table-cell>
        </table:table-row>
      </table:table>
      <text:p text:style-name="P1568"/>
      <table:table table:style-name="Table1569">
        <table:table-columns>
          <table:table-column table:style-name="TableColumn1570"/>
        </table:table-columns>
        <table:table-row table:style-name="TableRow1571">
          <table:table-cell table:style-name="TableCell1572">
            <text:p text:style-name="P1573">}</text:p>
          </table:table-cell>
        </table:table-row>
        <table:table-row table:style-name="TableRow1574">
          <table:table-cell table:style-name="TableCell1575">
            <text:p text:style-name="P1576"/>
          </table:table-cell>
        </table:table-row>
      </table:table>
      <text:p text:style-name="P1577"/>
      <table:table table:style-name="Table1578">
        <table:table-columns>
          <table:table-column table:style-name="TableColumn1579"/>
        </table:table-columns>
        <table:table-row table:style-name="TableRow1580">
          <table:table-cell table:style-name="TableCell1581">
            <text:p text:style-name="P1582">}</text:p>
          </table:table-cell>
        </table:table-row>
        <table:table-row table:style-name="TableRow1583">
          <table:table-cell table:style-name="TableCell1584">
            <text:p text:style-name="P1585"/>
          </table:table-cell>
        </table:table-row>
      </table:table>
      <text:p text:style-name="P1586"/>
      <table:table table:style-name="Table1587">
        <table:table-columns>
          <table:table-column table:style-name="TableColumn1588"/>
        </table:table-columns>
        <table:table-row table:style-name="TableRow1589">
          <table:table-cell table:style-name="TableCell1590">
            <text:p text:style-name="P1591">strip.show();<text:s/></text:p>
          </table:table-cell>
        </table:table-row>
        <table:table-row table:style-name="TableRow1592">
          <table:table-cell table:style-name="TableCell1593">
            <text:p text:style-name="P1594"/>
          </table:table-cell>
        </table:table-row>
      </table:table>
      <text:p text:style-name="P1595"/>
      <table:table table:style-name="Table1596">
        <table:table-columns>
          <table:table-column table:style-name="TableColumn1597"/>
        </table:table-columns>
        <table:table-row table:style-name="TableRow1598">
          <table:table-cell table:style-name="TableCell1599">
            <text:p text:style-name="P1600">delay(100); // on affiche qq secondes</text:p>
          </table:table-cell>
        </table:table-row>
        <table:table-row table:style-name="TableRow1601">
          <table:table-cell table:style-name="TableCell1602">
            <text:p text:style-name="P1603"/>
          </table:table-cell>
        </table:table-row>
      </table:table>
      <text:p text:style-name="P1604"/>
      <table:table table:style-name="Table1605">
        <table:table-columns>
          <table:table-column table:style-name="TableColumn1606"/>
        </table:table-columns>
        <table:table-row table:style-name="TableRow1607">
          <table:table-cell table:style-name="TableCell1608">
            <text:p text:style-name="P1609">}</text:p>
          </table:table-cell>
        </table:table-row>
        <table:table-row table:style-name="TableRow1610">
          <table:table-cell table:style-name="TableCell1611">
            <text:p text:style-name="P1612"/>
          </table:table-cell>
        </table:table-row>
      </table:table>
      <text:p text:style-name="P1613"/>
      <table:table table:style-name="Table1614">
        <table:table-columns>
          <table:table-column table:style-name="TableColumn1615"/>
        </table:table-columns>
        <table:table-row table:style-name="TableRow1616">
          <table:table-cell table:style-name="TableCell1617">
            <text:p text:style-name="P1618"><text:line-break/></text:p>
          </table:table-cell>
        </table:table-row>
        <table:table-row table:style-name="TableRow1619">
          <table:table-cell table:style-name="TableCell1620">
            <text:p text:style-name="P1621"/>
          </table:table-cell>
        </table:table-row>
      </table:table>
      <text:p text:style-name="P1622"/>
      <table:table table:style-name="Table1623">
        <table:table-columns>
          <table:table-column table:style-name="TableColumn1624"/>
        </table:table-columns>
        <table:table-row table:style-name="TableRow1625">
          <table:table-cell table:style-name="TableCell1626">
            <text:p text:style-name="P1627"><text:line-break/></text:p>
          </table:table-cell>
        </table:table-row>
        <table:table-row table:style-name="TableRow1628">
          <table:table-cell table:style-name="TableCell1629">
            <text:p text:style-name="P1630"/>
          </table:table-cell>
        </table:table-row>
      </table:table>
      <text:p text:style-name="P1631"/>
      <table:table table:style-name="Table1632">
        <table:table-columns>
          <table:table-column table:style-name="TableColumn1633"/>
        </table:table-columns>
        <table:table-row table:style-name="TableRow1634">
          <table:table-cell table:style-name="TableCell1635">
            <text:p text:style-name="P1636">//Adafruit_NeoPixel strip = Adafruit_NeoPixel(X, 6, NEO_GRB + NEO_KHZ800);</text:p>
          </table:table-cell>
        </table:table-row>
        <table:table-row table:style-name="TableRow1637">
          <table:table-cell table:style-name="TableCell1638">
            <text:p text:style-name="P1639"/>
          </table:table-cell>
        </table:table-row>
      </table:table>
      <text:p text:style-name="P1640"/>
      <table:table table:style-name="Table1641">
        <table:table-columns>
          <table:table-column table:style-name="TableColumn1642"/>
        </table:table-columns>
        <table:table-row table:style-name="TableRow1643">
          <table:table-cell table:style-name="TableCell1644">
            <text:p text:style-name="P1645">void setup() {</text:p>
          </table:table-cell>
        </table:table-row>
        <table:table-row table:style-name="TableRow1646">
          <table:table-cell table:style-name="TableCell1647">
            <text:p text:style-name="P1648"/>
          </table:table-cell>
        </table:table-row>
      </table:table>
      <text:p text:style-name="P1649"/>
      <table:table table:style-name="Table1650">
        <table:table-columns>
          <table:table-column table:style-name="TableColumn1651"/>
        </table:table-columns>
        <table:table-row table:style-name="TableRow1652">
          <table:table-cell table:style-name="TableCell1653">
            <text:p text:style-name="P1654">// strip.begin();</text:p>
          </table:table-cell>
        </table:table-row>
        <table:table-row table:style-name="TableRow1655">
          <table:table-cell table:style-name="TableCell1656">
            <text:p text:style-name="P1657"/>
          </table:table-cell>
        </table:table-row>
      </table:table>
      <text:p text:style-name="P1658"/>
      <table:table table:style-name="Table1659">
        <table:table-columns>
          <table:table-column table:style-name="TableColumn1660"/>
        </table:table-columns>
        <table:table-row table:style-name="TableRow1661">
          <table:table-cell table:style-name="TableCell1662">
            <text:p text:style-name="P1663">// strip.show(); // Initialise toute les led à 'off'</text:p>
          </table:table-cell>
        </table:table-row>
        <table:table-row table:style-name="TableRow1664">
          <table:table-cell table:style-name="TableCell1665">
            <text:p text:style-name="P1666"/>
          </table:table-cell>
        </table:table-row>
      </table:table>
      <text:p text:style-name="P1667"/>
      <table:table table:style-name="Table1668">
        <table:table-columns>
          <table:table-column table:style-name="TableColumn1669"/>
        </table:table-columns>
        <table:table-row table:style-name="TableRow1670">
          <table:table-cell table:style-name="TableCell1671">
            <text:p text:style-name="P1672">Serial.begin(9600);</text:p>
          </table:table-cell>
        </table:table-row>
        <table:table-row table:style-name="TableRow1673">
          <table:table-cell table:style-name="TableCell1674">
            <text:p text:style-name="P1675"/>
          </table:table-cell>
        </table:table-row>
      </table:table>
      <text:p text:style-name="P1676"/>
      <table:table table:style-name="Table1677">
        <table:table-columns>
          <table:table-column table:style-name="TableColumn1678"/>
        </table:table-columns>
        <table:table-row table:style-name="TableRow1679">
          <table:table-cell table:style-name="TableCell1680">
            <text:p text:style-name="P1681"><text:line-break/></text:p>
          </table:table-cell>
        </table:table-row>
        <table:table-row table:style-name="TableRow1682">
          <table:table-cell table:style-name="TableCell1683">
            <text:p text:style-name="P1684"/>
          </table:table-cell>
        </table:table-row>
      </table:table>
      <text:p text:style-name="P1685"/>
      <table:table table:style-name="Table1686">
        <table:table-columns>
          <table:table-column table:style-name="TableColumn1687"/>
        </table:table-columns>
        <table:table-row table:style-name="TableRow1688">
          <table:table-cell table:style-name="TableCell1689">
            <text:soft-page-break/>
            <text:p text:style-name="P1690"><text:line-break/></text:p>
          </table:table-cell>
        </table:table-row>
        <table:table-row table:style-name="TableRow1691">
          <table:table-cell table:style-name="TableCell1692">
            <text:p text:style-name="P1693"/>
          </table:table-cell>
        </table:table-row>
      </table:table>
      <text:p text:style-name="P1694"/>
      <table:table table:style-name="Table1695">
        <table:table-columns>
          <table:table-column table:style-name="TableColumn1696"/>
        </table:table-columns>
        <table:table-row table:style-name="TableRow1697">
          <table:table-cell table:style-name="TableCell1698">
            <text:p text:style-name="P1699">}</text:p>
          </table:table-cell>
        </table:table-row>
        <table:table-row table:style-name="TableRow1700">
          <table:table-cell table:style-name="TableCell1701">
            <text:p text:style-name="P1702"/>
          </table:table-cell>
        </table:table-row>
      </table:table>
      <text:p text:style-name="P1703"/>
      <table:table table:style-name="Table1704">
        <table:table-columns>
          <table:table-column table:style-name="TableColumn1705"/>
        </table:table-columns>
        <table:table-row table:style-name="TableRow1706">
          <table:table-cell table:style-name="TableCell1707">
            <text:p text:style-name="P1708"><text:line-break/></text:p>
          </table:table-cell>
        </table:table-row>
        <table:table-row table:style-name="TableRow1709">
          <table:table-cell table:style-name="TableCell1710">
            <text:p text:style-name="P1711"/>
          </table:table-cell>
        </table:table-row>
      </table:table>
      <text:p text:style-name="P1712"/>
      <table:table table:style-name="Table1713">
        <table:table-columns>
          <table:table-column table:style-name="TableColumn1714"/>
        </table:table-columns>
        <table:table-row table:style-name="TableRow1715">
          <table:table-cell table:style-name="TableCell1716">
            <text:p text:style-name="P1717">void loop() {</text:p>
          </table:table-cell>
        </table:table-row>
        <table:table-row table:style-name="TableRow1718">
          <table:table-cell table:style-name="TableCell1719">
            <text:p text:style-name="P1720"/>
          </table:table-cell>
        </table:table-row>
      </table:table>
      <text:p text:style-name="P1721"/>
      <table:table table:style-name="Table1722">
        <table:table-columns>
          <table:table-column table:style-name="TableColumn1723"/>
        </table:table-columns>
        <table:table-row table:style-name="TableRow1724">
          <table:table-cell table:style-name="TableCell1725">
            <text:p text:style-name="P1726">// put your main code here, to run repeatedly:</text:p>
          </table:table-cell>
        </table:table-row>
        <table:table-row table:style-name="TableRow1727">
          <table:table-cell table:style-name="TableCell1728">
            <text:p text:style-name="P1729"/>
          </table:table-cell>
        </table:table-row>
      </table:table>
      <text:p text:style-name="P1730"/>
      <table:table table:style-name="Table1731">
        <table:table-columns>
          <table:table-column table:style-name="TableColumn1732"/>
        </table:table-columns>
        <table:table-row table:style-name="TableRow1733">
          <table:table-cell table:style-name="TableCell1734">
            <text:p text:style-name="P1735">afficher_maze();</text:p>
          </table:table-cell>
        </table:table-row>
        <table:table-row table:style-name="TableRow1736">
          <table:table-cell table:style-name="TableCell1737">
            <text:p text:style-name="P1738"/>
          </table:table-cell>
        </table:table-row>
      </table:table>
      <text:p text:style-name="P1739"/>
      <table:table table:style-name="Table1740">
        <table:table-columns>
          <table:table-column table:style-name="TableColumn1741"/>
        </table:table-columns>
        <table:table-row table:style-name="TableRow1742">
          <table:table-cell table:style-name="TableCell1743">
            <text:p text:style-name="P1744">if (bouton est préssé){</text:p>
          </table:table-cell>
        </table:table-row>
        <table:table-row table:style-name="TableRow1745">
          <table:table-cell table:style-name="TableCell1746">
            <text:p text:style-name="P1747"/>
          </table:table-cell>
        </table:table-row>
      </table:table>
      <text:p text:style-name="P1748"/>
      <table:table table:style-name="Table1749">
        <table:table-columns>
          <table:table-column table:style-name="TableColumn1750"/>
        </table:table-columns>
        <table:table-row table:style-name="TableRow1751">
          <table:table-cell table:style-name="TableCell1752">
            <text:p text:style-name="P1753">fin_du_jeu = False;</text:p>
          </table:table-cell>
        </table:table-row>
        <table:table-row table:style-name="TableRow1754">
          <table:table-cell table:style-name="TableCell1755">
            <text:p text:style-name="P1756"/>
          </table:table-cell>
        </table:table-row>
      </table:table>
      <text:p text:style-name="P1757"/>
      <table:table table:style-name="Table1758">
        <table:table-columns>
          <table:table-column table:style-name="TableColumn1759"/>
        </table:table-columns>
        <table:table-row table:style-name="TableRow1760">
          <table:table-cell table:style-name="TableCell1761">
            <text:p text:style-name="P1762">}</text:p>
          </table:table-cell>
        </table:table-row>
        <table:table-row table:style-name="TableRow1763">
          <table:table-cell table:style-name="TableCell1764">
            <text:p text:style-name="P1765"/>
          </table:table-cell>
        </table:table-row>
      </table:table>
      <text:p text:style-name="P1766"/>
      <table:table table:style-name="Table1767">
        <table:table-columns>
          <table:table-column table:style-name="TableColumn1768"/>
        </table:table-columns>
        <table:table-row table:style-name="TableRow1769">
          <table:table-cell table:style-name="TableCell1770">
            <text:p text:style-name="P1771">else{</text:p>
          </table:table-cell>
        </table:table-row>
        <table:table-row table:style-name="TableRow1772">
          <table:table-cell table:style-name="TableCell1773">
            <text:p text:style-name="P1774"/>
          </table:table-cell>
        </table:table-row>
      </table:table>
      <text:p text:style-name="P1775"/>
      <table:table table:style-name="Table1776">
        <table:table-columns>
          <table:table-column table:style-name="TableColumn1777"/>
        </table:table-columns>
        <table:table-row table:style-name="TableRow1778">
          <table:table-cell table:style-name="TableCell1779">
            <text:p text:style-name="P1780"><text:line-break/></text:p>
          </table:table-cell>
        </table:table-row>
        <table:table-row table:style-name="TableRow1781">
          <table:table-cell table:style-name="TableCell1782">
            <text:p text:style-name="P1783"/>
          </table:table-cell>
        </table:table-row>
      </table:table>
      <text:p text:style-name="P1784"/>
      <table:table table:style-name="Table1785">
        <table:table-columns>
          <table:table-column table:style-name="TableColumn1786"/>
        </table:table-columns>
        <table:table-row table:style-name="TableRow1787">
          <table:table-cell table:style-name="TableCell1788">
            <text:p text:style-name="P1789">}</text:p>
          </table:table-cell>
        </table:table-row>
        <table:table-row table:style-name="TableRow1790">
          <table:table-cell table:style-name="TableCell1791">
            <text:p text:style-name="P1792"/>
          </table:table-cell>
        </table:table-row>
      </table:table>
      <text:p text:style-name="P1793"/>
      <table:table table:style-name="Table1794">
        <table:table-columns>
          <table:table-column table:style-name="TableColumn1795"/>
        </table:table-columns>
        <table:table-row table:style-name="TableRow1796">
          <table:table-cell table:style-name="TableCell1797">
            <text:p text:style-name="P1798">while fin_du_jeu == False{</text:p>
          </table:table-cell>
        </table:table-row>
        <table:table-row table:style-name="TableRow1799">
          <table:table-cell table:style-name="TableCell1800">
            <text:p text:style-name="P1801"/>
          </table:table-cell>
        </table:table-row>
      </table:table>
      <text:p text:style-name="P1802"/>
      <table:table table:style-name="Table1803">
        <table:table-columns>
          <table:table-column table:style-name="TableColumn1804"/>
        </table:table-columns>
        <table:table-row table:style-name="TableRow1805">
          <table:table-cell table:style-name="TableCell1806">
            <text:p text:style-name="P1807">for(int i = 0; i &lt; 11; i++ ) { // On fait une boucle pour définir la couleur de chaque led</text:p>
          </table:table-cell>
        </table:table-row>
        <table:table-row table:style-name="TableRow1808">
          <table:table-cell table:style-name="TableCell1809">
            <text:p text:style-name="P1810"/>
          </table:table-cell>
        </table:table-row>
      </table:table>
      <text:p text:style-name="P1811"/>
      <table:table table:style-name="Table1812">
        <table:table-columns>
          <table:table-column table:style-name="TableColumn1813"/>
        </table:table-columns>
        <table:table-row table:style-name="TableRow1814">
          <table:table-cell table:style-name="TableCell1815">
            <text:p text:style-name="P1816">// setPixelColor(n° de led, Rouge, Vert, Bleu)</text:p>
          </table:table-cell>
        </table:table-row>
        <table:table-row table:style-name="TableRow1817">
          <table:table-cell table:style-name="TableCell1818">
            <text:p text:style-name="P1819"/>
          </table:table-cell>
        </table:table-row>
      </table:table>
      <text:p text:style-name="P1820"/>
      <table:table table:style-name="Table1821">
        <table:table-columns>
          <table:table-column table:style-name="TableColumn1822"/>
        </table:table-columns>
        <table:table-row table:style-name="TableRow1823">
          <table:table-cell table:style-name="TableCell1824">
            <text:p text:style-name="P1825">for (int j = 0; j &lt; 11; j++){</text:p>
          </table:table-cell>
        </table:table-row>
        <table:table-row table:style-name="TableRow1826">
          <table:table-cell table:style-name="TableCell1827">
            <text:p text:style-name="P1828"/>
          </table:table-cell>
        </table:table-row>
      </table:table>
      <text:p text:style-name="P1829"/>
      <table:table table:style-name="Table1830">
        <table:table-columns>
          <table:table-column table:style-name="TableColumn1831"/>
        </table:table-columns>
        <table:table-row table:style-name="TableRow1832">
          <table:table-cell table:style-name="TableCell1833">
            <text:p text:style-name="P1834">if (matrice_maze[i][j]==1){</text:p>
          </table:table-cell>
        </table:table-row>
        <table:table-row table:style-name="TableRow1835">
          <table:table-cell table:style-name="TableCell1836">
            <text:p text:style-name="P1837"/>
          </table:table-cell>
        </table:table-row>
      </table:table>
      <text:p text:style-name="P1838"/>
      <table:table table:style-name="Table1839">
        <table:table-columns>
          <table:table-column table:style-name="TableColumn1840"/>
        </table:table-columns>
        <table:table-row table:style-name="TableRow1841">
          <table:table-cell table:style-name="TableCell1842">
            <text:p text:style-name="P1843">strip.setPixelColor(matrice_led[i][j], 223, 0, 0);</text:p>
          </table:table-cell>
        </table:table-row>
        <table:table-row table:style-name="TableRow1844">
          <table:table-cell table:style-name="TableCell1845">
            <text:p text:style-name="P1846"/>
          </table:table-cell>
        </table:table-row>
      </table:table>
      <text:p text:style-name="P1847"/>
      <table:table table:style-name="Table1848">
        <table:table-columns>
          <table:table-column table:style-name="TableColumn1849"/>
        </table:table-columns>
        <table:table-row table:style-name="TableRow1850">
          <table:table-cell table:style-name="TableCell1851">
            <text:p text:style-name="P1852">}</text:p>
          </table:table-cell>
        </table:table-row>
        <table:table-row table:style-name="TableRow1853">
          <table:table-cell table:style-name="TableCell1854">
            <text:p text:style-name="P1855"/>
          </table:table-cell>
        </table:table-row>
      </table:table>
      <text:p text:style-name="P1856"/>
      <table:table table:style-name="Table1857">
        <table:table-columns>
          <table:table-column table:style-name="TableColumn1858"/>
        </table:table-columns>
        <table:table-row table:style-name="TableRow1859">
          <table:table-cell table:style-name="TableCell1860">
            <text:p text:style-name="P1861">else {</text:p>
          </table:table-cell>
        </table:table-row>
        <table:table-row table:style-name="TableRow1862">
          <table:table-cell table:style-name="TableCell1863">
            <text:p text:style-name="P1864"/>
          </table:table-cell>
        </table:table-row>
      </table:table>
      <text:p text:style-name="P1865"/>
      <table:table table:style-name="Table1866">
        <table:table-columns>
          <table:table-column table:style-name="TableColumn1867"/>
        </table:table-columns>
        <table:table-row table:style-name="TableRow1868">
          <table:table-cell table:style-name="TableCell1869">
            <text:p text:style-name="P1870">strip.setPixelColor(matrice_led[i][j], 0, 0, 223);</text:p>
          </table:table-cell>
        </table:table-row>
        <table:table-row table:style-name="TableRow1871">
          <table:table-cell table:style-name="TableCell1872">
            <text:p text:style-name="P1873"/>
          </table:table-cell>
        </table:table-row>
      </table:table>
      <text:p text:style-name="P1874"/>
      <table:table table:style-name="Table1875">
        <table:table-columns>
          <table:table-column table:style-name="TableColumn1876"/>
        </table:table-columns>
        <table:table-row table:style-name="TableRow1877">
          <table:table-cell table:style-name="TableCell1878">
            <text:p text:style-name="P1879">}<text:s/></text:p>
          </table:table-cell>
        </table:table-row>
        <table:table-row table:style-name="TableRow1880">
          <table:table-cell table:style-name="TableCell1881">
            <text:p text:style-name="P1882"/>
          </table:table-cell>
        </table:table-row>
      </table:table>
      <text:p text:style-name="P1883"/>
      <table:table table:style-name="Table1884">
        <table:table-columns>
          <table:table-column table:style-name="TableColumn1885"/>
        </table:table-columns>
        <table:table-row table:style-name="TableRow1886">
          <table:table-cell table:style-name="TableCell1887">
            <text:p text:style-name="P1888">}</text:p>
          </table:table-cell>
        </table:table-row>
        <table:table-row table:style-name="TableRow1889">
          <table:table-cell table:style-name="TableCell1890">
            <text:p text:style-name="P1891"/>
          </table:table-cell>
        </table:table-row>
      </table:table>
      <text:p text:style-name="P1892"/>
      <table:table table:style-name="Table1893">
        <table:table-columns>
          <table:table-column table:style-name="TableColumn1894"/>
        </table:table-columns>
        <table:table-row table:style-name="TableRow1895">
          <table:table-cell table:style-name="TableCell1896">
            <text:p text:style-name="P1897">}</text:p>
          </table:table-cell>
        </table:table-row>
        <table:table-row table:style-name="TableRow1898">
          <table:table-cell table:style-name="TableCell1899">
            <text:p text:style-name="P1900"/>
          </table:table-cell>
        </table:table-row>
      </table:table>
      <text:p text:style-name="P1901"/>
      <table:table table:style-name="Table1902">
        <table:table-columns>
          <table:table-column table:style-name="TableColumn1903"/>
        </table:table-columns>
        <table:table-row table:style-name="TableRow1904">
          <table:table-cell table:style-name="TableCell1905">
            <text:p text:style-name="P1906">strip.show(); // on affiche<text:s/></text:p>
          </table:table-cell>
        </table:table-row>
        <table:table-row table:style-name="TableRow1907">
          <table:table-cell table:style-name="TableCell1908">
            <text:p text:style-name="P1909"/>
          </table:table-cell>
        </table:table-row>
      </table:table>
      <text:p text:style-name="P1910"/>
      <table:table table:style-name="Table1911">
        <table:table-columns>
          <table:table-column table:style-name="TableColumn1912"/>
        </table:table-columns>
        <table:table-row table:style-name="TableRow1913">
          <table:table-cell table:style-name="TableCell1914">
            <text:p text:style-name="P1915">delay(1000); //<text:s/></text:p>
          </table:table-cell>
        </table:table-row>
        <table:table-row table:style-name="TableRow1916">
          <table:table-cell table:style-name="TableCell1917">
            <text:p text:style-name="P1918"/>
          </table:table-cell>
        </table:table-row>
      </table:table>
      <text:p text:style-name="P1919"/>
      <table:table table:style-name="Table1920">
        <table:table-columns>
          <table:table-column table:style-name="TableColumn1921"/>
        </table:table-columns>
        <table:table-row table:style-name="TableRow1922">
          <table:table-cell table:style-name="TableCell1923">
            <text:p text:style-name="P1924">while lire(x,y)==false{</text:p>
          </table:table-cell>
        </table:table-row>
        <table:table-row table:style-name="TableRow1925">
          <table:table-cell table:style-name="TableCell1926">
            <text:p text:style-name="P1927"/>
          </table:table-cell>
        </table:table-row>
      </table:table>
      <text:p text:style-name="P1928"/>
      <table:table table:style-name="Table1929">
        <table:table-columns>
          <table:table-column table:style-name="TableColumn1930"/>
        </table:table-columns>
        <table:table-row table:style-name="TableRow1931">
          <table:table-cell table:style-name="TableCell1932">
            <text:p text:style-name="P1933">afficher_maze();</text:p>
          </table:table-cell>
        </table:table-row>
        <table:table-row table:style-name="TableRow1934">
          <table:table-cell table:style-name="TableCell1935">
            <text:p text:style-name="P1936"/>
          </table:table-cell>
        </table:table-row>
      </table:table>
      <text:p text:style-name="P1937"/>
      <table:table table:style-name="Table1938">
        <table:table-columns>
          <table:table-column table:style-name="TableColumn1939"/>
        </table:table-columns>
        <table:table-row table:style-name="TableRow1940">
          <table:table-cell table:style-name="TableCell1941">
            <text:p text:style-name="P1942">}</text:p>
          </table:table-cell>
        </table:table-row>
        <table:table-row table:style-name="TableRow1943">
          <table:table-cell table:style-name="TableCell1944">
            <text:p text:style-name="P1945"/>
          </table:table-cell>
        </table:table-row>
      </table:table>
      <text:p text:style-name="P1946"/>
      <table:table table:style-name="Table1947">
        <table:table-columns>
          <table:table-column table:style-name="TableColumn1948"/>
        </table:table-columns>
        <table:table-row table:style-name="TableRow1949">
          <table:table-cell table:style-name="TableCell1950">
            <text:p text:style-name="P1951">if ((-b &lt;= (case_courantex-xread)) &amp;&amp; (abs(case_courantey-yread) &lt;= b/2) &amp;&amp; ((case_courantex-xread) &lt; 0)){</text:p>
          </table:table-cell>
        </table:table-row>
        <table:table-row table:style-name="TableRow1952">
          <table:table-cell table:style-name="TableCell1953">
            <text:p text:style-name="P1954"/>
          </table:table-cell>
        </table:table-row>
      </table:table>
      <text:p text:style-name="P1955"/>
      <table:table table:style-name="Table1956">
        <table:table-columns>
          <table:table-column table:style-name="TableColumn1957"/>
        </table:table-columns>
        <table:table-row table:style-name="TableRow1958">
          <table:table-cell table:style-name="TableCell1959">
            <text:p text:style-name="P1960">if (matrice_maze[case_courantei][case_courantej+1] = 0){</text:p>
          </table:table-cell>
        </table:table-row>
        <table:table-row table:style-name="TableRow1961">
          <table:table-cell table:style-name="TableCell1962">
            <text:p text:style-name="P1963"/>
          </table:table-cell>
        </table:table-row>
      </table:table>
      <text:p text:style-name="P1964"/>
      <table:table table:style-name="Table1965">
        <table:table-columns>
          <table:table-column table:style-name="TableColumn1966"/>
        </table:table-columns>
        <table:table-row table:style-name="TableRow1967">
          <table:table-cell table:style-name="TableCell1968">
            <text:p text:style-name="P1969">matrice_base[case_courantei][case_courantej]= 0;</text:p>
          </table:table-cell>
        </table:table-row>
        <table:table-row table:style-name="TableRow1970">
          <table:table-cell table:style-name="TableCell1971">
            <text:p text:style-name="P1972"/>
          </table:table-cell>
        </table:table-row>
      </table:table>
      <text:p text:style-name="P1973"/>
      <table:table table:style-name="Table1974">
        <table:table-columns>
          <table:table-column table:style-name="TableColumn1975"/>
        </table:table-columns>
        <table:table-row table:style-name="TableRow1976">
          <table:table-cell table:style-name="TableCell1977">
            <text:soft-page-break/>
            <text:p text:style-name="P1978">case_courantej += 2;</text:p>
          </table:table-cell>
        </table:table-row>
        <table:table-row table:style-name="TableRow1979">
          <table:table-cell table:style-name="TableCell1980">
            <text:p text:style-name="P1981"/>
          </table:table-cell>
        </table:table-row>
      </table:table>
      <text:p text:style-name="P1982"/>
      <table:table table:style-name="Table1983">
        <table:table-columns>
          <table:table-column table:style-name="TableColumn1984"/>
        </table:table-columns>
        <table:table-row table:style-name="TableRow1985">
          <table:table-cell table:style-name="TableCell1986">
            <text:p text:style-name="P1987">matrice_base[case_courantei][case_courantej]= 3;</text:p>
          </table:table-cell>
        </table:table-row>
        <table:table-row table:style-name="TableRow1988">
          <table:table-cell table:style-name="TableCell1989">
            <text:p text:style-name="P1990"/>
          </table:table-cell>
        </table:table-row>
      </table:table>
      <text:p text:style-name="P1991"/>
      <table:table table:style-name="Table1992">
        <table:table-columns>
          <table:table-column table:style-name="TableColumn1993"/>
        </table:table-columns>
        <table:table-row table:style-name="TableRow1994">
          <table:table-cell table:style-name="TableCell1995">
            <text:p text:style-name="P1996">afficher_maze();</text:p>
          </table:table-cell>
        </table:table-row>
        <table:table-row table:style-name="TableRow1997">
          <table:table-cell table:style-name="TableCell1998">
            <text:p text:style-name="P1999"/>
          </table:table-cell>
        </table:table-row>
      </table:table>
      <text:p text:style-name="P2000"/>
      <table:table table:style-name="Table2001">
        <table:table-columns>
          <table:table-column table:style-name="TableColumn2002"/>
        </table:table-columns>
        <table:table-row table:style-name="TableRow2003">
          <table:table-cell table:style-name="TableCell2004">
            <text:p text:style-name="P2005">}</text:p>
          </table:table-cell>
        </table:table-row>
        <table:table-row table:style-name="TableRow2006">
          <table:table-cell table:style-name="TableCell2007">
            <text:p text:style-name="P2008"/>
          </table:table-cell>
        </table:table-row>
      </table:table>
      <text:p text:style-name="P2009"/>
      <table:table table:style-name="Table2010">
        <table:table-columns>
          <table:table-column table:style-name="TableColumn2011"/>
        </table:table-columns>
        <table:table-row table:style-name="TableRow2012">
          <table:table-cell table:style-name="TableCell2013">
            <text:p text:style-name="P2014">else{</text:p>
          </table:table-cell>
        </table:table-row>
        <table:table-row table:style-name="TableRow2015">
          <table:table-cell table:style-name="TableCell2016">
            <text:p text:style-name="P2017"/>
          </table:table-cell>
        </table:table-row>
      </table:table>
      <text:p text:style-name="P2018"/>
      <table:table table:style-name="Table2019">
        <table:table-columns>
          <table:table-column table:style-name="TableColumn2020"/>
        </table:table-columns>
        <table:table-row table:style-name="TableRow2021">
          <table:table-cell table:style-name="TableCell2022">
            <text:p text:style-name="P2023">for (int g = 0; g &lt; 6; g++){</text:p>
          </table:table-cell>
        </table:table-row>
        <table:table-row table:style-name="TableRow2024">
          <table:table-cell table:style-name="TableCell2025">
            <text:p text:style-name="P2026"/>
          </table:table-cell>
        </table:table-row>
      </table:table>
      <text:p text:style-name="P2027"/>
      <table:table table:style-name="Table2028">
        <table:table-columns>
          <table:table-column table:style-name="TableColumn2029"/>
        </table:table-columns>
        <table:table-row table:style-name="TableRow2030">
          <table:table-cell table:style-name="TableCell2031">
            <text:p text:style-name="P2032">clignoter_maze();</text:p>
          </table:table-cell>
        </table:table-row>
        <table:table-row table:style-name="TableRow2033">
          <table:table-cell table:style-name="TableCell2034">
            <text:p text:style-name="P2035"/>
          </table:table-cell>
        </table:table-row>
      </table:table>
      <text:p text:style-name="P2036"/>
      <table:table table:style-name="Table2037">
        <table:table-columns>
          <table:table-column table:style-name="TableColumn2038"/>
        </table:table-columns>
        <table:table-row table:style-name="TableRow2039">
          <table:table-cell table:style-name="TableCell2040">
            <text:p text:style-name="P2041">}</text:p>
          </table:table-cell>
        </table:table-row>
        <table:table-row table:style-name="TableRow2042">
          <table:table-cell table:style-name="TableCell2043">
            <text:p text:style-name="P2044"/>
          </table:table-cell>
        </table:table-row>
      </table:table>
      <text:p text:style-name="P2045"/>
      <table:table table:style-name="Table2046">
        <table:table-columns>
          <table:table-column table:style-name="TableColumn2047"/>
        </table:table-columns>
        <table:table-row table:style-name="TableRow2048">
          <table:table-cell table:style-name="TableCell2049">
            <text:p text:style-name="P2050">fin_du_jeu = True;</text:p>
          </table:table-cell>
        </table:table-row>
        <table:table-row table:style-name="TableRow2051">
          <table:table-cell table:style-name="TableCell2052">
            <text:p text:style-name="P2053"/>
          </table:table-cell>
        </table:table-row>
      </table:table>
      <text:p text:style-name="P2054"/>
      <table:table table:style-name="Table2055">
        <table:table-columns>
          <table:table-column table:style-name="TableColumn2056"/>
        </table:table-columns>
        <table:table-row table:style-name="TableRow2057">
          <table:table-cell table:style-name="TableCell2058">
            <text:p text:style-name="P2059">}</text:p>
          </table:table-cell>
        </table:table-row>
        <table:table-row table:style-name="TableRow2060">
          <table:table-cell table:style-name="TableCell2061">
            <text:p text:style-name="P2062"/>
          </table:table-cell>
        </table:table-row>
      </table:table>
      <text:p text:style-name="P2063"/>
      <table:table table:style-name="Table2064">
        <table:table-columns>
          <table:table-column table:style-name="TableColumn2065"/>
        </table:table-columns>
        <table:table-row table:style-name="TableRow2066">
          <table:table-cell table:style-name="TableCell2067">
            <text:p text:style-name="P2068">}</text:p>
          </table:table-cell>
        </table:table-row>
        <table:table-row table:style-name="TableRow2069">
          <table:table-cell table:style-name="TableCell2070">
            <text:p text:style-name="P2071"/>
          </table:table-cell>
        </table:table-row>
      </table:table>
      <text:p text:style-name="P2072"/>
      <table:table table:style-name="Table2073">
        <table:table-columns>
          <table:table-column table:style-name="TableColumn2074"/>
        </table:table-columns>
        <table:table-row table:style-name="TableRow2075">
          <table:table-cell table:style-name="TableCell2076">
            <text:p text:style-name="P2077">else if (((case_courantex-xread) &lt;= b) &amp;&amp; (abs(case_courantey-yread) &lt;= b)/2 &amp;&amp; ((case_courantex-xread) &gt; 0)){</text:p>
          </table:table-cell>
        </table:table-row>
        <table:table-row table:style-name="TableRow2078">
          <table:table-cell table:style-name="TableCell2079">
            <text:p text:style-name="P2080"/>
          </table:table-cell>
        </table:table-row>
      </table:table>
      <text:p text:style-name="P2081"/>
      <table:table table:style-name="Table2082">
        <table:table-columns>
          <table:table-column table:style-name="TableColumn2083"/>
        </table:table-columns>
        <table:table-row table:style-name="TableRow2084">
          <table:table-cell table:style-name="TableCell2085">
            <text:p text:style-name="P2086">if (matrice_maze[case_courantei][case_courantej-1] = 0){</text:p>
          </table:table-cell>
        </table:table-row>
        <table:table-row table:style-name="TableRow2087">
          <table:table-cell table:style-name="TableCell2088">
            <text:p text:style-name="P2089"/>
          </table:table-cell>
        </table:table-row>
      </table:table>
      <text:p text:style-name="P2090"/>
      <table:table table:style-name="Table2091">
        <table:table-columns>
          <table:table-column table:style-name="TableColumn2092"/>
        </table:table-columns>
        <table:table-row table:style-name="TableRow2093">
          <table:table-cell table:style-name="TableCell2094">
            <text:p text:style-name="P2095">matrice_base[case_courantei][case_courantej]= 0;</text:p>
          </table:table-cell>
        </table:table-row>
        <table:table-row table:style-name="TableRow2096">
          <table:table-cell table:style-name="TableCell2097">
            <text:p text:style-name="P2098"/>
          </table:table-cell>
        </table:table-row>
      </table:table>
      <text:p text:style-name="P2099"/>
      <table:table table:style-name="Table2100">
        <table:table-columns>
          <table:table-column table:style-name="TableColumn2101"/>
        </table:table-columns>
        <table:table-row table:style-name="TableRow2102">
          <table:table-cell table:style-name="TableCell2103">
            <text:p text:style-name="P2104">case_courantej -= 2;</text:p>
          </table:table-cell>
        </table:table-row>
        <table:table-row table:style-name="TableRow2105">
          <table:table-cell table:style-name="TableCell2106">
            <text:p text:style-name="P2107"/>
          </table:table-cell>
        </table:table-row>
      </table:table>
      <text:p text:style-name="P2108"/>
      <table:table table:style-name="Table2109">
        <table:table-columns>
          <table:table-column table:style-name="TableColumn2110"/>
        </table:table-columns>
        <table:table-row table:style-name="TableRow2111">
          <table:table-cell table:style-name="TableCell2112">
            <text:p text:style-name="P2113">matrice_base[case_courantei][case_courantej]= 3;</text:p>
          </table:table-cell>
        </table:table-row>
        <table:table-row table:style-name="TableRow2114">
          <table:table-cell table:style-name="TableCell2115">
            <text:p text:style-name="P2116"/>
          </table:table-cell>
        </table:table-row>
      </table:table>
      <text:p text:style-name="P2117"/>
      <table:table table:style-name="Table2118">
        <table:table-columns>
          <table:table-column table:style-name="TableColumn2119"/>
        </table:table-columns>
        <table:table-row table:style-name="TableRow2120">
          <table:table-cell table:style-name="TableCell2121">
            <text:p text:style-name="P2122">afficher_maze();</text:p>
          </table:table-cell>
        </table:table-row>
        <table:table-row table:style-name="TableRow2123">
          <table:table-cell table:style-name="TableCell2124">
            <text:p text:style-name="P2125"/>
          </table:table-cell>
        </table:table-row>
      </table:table>
      <text:p text:style-name="P2126"/>
      <table:table table:style-name="Table2127">
        <table:table-columns>
          <table:table-column table:style-name="TableColumn2128"/>
        </table:table-columns>
        <table:table-row table:style-name="TableRow2129">
          <table:table-cell table:style-name="TableCell2130">
            <text:p text:style-name="P2131">}</text:p>
          </table:table-cell>
        </table:table-row>
        <table:table-row table:style-name="TableRow2132">
          <table:table-cell table:style-name="TableCell2133">
            <text:p text:style-name="P2134"/>
          </table:table-cell>
        </table:table-row>
      </table:table>
      <text:p text:style-name="P2135"/>
      <table:table table:style-name="Table2136">
        <table:table-columns>
          <table:table-column table:style-name="TableColumn2137"/>
        </table:table-columns>
        <table:table-row table:style-name="TableRow2138">
          <table:table-cell table:style-name="TableCell2139">
            <text:p text:style-name="P2140">else{</text:p>
          </table:table-cell>
        </table:table-row>
        <table:table-row table:style-name="TableRow2141">
          <table:table-cell table:style-name="TableCell2142">
            <text:p text:style-name="P2143"/>
          </table:table-cell>
        </table:table-row>
      </table:table>
      <text:p text:style-name="P2144"/>
      <table:table table:style-name="Table2145">
        <table:table-columns>
          <table:table-column table:style-name="TableColumn2146"/>
        </table:table-columns>
        <table:table-row table:style-name="TableRow2147">
          <table:table-cell table:style-name="TableCell2148">
            <text:p text:style-name="P2149">for (int g = 0; g &lt; 6; g++){</text:p>
          </table:table-cell>
        </table:table-row>
        <table:table-row table:style-name="TableRow2150">
          <table:table-cell table:style-name="TableCell2151">
            <text:p text:style-name="P2152"/>
          </table:table-cell>
        </table:table-row>
      </table:table>
      <text:p text:style-name="P2153"/>
      <table:table table:style-name="Table2154">
        <table:table-columns>
          <table:table-column table:style-name="TableColumn2155"/>
        </table:table-columns>
        <table:table-row table:style-name="TableRow2156">
          <table:table-cell table:style-name="TableCell2157">
            <text:p text:style-name="P2158">clignoter_maze();</text:p>
          </table:table-cell>
        </table:table-row>
        <table:table-row table:style-name="TableRow2159">
          <table:table-cell table:style-name="TableCell2160">
            <text:p text:style-name="P2161"/>
          </table:table-cell>
        </table:table-row>
      </table:table>
      <text:p text:style-name="P2162"/>
      <table:table table:style-name="Table2163">
        <table:table-columns>
          <table:table-column table:style-name="TableColumn2164"/>
        </table:table-columns>
        <table:table-row table:style-name="TableRow2165">
          <table:table-cell table:style-name="TableCell2166">
            <text:p text:style-name="P2167">}</text:p>
          </table:table-cell>
        </table:table-row>
        <table:table-row table:style-name="TableRow2168">
          <table:table-cell table:style-name="TableCell2169">
            <text:p text:style-name="P2170"/>
          </table:table-cell>
        </table:table-row>
      </table:table>
      <text:p text:style-name="P2171"/>
      <table:table table:style-name="Table2172">
        <table:table-columns>
          <table:table-column table:style-name="TableColumn2173"/>
        </table:table-columns>
        <table:table-row table:style-name="TableRow2174">
          <table:table-cell table:style-name="TableCell2175">
            <text:p text:style-name="P2176">fin_du_jeu = True;</text:p>
          </table:table-cell>
        </table:table-row>
        <table:table-row table:style-name="TableRow2177">
          <table:table-cell table:style-name="TableCell2178">
            <text:p text:style-name="P2179"/>
          </table:table-cell>
        </table:table-row>
      </table:table>
      <text:p text:style-name="P2180"/>
      <table:table table:style-name="Table2181">
        <table:table-columns>
          <table:table-column table:style-name="TableColumn2182"/>
        </table:table-columns>
        <table:table-row table:style-name="TableRow2183">
          <table:table-cell table:style-name="TableCell2184">
            <text:p text:style-name="P2185">}</text:p>
          </table:table-cell>
        </table:table-row>
        <table:table-row table:style-name="TableRow2186">
          <table:table-cell table:style-name="TableCell2187">
            <text:p text:style-name="P2188"/>
          </table:table-cell>
        </table:table-row>
      </table:table>
      <text:p text:style-name="P2189"/>
      <table:table table:style-name="Table2190">
        <table:table-columns>
          <table:table-column table:style-name="TableColumn2191"/>
        </table:table-columns>
        <table:table-row table:style-name="TableRow2192">
          <table:table-cell table:style-name="TableCell2193">
            <text:p text:style-name="P2194">}</text:p>
          </table:table-cell>
        </table:table-row>
        <table:table-row table:style-name="TableRow2195">
          <table:table-cell table:style-name="TableCell2196">
            <text:p text:style-name="P2197"/>
          </table:table-cell>
        </table:table-row>
      </table:table>
      <text:p text:style-name="P2198"/>
      <table:table table:style-name="Table2199">
        <table:table-columns>
          <table:table-column table:style-name="TableColumn2200"/>
        </table:table-columns>
        <table:table-row table:style-name="TableRow2201">
          <table:table-cell table:style-name="TableCell2202">
            <text:p text:style-name="P2203">else if ((abs(case_courantex-xread) &lt;= b/2) &amp;&amp; (-b &lt;= (case_courantey-yread)) &amp;&amp; ((case_courantey-yread) &lt; 0)){</text:p>
          </table:table-cell>
        </table:table-row>
        <table:table-row table:style-name="TableRow2204">
          <table:table-cell table:style-name="TableCell2205">
            <text:p text:style-name="P2206"/>
          </table:table-cell>
        </table:table-row>
      </table:table>
      <text:p text:style-name="P2207"/>
      <table:table table:style-name="Table2208">
        <table:table-columns>
          <table:table-column table:style-name="TableColumn2209"/>
        </table:table-columns>
        <table:table-row table:style-name="TableRow2210">
          <table:table-cell table:style-name="TableCell2211">
            <text:p text:style-name="P2212">if (matrice_maze[case_courantei+1][case_courantej] = 0){</text:p>
          </table:table-cell>
        </table:table-row>
        <table:table-row table:style-name="TableRow2213">
          <table:table-cell table:style-name="TableCell2214">
            <text:p text:style-name="P2215"/>
          </table:table-cell>
        </table:table-row>
      </table:table>
      <text:p text:style-name="P2216"/>
      <table:table table:style-name="Table2217">
        <table:table-columns>
          <table:table-column table:style-name="TableColumn2218"/>
        </table:table-columns>
        <table:table-row table:style-name="TableRow2219">
          <table:table-cell table:style-name="TableCell2220">
            <text:p text:style-name="P2221">matrice_base[case_courantei][case_courantej]= 0;</text:p>
          </table:table-cell>
        </table:table-row>
        <table:table-row table:style-name="TableRow2222">
          <table:table-cell table:style-name="TableCell2223">
            <text:p text:style-name="P2224"/>
          </table:table-cell>
        </table:table-row>
      </table:table>
      <text:p text:style-name="P2225"/>
      <table:table table:style-name="Table2226">
        <table:table-columns>
          <table:table-column table:style-name="TableColumn2227"/>
        </table:table-columns>
        <table:table-row table:style-name="TableRow2228">
          <table:table-cell table:style-name="TableCell2229">
            <text:p text:style-name="P2230">case_courantej += 2;</text:p>
          </table:table-cell>
        </table:table-row>
        <table:table-row table:style-name="TableRow2231">
          <table:table-cell table:style-name="TableCell2232">
            <text:p text:style-name="P2233"/>
          </table:table-cell>
        </table:table-row>
      </table:table>
      <text:p text:style-name="P2234"/>
      <table:table table:style-name="Table2235">
        <table:table-columns>
          <table:table-column table:style-name="TableColumn2236"/>
        </table:table-columns>
        <table:table-row table:style-name="TableRow2237">
          <table:table-cell table:style-name="TableCell2238">
            <text:p text:style-name="P2239">matrice_base[case_courantei][case_courantej]= 3;</text:p>
          </table:table-cell>
        </table:table-row>
        <table:table-row table:style-name="TableRow2240">
          <table:table-cell table:style-name="TableCell2241">
            <text:p text:style-name="P2242"/>
          </table:table-cell>
        </table:table-row>
      </table:table>
      <text:p text:style-name="P2243"/>
      <table:table table:style-name="Table2244">
        <table:table-columns>
          <table:table-column table:style-name="TableColumn2245"/>
        </table:table-columns>
        <table:table-row table:style-name="TableRow2246">
          <table:table-cell table:style-name="TableCell2247">
            <text:p text:style-name="P2248">afficher_maze();</text:p>
          </table:table-cell>
        </table:table-row>
        <table:table-row table:style-name="TableRow2249">
          <table:table-cell table:style-name="TableCell2250">
            <text:p text:style-name="P2251"/>
          </table:table-cell>
        </table:table-row>
      </table:table>
      <text:p text:style-name="P2252"/>
      <table:table table:style-name="Table2253">
        <table:table-columns>
          <table:table-column table:style-name="TableColumn2254"/>
        </table:table-columns>
        <table:table-row table:style-name="TableRow2255">
          <table:table-cell table:style-name="TableCell2256">
            <text:soft-page-break/>
            <text:p text:style-name="P2257">}</text:p>
          </table:table-cell>
        </table:table-row>
        <table:table-row table:style-name="TableRow2258">
          <table:table-cell table:style-name="TableCell2259">
            <text:p text:style-name="P2260"/>
          </table:table-cell>
        </table:table-row>
      </table:table>
      <text:p text:style-name="P2261"/>
      <table:table table:style-name="Table2262">
        <table:table-columns>
          <table:table-column table:style-name="TableColumn2263"/>
        </table:table-columns>
        <table:table-row table:style-name="TableRow2264">
          <table:table-cell table:style-name="TableCell2265">
            <text:p text:style-name="P2266">else{</text:p>
          </table:table-cell>
        </table:table-row>
        <table:table-row table:style-name="TableRow2267">
          <table:table-cell table:style-name="TableCell2268">
            <text:p text:style-name="P2269"/>
          </table:table-cell>
        </table:table-row>
      </table:table>
      <text:p text:style-name="P2270"/>
      <table:table table:style-name="Table2271">
        <table:table-columns>
          <table:table-column table:style-name="TableColumn2272"/>
        </table:table-columns>
        <table:table-row table:style-name="TableRow2273">
          <table:table-cell table:style-name="TableCell2274">
            <text:p text:style-name="P2275">for (int g = 0; g &lt; 6; g++){</text:p>
          </table:table-cell>
        </table:table-row>
        <table:table-row table:style-name="TableRow2276">
          <table:table-cell table:style-name="TableCell2277">
            <text:p text:style-name="P2278"/>
          </table:table-cell>
        </table:table-row>
      </table:table>
      <text:p text:style-name="P2279"/>
      <table:table table:style-name="Table2280">
        <table:table-columns>
          <table:table-column table:style-name="TableColumn2281"/>
        </table:table-columns>
        <table:table-row table:style-name="TableRow2282">
          <table:table-cell table:style-name="TableCell2283">
            <text:p text:style-name="P2284">clignoter_maze();</text:p>
          </table:table-cell>
        </table:table-row>
        <table:table-row table:style-name="TableRow2285">
          <table:table-cell table:style-name="TableCell2286">
            <text:p text:style-name="P2287"/>
          </table:table-cell>
        </table:table-row>
      </table:table>
      <text:p text:style-name="P2288"/>
      <table:table table:style-name="Table2289">
        <table:table-columns>
          <table:table-column table:style-name="TableColumn2290"/>
        </table:table-columns>
        <table:table-row table:style-name="TableRow2291">
          <table:table-cell table:style-name="TableCell2292">
            <text:p text:style-name="P2293">}</text:p>
          </table:table-cell>
        </table:table-row>
        <table:table-row table:style-name="TableRow2294">
          <table:table-cell table:style-name="TableCell2295">
            <text:p text:style-name="P2296"/>
          </table:table-cell>
        </table:table-row>
      </table:table>
      <text:p text:style-name="P2297"/>
      <table:table table:style-name="Table2298">
        <table:table-columns>
          <table:table-column table:style-name="TableColumn2299"/>
        </table:table-columns>
        <table:table-row table:style-name="TableRow2300">
          <table:table-cell table:style-name="TableCell2301">
            <text:p text:style-name="P2302">fin_du_jeu = True;</text:p>
          </table:table-cell>
        </table:table-row>
        <table:table-row table:style-name="TableRow2303">
          <table:table-cell table:style-name="TableCell2304">
            <text:p text:style-name="P2305"/>
          </table:table-cell>
        </table:table-row>
      </table:table>
      <text:p text:style-name="P2306"/>
      <table:table table:style-name="Table2307">
        <table:table-columns>
          <table:table-column table:style-name="TableColumn2308"/>
        </table:table-columns>
        <table:table-row table:style-name="TableRow2309">
          <table:table-cell table:style-name="TableCell2310">
            <text:p text:style-name="P2311">}</text:p>
          </table:table-cell>
        </table:table-row>
        <table:table-row table:style-name="TableRow2312">
          <table:table-cell table:style-name="TableCell2313">
            <text:p text:style-name="P2314"/>
          </table:table-cell>
        </table:table-row>
      </table:table>
      <text:p text:style-name="P2315"/>
      <table:table table:style-name="Table2316">
        <table:table-columns>
          <table:table-column table:style-name="TableColumn2317"/>
        </table:table-columns>
        <table:table-row table:style-name="TableRow2318">
          <table:table-cell table:style-name="TableCell2319">
            <text:p text:style-name="P2320">}</text:p>
          </table:table-cell>
        </table:table-row>
        <table:table-row table:style-name="TableRow2321">
          <table:table-cell table:style-name="TableCell2322">
            <text:p text:style-name="P2323"/>
          </table:table-cell>
        </table:table-row>
      </table:table>
      <text:p text:style-name="P2324"/>
      <table:table table:style-name="Table2325">
        <table:table-columns>
          <table:table-column table:style-name="TableColumn2326"/>
        </table:table-columns>
        <table:table-row table:style-name="TableRow2327">
          <table:table-cell table:style-name="TableCell2328">
            <text:p text:style-name="P2329">else if ((abs(case_courantex-xread) &lt;= b/2) &amp;&amp; ((case_courantey-yread) &lt;= b) &amp;&amp; ((case_courantey-yread) &gt; 0)){</text:p>
          </table:table-cell>
        </table:table-row>
        <table:table-row table:style-name="TableRow2330">
          <table:table-cell table:style-name="TableCell2331">
            <text:p text:style-name="P2332"/>
          </table:table-cell>
        </table:table-row>
      </table:table>
      <text:p text:style-name="P2333"/>
      <table:table table:style-name="Table2334">
        <table:table-columns>
          <table:table-column table:style-name="TableColumn2335"/>
        </table:table-columns>
        <table:table-row table:style-name="TableRow2336">
          <table:table-cell table:style-name="TableCell2337">
            <text:p text:style-name="P2338">if (matrice_maze[case_courantei-1][case_courantej] = 0){</text:p>
          </table:table-cell>
        </table:table-row>
        <table:table-row table:style-name="TableRow2339">
          <table:table-cell table:style-name="TableCell2340">
            <text:p text:style-name="P2341"/>
          </table:table-cell>
        </table:table-row>
      </table:table>
      <text:p text:style-name="P2342"/>
      <table:table table:style-name="Table2343">
        <table:table-columns>
          <table:table-column table:style-name="TableColumn2344"/>
        </table:table-columns>
        <table:table-row table:style-name="TableRow2345">
          <table:table-cell table:style-name="TableCell2346">
            <text:p text:style-name="P2347">matrice_base[case_courantei][case_courantej]= 0;</text:p>
          </table:table-cell>
        </table:table-row>
        <table:table-row table:style-name="TableRow2348">
          <table:table-cell table:style-name="TableCell2349">
            <text:p text:style-name="P2350"/>
          </table:table-cell>
        </table:table-row>
      </table:table>
      <text:p text:style-name="P2351"/>
      <table:table table:style-name="Table2352">
        <table:table-columns>
          <table:table-column table:style-name="TableColumn2353"/>
        </table:table-columns>
        <table:table-row table:style-name="TableRow2354">
          <table:table-cell table:style-name="TableCell2355">
            <text:p text:style-name="P2356">case_courantej -= 2;</text:p>
          </table:table-cell>
        </table:table-row>
        <table:table-row table:style-name="TableRow2357">
          <table:table-cell table:style-name="TableCell2358">
            <text:p text:style-name="P2359"/>
          </table:table-cell>
        </table:table-row>
      </table:table>
      <text:p text:style-name="P2360"/>
      <table:table table:style-name="Table2361">
        <table:table-columns>
          <table:table-column table:style-name="TableColumn2362"/>
        </table:table-columns>
        <table:table-row table:style-name="TableRow2363">
          <table:table-cell table:style-name="TableCell2364">
            <text:p text:style-name="P2365">matrice_base[case_courantei][case_courantej]= 3;</text:p>
          </table:table-cell>
        </table:table-row>
        <table:table-row table:style-name="TableRow2366">
          <table:table-cell table:style-name="TableCell2367">
            <text:p text:style-name="P2368"/>
          </table:table-cell>
        </table:table-row>
      </table:table>
      <text:p text:style-name="P2369"/>
      <table:table table:style-name="Table2370">
        <table:table-columns>
          <table:table-column table:style-name="TableColumn2371"/>
        </table:table-columns>
        <table:table-row table:style-name="TableRow2372">
          <table:table-cell table:style-name="TableCell2373">
            <text:p text:style-name="P2374">afficher_maze();</text:p>
          </table:table-cell>
        </table:table-row>
        <table:table-row table:style-name="TableRow2375">
          <table:table-cell table:style-name="TableCell2376">
            <text:p text:style-name="P2377"/>
          </table:table-cell>
        </table:table-row>
      </table:table>
      <text:p text:style-name="P2378"/>
      <table:table table:style-name="Table2379">
        <table:table-columns>
          <table:table-column table:style-name="TableColumn2380"/>
        </table:table-columns>
        <table:table-row table:style-name="TableRow2381">
          <table:table-cell table:style-name="TableCell2382">
            <text:p text:style-name="P2383">}</text:p>
          </table:table-cell>
        </table:table-row>
        <table:table-row table:style-name="TableRow2384">
          <table:table-cell table:style-name="TableCell2385">
            <text:p text:style-name="P2386"/>
          </table:table-cell>
        </table:table-row>
      </table:table>
      <text:p text:style-name="P2387"/>
      <table:table table:style-name="Table2388">
        <table:table-columns>
          <table:table-column table:style-name="TableColumn2389"/>
        </table:table-columns>
        <table:table-row table:style-name="TableRow2390">
          <table:table-cell table:style-name="TableCell2391">
            <text:p text:style-name="P2392">else{</text:p>
          </table:table-cell>
        </table:table-row>
        <table:table-row table:style-name="TableRow2393">
          <table:table-cell table:style-name="TableCell2394">
            <text:p text:style-name="P2395"/>
          </table:table-cell>
        </table:table-row>
      </table:table>
      <text:p text:style-name="P2396"/>
      <table:table table:style-name="Table2397">
        <table:table-columns>
          <table:table-column table:style-name="TableColumn2398"/>
        </table:table-columns>
        <table:table-row table:style-name="TableRow2399">
          <table:table-cell table:style-name="TableCell2400">
            <text:p text:style-name="P2401">for (int g = 0; g &lt; 6; g++){</text:p>
          </table:table-cell>
        </table:table-row>
        <table:table-row table:style-name="TableRow2402">
          <table:table-cell table:style-name="TableCell2403">
            <text:p text:style-name="P2404"/>
          </table:table-cell>
        </table:table-row>
      </table:table>
      <text:p text:style-name="P2405"/>
      <table:table table:style-name="Table2406">
        <table:table-columns>
          <table:table-column table:style-name="TableColumn2407"/>
        </table:table-columns>
        <table:table-row table:style-name="TableRow2408">
          <table:table-cell table:style-name="TableCell2409">
            <text:p text:style-name="P2410">clignoter_maze();</text:p>
          </table:table-cell>
        </table:table-row>
        <table:table-row table:style-name="TableRow2411">
          <table:table-cell table:style-name="TableCell2412">
            <text:p text:style-name="P2413"/>
          </table:table-cell>
        </table:table-row>
      </table:table>
      <text:p text:style-name="P2414"/>
      <table:table table:style-name="Table2415">
        <table:table-columns>
          <table:table-column table:style-name="TableColumn2416"/>
        </table:table-columns>
        <table:table-row table:style-name="TableRow2417">
          <table:table-cell table:style-name="TableCell2418">
            <text:p text:style-name="P2419">}</text:p>
          </table:table-cell>
        </table:table-row>
        <table:table-row table:style-name="TableRow2420">
          <table:table-cell table:style-name="TableCell2421">
            <text:p text:style-name="P2422"/>
          </table:table-cell>
        </table:table-row>
      </table:table>
      <text:p text:style-name="P2423"/>
      <table:table table:style-name="Table2424">
        <table:table-columns>
          <table:table-column table:style-name="TableColumn2425"/>
        </table:table-columns>
        <table:table-row table:style-name="TableRow2426">
          <table:table-cell table:style-name="TableCell2427">
            <text:p text:style-name="P2428">fin_du_jeu = True;</text:p>
          </table:table-cell>
        </table:table-row>
        <table:table-row table:style-name="TableRow2429">
          <table:table-cell table:style-name="TableCell2430">
            <text:p text:style-name="P2431"/>
          </table:table-cell>
        </table:table-row>
      </table:table>
      <text:p text:style-name="P2432"/>
      <table:table table:style-name="Table2433">
        <table:table-columns>
          <table:table-column table:style-name="TableColumn2434"/>
        </table:table-columns>
        <table:table-row table:style-name="TableRow2435">
          <table:table-cell table:style-name="TableCell2436">
            <text:p text:style-name="P2437">}</text:p>
          </table:table-cell>
        </table:table-row>
        <table:table-row table:style-name="TableRow2438">
          <table:table-cell table:style-name="TableCell2439">
            <text:p text:style-name="P2440"/>
          </table:table-cell>
        </table:table-row>
      </table:table>
      <text:p text:style-name="P2441"/>
      <table:table table:style-name="Table2442">
        <table:table-columns>
          <table:table-column table:style-name="TableColumn2443"/>
        </table:table-columns>
        <table:table-row table:style-name="TableRow2444">
          <table:table-cell table:style-name="TableCell2445">
            <text:p text:style-name="P2446">}</text:p>
          </table:table-cell>
        </table:table-row>
        <table:table-row table:style-name="TableRow2447">
          <table:table-cell table:style-name="TableCell2448">
            <text:p text:style-name="P2449"/>
          </table:table-cell>
        </table:table-row>
      </table:table>
      <text:p text:style-name="P2450"/>
      <table:table table:style-name="Table2451">
        <table:table-columns>
          <table:table-column table:style-name="TableColumn2452"/>
        </table:table-columns>
        <table:table-row table:style-name="TableRow2453">
          <table:table-cell table:style-name="TableCell2454">
            <text:p text:style-name="P2455">else{</text:p>
          </table:table-cell>
        </table:table-row>
        <table:table-row table:style-name="TableRow2456">
          <table:table-cell table:style-name="TableCell2457">
            <text:p text:style-name="P2458"/>
          </table:table-cell>
        </table:table-row>
      </table:table>
      <text:p text:style-name="P2459"/>
      <table:table table:style-name="Table2460">
        <table:table-columns>
          <table:table-column table:style-name="TableColumn2461"/>
        </table:table-columns>
        <table:table-row table:style-name="TableRow2462">
          <table:table-cell table:style-name="TableCell2463">
            <text:p text:style-name="P2464">for (int g = 0; g &lt; 4; g++){</text:p>
          </table:table-cell>
        </table:table-row>
        <table:table-row table:style-name="TableRow2465">
          <table:table-cell table:style-name="TableCell2466">
            <text:p text:style-name="P2467"/>
          </table:table-cell>
        </table:table-row>
      </table:table>
      <text:p text:style-name="P2468"/>
      <table:table table:style-name="Table2469">
        <table:table-columns>
          <table:table-column table:style-name="TableColumn2470"/>
        </table:table-columns>
        <table:table-row table:style-name="TableRow2471">
          <table:table-cell table:style-name="TableCell2472">
            <text:p text:style-name="P2473">clignoter_maze();</text:p>
          </table:table-cell>
        </table:table-row>
        <table:table-row table:style-name="TableRow2474">
          <table:table-cell table:style-name="TableCell2475">
            <text:p text:style-name="P2476"/>
          </table:table-cell>
        </table:table-row>
      </table:table>
      <text:p text:style-name="P2477"/>
      <table:table table:style-name="Table2478">
        <table:table-columns>
          <table:table-column table:style-name="TableColumn2479"/>
        </table:table-columns>
        <table:table-row table:style-name="TableRow2480">
          <table:table-cell table:style-name="TableCell2481">
            <text:p text:style-name="P2482">}</text:p>
          </table:table-cell>
        </table:table-row>
        <table:table-row table:style-name="TableRow2483">
          <table:table-cell table:style-name="TableCell2484">
            <text:p text:style-name="P2485"/>
          </table:table-cell>
        </table:table-row>
      </table:table>
      <text:p text:style-name="P2486"/>
      <table:table table:style-name="Table2487">
        <table:table-columns>
          <table:table-column table:style-name="TableColumn2488"/>
        </table:table-columns>
        <table:table-row table:style-name="TableRow2489">
          <table:table-cell table:style-name="TableCell2490">
            <text:p text:style-name="P2491">}</text:p>
          </table:table-cell>
        </table:table-row>
        <table:table-row table:style-name="TableRow2492">
          <table:table-cell table:style-name="TableCell2493">
            <text:p text:style-name="P2494"/>
          </table:table-cell>
        </table:table-row>
      </table:table>
      <text:p text:style-name="P2495"/>
      <table:table table:style-name="Table2496">
        <table:table-columns>
          <table:table-column table:style-name="TableColumn2497"/>
        </table:table-columns>
        <table:table-row table:style-name="TableRow2498">
          <table:table-cell table:style-name="TableCell2499">
            <text:p text:style-name="P2500"><text:line-break/></text:p>
          </table:table-cell>
        </table:table-row>
        <table:table-row table:style-name="TableRow2501">
          <table:table-cell table:style-name="TableCell2502">
            <text:p text:style-name="P2503"/>
          </table:table-cell>
        </table:table-row>
      </table:table>
      <text:p text:style-name="P2504"/>
      <table:table table:style-name="Table2505">
        <table:table-columns>
          <table:table-column table:style-name="TableColumn2506"/>
        </table:table-columns>
        <table:table-row table:style-name="TableRow2507">
          <table:table-cell table:style-name="TableCell2508">
            <text:p text:style-name="P2509"><text:line-break/></text:p>
          </table:table-cell>
        </table:table-row>
        <table:table-row table:style-name="TableRow2510">
          <table:table-cell table:style-name="TableCell2511">
            <text:p text:style-name="P2512"/>
          </table:table-cell>
        </table:table-row>
      </table:table>
      <text:p text:style-name="P2513"/>
      <table:table table:style-name="Table2514">
        <table:table-columns>
          <table:table-column table:style-name="TableColumn2515"/>
        </table:table-columns>
        <table:table-row table:style-name="TableRow2516">
          <table:table-cell table:style-name="TableCell2517">
            <text:p text:style-name="P2518">}</text:p>
          </table:table-cell>
        </table:table-row>
        <table:table-row table:style-name="TableRow2519">
          <table:table-cell table:style-name="TableCell2520">
            <text:p text:style-name="P2521"/>
          </table:table-cell>
        </table:table-row>
      </table:table>
      <text:p text:style-name="Normal"><text:span text:style-name="T252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 fo:hyphenate="false"/>
    </style:style>
    <style:style style:name="blob-code-inner" style:display-name="blob-code-inne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alentina balestra</meta:initial-creator>
    <dc:creator>valentina balestra</dc:creator>
    <meta:creation-date>2024-01-12T16:59:00Z</meta:creation-date>
    <dc:date>2024-01-12T17:10:00Z</dc:date>
    <meta:template xlink:href="Normal.dotm" xlink:type="simple"/>
    <meta:editing-cycles>1</meta:editing-cycles>
    <meta:editing-duration>PT0S</meta:editing-duration>
    <meta:document-statistic meta:page-count="9" meta:paragraph-count="19" meta:word-count="1470" meta:character-count="9537" meta:row-count="67" meta:non-whitespace-character-count="8086"/>
  </office:meta>
</office:document-meta>
</file>